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6cm" fo:min-width="0.036cm" fo:padding-top="0.151cm" fo:padding-bottom="0.151cm" fo:padding-left="0.276cm" fo:padding-right="0.276cm" draw:shadow="hidden" draw:shadow-offset-x="0cm" draw:shadow-offset-y="0cm" draw:shadow-color="#729fcf"/>
    </style:style>
    <style:style style:name="gr1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1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cm" draw:shadow-offset-y="0cm" draw:shadow-color="#729fcf"/>
    </style:style>
    <style:style style:name="gr2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2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cm" draw:shadow-offset-y="0cm" draw:shadow-color="#729fcf"/>
    </style:style>
    <style:style style:name="gr2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92cm" fo:min-width="0.242cm" fo:padding-top="0.151cm" fo:padding-bottom="0.151cm" fo:padding-left="0.276cm" fo:padding-right="0.276cm" draw:shadow="hidden" draw:shadow-offset-x="0cm" draw:shadow-offset-y="0cm" draw:shadow-color="#729fcf"/>
    </style:style>
    <style:style style:name="gr2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2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158cm" fo:padding-top="0.151cm" fo:padding-bottom="0.151cm" fo:padding-left="0.276cm" fo:padding-right="0.276cm" draw:shadow="hidden" draw:shadow-offset-x="0cm" draw:shadow-offset-y="0cm" draw:shadow-color="#729fcf"/>
    </style:style>
    <style:style style:name="gr2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2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068cm" fo:padding-top="0.151cm" fo:padding-bottom="0.151cm" fo:padding-left="0.276cm" fo:padding-right="0.276cm" draw:shadow="hidden" draw:shadow-offset-x="0cm" draw:shadow-offset-y="0cm" draw:shadow-color="#729fcf"/>
    </style:style>
    <style:style style:name="gr2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147cm" fo:min-width="0cm" fo:padding-top="0.151cm" fo:padding-bottom="0.151cm" fo:padding-left="0.276cm" fo:padding-right="0.276cm" draw:shadow="hidden" draw:shadow-offset-x="0cm" draw:shadow-offset-y="0cm" draw:shadow-color="#729fcf"/>
    </style:style>
    <style:style style:name="gr4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4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.2cm" draw:shadow-offset-y="0.2cm" draw:shadow-color="#808080"/>
    </style:style>
    <style:style style:name="gr4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cm" draw:shadow-offset-y="0cm" draw:shadow-color="#729fcf"/>
    </style:style>
    <style:style style:name="gr4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4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cm" draw:shadow-offset-y="0cm" draw:shadow-color="#729fcf"/>
    </style:style>
    <style:style style:name="gr5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93cm" fo:min-width="0.242cm" fo:padding-top="0.151cm" fo:padding-bottom="0.151cm" fo:padding-left="0.276cm" fo:padding-right="0.276cm" draw:shadow="hidden" draw:shadow-offset-x="0cm" draw:shadow-offset-y="0cm" draw:shadow-color="#729fcf"/>
    </style:style>
    <style:style style:name="gr5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5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158cm" fo:padding-top="0.151cm" fo:padding-bottom="0.151cm" fo:padding-left="0.276cm" fo:padding-right="0.276cm" draw:shadow="hidden" draw:shadow-offset-x="0cm" draw:shadow-offset-y="0cm" draw:shadow-color="#729fcf"/>
    </style:style>
    <style:style style:name="gr5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5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068cm" fo:padding-top="0.151cm" fo:padding-bottom="0.151cm" fo:padding-left="0.276cm" fo:padding-right="0.276cm" draw:shadow="hidden" draw:shadow-offset-x="0cm" draw:shadow-offset-y="0cm" draw:shadow-color="#729fcf"/>
    </style:style>
    <style:style style:name="gr5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93cm" fo:min-width="0.242cm" fo:padding-top="0.151cm" fo:padding-bottom="0.151cm" fo:padding-left="0.276cm" fo:padding-right="0.276cm" draw:shadow="hidden" draw:shadow-offset-x="0cm" draw:shadow-offset-y="0cm" draw:shadow-color="#729fcf"/>
    </style:style>
    <style:style style:name="gr5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5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16cm" fo:padding-top="0.151cm" fo:padding-bottom="0.151cm" fo:padding-left="0.276cm" fo:padding-right="0.276cm" draw:shadow="hidden" draw:shadow-offset-x="0cm" draw:shadow-offset-y="0cm" draw:shadow-color="#729fcf"/>
    </style:style>
    <style:style style:name="gr5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5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068cm" fo:padding-top="0.151cm" fo:padding-bottom="0.151cm" fo:padding-left="0.276cm" fo:padding-right="0.276cm" draw:shadow="hidden" draw:shadow-offset-x="0cm" draw:shadow-offset-y="0cm" draw:shadow-color="#729fcf"/>
    </style:style>
    <style:style style:name="gr6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7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7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7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7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7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7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7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99cm" fo:min-width="0cm" fo:padding-top="0.151cm" fo:padding-bottom="0.151cm" fo:padding-left="0.276cm" fo:padding-right="0.276cm" draw:shadow="hidden" draw:shadow-offset-x="0cm" draw:shadow-offset-y="0cm" draw:shadow-color="#729fcf"/>
    </style:style>
    <style:style style:name="gr7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7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.2cm" draw:shadow-offset-y="0.2cm" draw:shadow-color="#808080"/>
    </style:style>
    <style:style style:name="gr7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cm" draw:shadow-offset-y="0cm" draw:shadow-color="#729fcf"/>
    </style:style>
    <style:style style:name="gr8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8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cm" draw:shadow-offset-y="0cm" draw:shadow-color="#729fcf"/>
    </style:style>
    <style:style style:name="gr8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334cm" fo:min-width="0.193cm" fo:padding-top="0.151cm" fo:padding-bottom="0.151cm" fo:padding-left="0.276cm" fo:padding-right="0.276cm" draw:shadow="hidden" draw:shadow-offset-x="0cm" draw:shadow-offset-y="0cm" draw:shadow-color="#729fcf"/>
    </style:style>
    <style:style style:name="gr8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8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115cm" fo:padding-top="0.151cm" fo:padding-bottom="0.151cm" fo:padding-left="0.276cm" fo:padding-right="0.276cm" draw:shadow="hidden" draw:shadow-offset-x="0cm" draw:shadow-offset-y="0cm" draw:shadow-color="#729fcf"/>
    </style:style>
    <style:style style:name="gr8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8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029cm" fo:padding-top="0.151cm" fo:padding-bottom="0.151cm" fo:padding-left="0.276cm" fo:padding-right="0.276cm" draw:shadow="hidden" draw:shadow-offset-x="0cm" draw:shadow-offset-y="0cm" draw:shadow-color="#729fcf"/>
    </style:style>
    <style:style style:name="gr8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8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8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9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9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9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9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9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9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9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9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9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9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0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0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0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0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179cm" fo:min-width="0cm" fo:padding-top="0.151cm" fo:padding-bottom="0.151cm" fo:padding-left="0.276cm" fo:padding-right="0.276cm" draw:shadow="hidden" draw:shadow-offset-x="0cm" draw:shadow-offset-y="0cm" draw:shadow-color="#729fcf"/>
    </style:style>
    <style:style style:name="gr10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10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.2cm" draw:shadow-offset-y="0.2cm" draw:shadow-color="#808080"/>
    </style:style>
    <style:style style:name="gr10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cm" draw:shadow-offset-y="0cm" draw:shadow-color="#729fcf"/>
    </style:style>
    <style:style style:name="gr10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10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cm" draw:shadow-offset-y="0cm" draw:shadow-color="#729fcf"/>
    </style:style>
    <style:style style:name="gr10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335cm" fo:min-width="0.193cm" fo:padding-top="0.151cm" fo:padding-bottom="0.151cm" fo:padding-left="0.276cm" fo:padding-right="0.276cm" draw:shadow="hidden" draw:shadow-offset-x="0cm" draw:shadow-offset-y="0cm" draw:shadow-color="#729fcf"/>
    </style:style>
    <style:style style:name="gr11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11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115cm" fo:padding-top="0.151cm" fo:padding-bottom="0.151cm" fo:padding-left="0.276cm" fo:padding-right="0.276cm" draw:shadow="hidden" draw:shadow-offset-x="0cm" draw:shadow-offset-y="0cm" draw:shadow-color="#729fcf"/>
    </style:style>
    <style:style style:name="gr11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11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029cm" fo:padding-top="0.151cm" fo:padding-bottom="0.151cm" fo:padding-left="0.276cm" fo:padding-right="0.276cm" draw:shadow="hidden" draw:shadow-offset-x="0cm" draw:shadow-offset-y="0cm" draw:shadow-color="#729fcf"/>
    </style:style>
    <style:style style:name="gr11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334cm" fo:min-width="0.192cm" fo:padding-top="0.151cm" fo:padding-bottom="0.151cm" fo:padding-left="0.276cm" fo:padding-right="0.276cm" draw:shadow="hidden" draw:shadow-offset-x="0cm" draw:shadow-offset-y="0cm" draw:shadow-color="#729fcf"/>
    </style:style>
    <style:style style:name="gr11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11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114cm" fo:padding-top="0.151cm" fo:padding-bottom="0.151cm" fo:padding-left="0.276cm" fo:padding-right="0.276cm" draw:shadow="hidden" draw:shadow-offset-x="0cm" draw:shadow-offset-y="0cm" draw:shadow-color="#729fcf"/>
    </style:style>
    <style:style style:name="gr11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11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028cm" fo:padding-top="0.151cm" fo:padding-bottom="0.151cm" fo:padding-left="0.276cm" fo:padding-right="0.276cm" draw:shadow="hidden" draw:shadow-offset-x="0cm" draw:shadow-offset-y="0cm" draw:shadow-color="#729fcf"/>
    </style:style>
    <style:style style:name="gr11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2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2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2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2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2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2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2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2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2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2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3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3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3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3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3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3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93cm" fo:min-width="0.035cm" fo:padding-top="0.151cm" fo:padding-bottom="0.151cm" fo:padding-left="0.276cm" fo:padding-right="0.276cm" draw:shadow="hidden" draw:shadow-offset-x="0cm" draw:shadow-offset-y="0cm" draw:shadow-color="#729fcf"/>
    </style:style>
    <style:style style:name="gr13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13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.2cm" draw:shadow-offset-y="0.2cm" draw:shadow-color="#808080"/>
    </style:style>
    <style:style style:name="gr13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cm" draw:shadow-offset-y="0cm" draw:shadow-color="#729fcf"/>
    </style:style>
    <style:style style:name="gr13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14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cm" draw:shadow-offset-y="0cm" draw:shadow-color="#729fcf"/>
    </style:style>
    <style:style style:name="gr14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328cm" fo:min-width="0.242cm" fo:padding-top="0.151cm" fo:padding-bottom="0.151cm" fo:padding-left="0.276cm" fo:padding-right="0.276cm" draw:shadow="hidden" draw:shadow-offset-x="0cm" draw:shadow-offset-y="0cm" draw:shadow-color="#729fcf"/>
    </style:style>
    <style:style style:name="gr14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14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158cm" fo:padding-top="0.151cm" fo:padding-bottom="0.151cm" fo:padding-left="0.276cm" fo:padding-right="0.276cm" draw:shadow="hidden" draw:shadow-offset-x="0cm" draw:shadow-offset-y="0cm" draw:shadow-color="#729fcf"/>
    </style:style>
    <style:style style:name="gr14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14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068cm" fo:padding-top="0.151cm" fo:padding-bottom="0.151cm" fo:padding-left="0.276cm" fo:padding-right="0.276cm" draw:shadow="hidden" draw:shadow-offset-x="0cm" draw:shadow-offset-y="0cm" draw:shadow-color="#729fcf"/>
    </style:style>
    <style:style style:name="gr14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4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4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4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5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5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5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5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5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5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5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5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5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5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6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6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6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174cm" fo:min-width="0cm" fo:padding-top="0.151cm" fo:padding-bottom="0.151cm" fo:padding-left="0.276cm" fo:padding-right="0.276cm" draw:shadow="hidden" draw:shadow-offset-x="0cm" draw:shadow-offset-y="0cm" draw:shadow-color="#729fcf"/>
    </style:style>
    <style:style style:name="gr16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16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.2cm" draw:shadow-offset-y="0.2cm" draw:shadow-color="#808080"/>
    </style:style>
    <style:style style:name="gr16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cm" draw:shadow-offset-y="0cm" draw:shadow-color="#729fcf"/>
    </style:style>
    <style:style style:name="gr16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16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cm" draw:shadow-offset-y="0cm" draw:shadow-color="#729fcf"/>
    </style:style>
    <style:style style:name="gr16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328cm" fo:min-width="0.242cm" fo:padding-top="0.151cm" fo:padding-bottom="0.151cm" fo:padding-left="0.276cm" fo:padding-right="0.276cm" draw:shadow="hidden" draw:shadow-offset-x="0cm" draw:shadow-offset-y="0cm" draw:shadow-color="#729fcf"/>
    </style:style>
    <style:style style:name="gr16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17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158cm" fo:padding-top="0.151cm" fo:padding-bottom="0.151cm" fo:padding-left="0.276cm" fo:padding-right="0.276cm" draw:shadow="hidden" draw:shadow-offset-x="0cm" draw:shadow-offset-y="0cm" draw:shadow-color="#729fcf"/>
    </style:style>
    <style:style style:name="gr17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17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068cm" fo:padding-top="0.151cm" fo:padding-bottom="0.151cm" fo:padding-left="0.276cm" fo:padding-right="0.276cm" draw:shadow="hidden" draw:shadow-offset-x="0cm" draw:shadow-offset-y="0cm" draw:shadow-color="#729fcf"/>
    </style:style>
    <style:style style:name="gr17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328cm" fo:min-width="0.242cm" fo:padding-top="0.151cm" fo:padding-bottom="0.151cm" fo:padding-left="0.276cm" fo:padding-right="0.276cm" draw:shadow="hidden" draw:shadow-offset-x="0cm" draw:shadow-offset-y="0cm" draw:shadow-color="#729fcf"/>
    </style:style>
    <style:style style:name="gr17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17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158cm" fo:padding-top="0.151cm" fo:padding-bottom="0.151cm" fo:padding-left="0.276cm" fo:padding-right="0.276cm" draw:shadow="hidden" draw:shadow-offset-x="0cm" draw:shadow-offset-y="0cm" draw:shadow-color="#729fcf"/>
    </style:style>
    <style:style style:name="gr17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17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068cm" fo:padding-top="0.151cm" fo:padding-bottom="0.151cm" fo:padding-left="0.276cm" fo:padding-right="0.276cm" draw:shadow="hidden" draw:shadow-offset-x="0cm" draw:shadow-offset-y="0cm" draw:shadow-color="#729fcf"/>
    </style:style>
    <style:style style:name="gr17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7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8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8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8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8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8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8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8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8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8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8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9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9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9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9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9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32cm" fo:min-width="0.035cm" fo:padding-top="0.151cm" fo:padding-bottom="0.151cm" fo:padding-left="0.276cm" fo:padding-right="0.276cm" draw:shadow="hidden" draw:shadow-offset-x="0cm" draw:shadow-offset-y="0cm" draw:shadow-color="#729fcf"/>
    </style:style>
    <style:style style:name="gr19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19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.2cm" draw:shadow-offset-y="0.2cm" draw:shadow-color="#808080"/>
    </style:style>
    <style:style style:name="gr19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cm" draw:shadow-offset-y="0cm" draw:shadow-color="#729fcf"/>
    </style:style>
    <style:style style:name="gr19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19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cm" draw:shadow-offset-y="0cm" draw:shadow-color="#729fcf"/>
    </style:style>
    <style:style style:name="gr20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64cm" fo:min-width="0.242cm" fo:padding-top="0.151cm" fo:padding-bottom="0.151cm" fo:padding-left="0.276cm" fo:padding-right="0.276cm" draw:shadow="hidden" draw:shadow-offset-x="0cm" draw:shadow-offset-y="0cm" draw:shadow-color="#729fcf"/>
    </style:style>
    <style:style style:name="gr20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20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158cm" fo:padding-top="0.151cm" fo:padding-bottom="0.151cm" fo:padding-left="0.276cm" fo:padding-right="0.276cm" draw:shadow="hidden" draw:shadow-offset-x="0cm" draw:shadow-offset-y="0cm" draw:shadow-color="#729fcf"/>
    </style:style>
    <style:style style:name="gr20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20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068cm" fo:padding-top="0.151cm" fo:padding-bottom="0.151cm" fo:padding-left="0.276cm" fo:padding-right="0.276cm" draw:shadow="hidden" draw:shadow-offset-x="0cm" draw:shadow-offset-y="0cm" draw:shadow-color="#729fcf"/>
    </style:style>
    <style:style style:name="gr20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0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0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0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0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1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1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1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1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1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1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1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1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1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1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2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2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125cm" fo:min-width="0cm" fo:padding-top="0.151cm" fo:padding-bottom="0.151cm" fo:padding-left="0.276cm" fo:padding-right="0.276cm" draw:shadow="hidden" draw:shadow-offset-x="0cm" draw:shadow-offset-y="0cm" draw:shadow-color="#729fcf"/>
    </style:style>
    <style:style style:name="gr22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22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.2cm" draw:shadow-offset-y="0.2cm" draw:shadow-color="#808080"/>
    </style:style>
    <style:style style:name="gr22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cm" draw:shadow-offset-y="0cm" draw:shadow-color="#729fcf"/>
    </style:style>
    <style:style style:name="gr22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22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cm" draw:shadow-offset-y="0cm" draw:shadow-color="#729fcf"/>
    </style:style>
    <style:style style:name="gr22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65cm" fo:min-width="0.242cm" fo:padding-top="0.151cm" fo:padding-bottom="0.151cm" fo:padding-left="0.276cm" fo:padding-right="0.276cm" draw:shadow="hidden" draw:shadow-offset-x="0cm" draw:shadow-offset-y="0cm" draw:shadow-color="#729fcf"/>
    </style:style>
    <style:style style:name="gr22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22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158cm" fo:padding-top="0.151cm" fo:padding-bottom="0.151cm" fo:padding-left="0.276cm" fo:padding-right="0.276cm" draw:shadow="hidden" draw:shadow-offset-x="0cm" draw:shadow-offset-y="0cm" draw:shadow-color="#729fcf"/>
    </style:style>
    <style:style style:name="gr23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23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068cm" fo:padding-top="0.151cm" fo:padding-bottom="0.151cm" fo:padding-left="0.276cm" fo:padding-right="0.276cm" draw:shadow="hidden" draw:shadow-offset-x="0cm" draw:shadow-offset-y="0cm" draw:shadow-color="#729fcf"/>
    </style:style>
    <style:style style:name="gr23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64cm" fo:min-width="0.242cm" fo:padding-top="0.151cm" fo:padding-bottom="0.151cm" fo:padding-left="0.276cm" fo:padding-right="0.276cm" draw:shadow="hidden" draw:shadow-offset-x="0cm" draw:shadow-offset-y="0cm" draw:shadow-color="#729fcf"/>
    </style:style>
    <style:style style:name="gr23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23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158cm" fo:padding-top="0.151cm" fo:padding-bottom="0.151cm" fo:padding-left="0.276cm" fo:padding-right="0.276cm" draw:shadow="hidden" draw:shadow-offset-x="0cm" draw:shadow-offset-y="0cm" draw:shadow-color="#729fcf"/>
    </style:style>
    <style:style style:name="gr23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23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068cm" fo:padding-top="0.151cm" fo:padding-bottom="0.151cm" fo:padding-left="0.276cm" fo:padding-right="0.276cm" draw:shadow="hidden" draw:shadow-offset-x="0cm" draw:shadow-offset-y="0cm" draw:shadow-color="#729fcf"/>
    </style:style>
    <style:style style:name="gr237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Light_20_Red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39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40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41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42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43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44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45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46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47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48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49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50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51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52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53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54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55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56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57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58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59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60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61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62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63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64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65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66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67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68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69" style:family="graphic" style:parent-style-name="standard" style:list-style-name="L2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7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80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.662cm" fo:min-width="0.041cm" fo:padding-top="0.151cm" fo:padding-bottom="0.151cm" fo:padding-left="0.276cm" fo:padding-right="0.276cm" draw:shadow="hidden" draw:shadow-offset-x="0cm" draw:shadow-offset-y="0cm" draw:shadow-color="#729fcf"/>
    </style:style>
    <style:style style:name="gr281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82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83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84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85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86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87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8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  <style:paragraph-properties style:writing-mode="lr-tb"/>
    </style:style>
    <style:style style:name="gr29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  <style:paragraph-properties style:writing-mode="lr-tb"/>
    </style:style>
    <style:style style:name="gr29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  <style:paragraph-properties style:writing-mode="lr-tb"/>
    </style:style>
    <style:style style:name="gr30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  <style:paragraph-properties style:writing-mode="lr-tb"/>
    </style:style>
    <style:style style:name="gr30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  <style:paragraph-properties style:writing-mode="lr-tb"/>
    </style:style>
    <style:style style:name="gr30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  <style:paragraph-properties style:writing-mode="lr-tb"/>
    </style:style>
    <style:style style:name="gr30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1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1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31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1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1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49cm" fo:padding-top="0.151cm" fo:padding-bottom="0.151cm" fo:padding-left="0.276cm" fo:padding-right="0.276cm" draw:shadow="hidden" draw:shadow-offset-x="0cm" draw:shadow-offset-y="0cm" draw:shadow-color="#729fcf"/>
    </style:style>
    <style:style style:name="gr31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1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1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31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1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2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49cm" fo:padding-top="0.151cm" fo:padding-bottom="0.151cm" fo:padding-left="0.276cm" fo:padding-right="0.276cm" draw:shadow="hidden" draw:shadow-offset-x="0cm" draw:shadow-offset-y="0cm" draw:shadow-color="#729fcf"/>
    </style:style>
    <style:style style:name="gr32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2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2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32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2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2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49cm" fo:padding-top="0.151cm" fo:padding-bottom="0.151cm" fo:padding-left="0.276cm" fo:padding-right="0.276cm" draw:shadow="hidden" draw:shadow-offset-x="0cm" draw:shadow-offset-y="0cm" draw:shadow-color="#729fcf"/>
    </style:style>
    <style:style style:name="gr32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2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2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33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3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3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49cm" fo:padding-top="0.151cm" fo:padding-bottom="0.151cm" fo:padding-left="0.276cm" fo:padding-right="0.276cm" draw:shadow="hidden" draw:shadow-offset-x="0cm" draw:shadow-offset-y="0cm" draw:shadow-color="#729fcf"/>
    </style:style>
    <style:style style:name="gr33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3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3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36" style:family="graphic" style:parent-style-name="standard" style:list-style-name="L2">
      <style:graphic-properties draw:stroke="none" draw:stroke-dash="Dashed_20__28_var_29__20_4" svg:stroke-width="0.053cm" svg:stroke-color="#ffffff" draw:marker-start="" draw:marker-start-width="0.25cm" draw:marker-start-center="false" draw:marker-end="" draw:marker-end-width="0.25cm" draw:marker-end-center="false" draw:stroke-linejoin="round" svg:stroke-linecap="butt" draw:fill="solid" draw:fill-color="#ffffff" draw:opacity="100%" draw:textarea-horizontal-align="center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337" style:family="graphic" style:parent-style-name="standard" style:list-style-name="L2">
      <style:graphic-properties draw:stroke="solid" svg:stroke-width="0.053cm" svg:stroke-color="#ffffff" draw:marker-start="" draw:marker-start-width="0.252cm" draw:marker-start-center="false" draw:marker-end="" draw:marker-end-width="0.252cm" draw:marker-end-center="false" draw:fill="none" draw:fill-color="#ffffff" draw:textarea-horizontal-align="justify" draw:textarea-vertical-align="middle" draw:auto-grow-height="false" fo:min-height="0.23cm" fo:min-width="0cm" fo:padding-top="0.151cm" fo:padding-bottom="0.151cm" fo:padding-left="0.276cm" fo:padding-right="0.276cm" draw:shadow="hidden" draw:shadow-offset-x="0.2cm" draw:shadow-offset-y="0.2cm" draw:shadow-color="#808080"/>
    </style:style>
    <style:style style:name="gr33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3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4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4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0%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729fcf" draw:opacity="0%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729fcf" draw:opacity="0%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4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.694cm" fo:min-width="2.655cm" fo:padding-top="0.151cm" fo:padding-bottom="0.151cm" fo:padding-left="0.276cm" fo:padding-right="0.276cm" draw:shadow="hidden" draw:shadow-offset-x="0cm" draw:shadow-offset-y="0cm" draw:shadow-color="#729fcf"/>
    </style:style>
    <style:style style:name="gr345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2.387cm" fo:padding-top="0.151cm" fo:padding-bottom="0.151cm" fo:padding-left="0.276cm" fo:padding-right="0.276cm" draw:shadow="hidden" draw:shadow-offset-x="0cm" draw:shadow-offset-y="0cm" draw:shadow-color="#729fcf"/>
    </style:style>
    <style:style style:name="gr34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.296cm" fo:min-width="0.249cm" fo:padding-top="0.151cm" fo:padding-bottom="0.151cm" fo:padding-left="0.276cm" fo:padding-right="0.276cm" draw:shadow="visible" draw:shadow-offset-x="0cm" draw:shadow-offset-y="0cm" draw:shadow-color="#729fcf"/>
    </style:style>
    <style:style style:name="gr347" style:family="graphic" style:parent-style-name="standard" style:list-style-name="L2">
      <style:graphic-properties draw:stroke="solid" svg:stroke-width="0.053cm" svg:stroke-color="#ffffff" draw:marker-start="Linienspitzen_20_3" draw:marker-start-width="0.15cm" draw:marker-start-center="false" draw:marker-end="Linienspitzen_20_3" draw:marker-end-width="0.15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348" style:family="graphic" style:parent-style-name="standard" style:list-style-name="L2">
      <style:graphic-properties draw:stroke="solid" svg:stroke-width="0.053cm" svg:stroke-color="#ffffff" draw:marker-start="Linienspitzen_20_3" draw:marker-start-width="0.15cm" draw:marker-start-center="false" draw:marker-end="Linienspitzen_20_3" draw:marker-end-width="0.15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34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35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35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35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35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35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35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35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357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1.144cm" fo:min-width="3.309cm" fo:padding-top="0.151cm" fo:padding-bottom="0.151cm" fo:padding-left="0.276cm" fo:padding-right="0.276cm" draw:shadow="hidden" draw:shadow-offset-x="0cm" draw:shadow-offset-y="0cm" draw:shadow-color="#729fcf"/>
    </style:style>
    <style:style style:name="gr358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2.987cm" fo:padding-top="0.151cm" fo:padding-bottom="0.151cm" fo:padding-left="0.276cm" fo:padding-right="0.276cm" draw:shadow="hidden" draw:shadow-offset-x="0cm" draw:shadow-offset-y="0cm" draw:shadow-color="#729fcf"/>
    </style:style>
    <style:style style:name="gr35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.566cm" fo:min-width="0.413cm" fo:padding-top="0.151cm" fo:padding-bottom="0.151cm" fo:padding-left="0.276cm" fo:padding-right="0.276cm" draw:shadow="visible" draw:shadow-offset-x="0cm" draw:shadow-offset-y="0cm" draw:shadow-color="#729fcf"/>
    </style:style>
    <style:style style:name="gr360" style:family="graphic" style:parent-style-name="standard" style:list-style-name="L2">
      <style:graphic-properties draw:stroke="solid" svg:stroke-width="0.053cm" svg:stroke-color="#ffffff" draw:marker-start="" draw:marker-start-width="0.177cm" draw:marker-start-center="false" draw:marker-end="Linienspitzen_20_2" draw:marker-end-width="0.177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36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362" style:family="graphic" style:parent-style-name="standard" style:list-style-name="L2">
      <style:graphic-properties draw:stroke="solid" svg:stroke-width="0.053cm" svg:stroke-color="#ffffff" draw:marker-start="Linienspitzen_20_2" draw:marker-start-width="0.177cm" draw:marker-start-center="false" draw:marker-end="" draw:marker-end-width="0.177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363" style:family="graphic" style:parent-style-name="standard" style:list-style-name="L2">
      <style:graphic-properties draw:stroke="solid" svg:stroke-width="0.053cm" svg:stroke-color="#ffffff" draw:marker-start="Linienspitzen_20_2" draw:marker-start-width="0.177cm" draw:marker-start-center="false" draw:marker-end="" draw:marker-end-width="0.177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364" style:family="graphic" style:parent-style-name="standard" style:list-style-name="L2">
      <style:graphic-properties draw:stroke="solid" svg:stroke-width="0.053cm" svg:stroke-color="#ffffff" draw:marker-start="Linienspitzen_20_2" draw:marker-start-width="0.177cm" draw:marker-start-center="false" draw:marker-end="" draw:marker-end-width="0.177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36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36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36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36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36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37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37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372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.451cm" fo:min-width="0.898cm" fo:padding-top="0.151cm" fo:padding-bottom="0.151cm" fo:padding-left="0.276cm" fo:padding-right="0.276cm" draw:shadow="hidden" draw:shadow-offset-x="0cm" draw:shadow-offset-y="0cm" draw:shadow-color="#729fcf"/>
    </style:style>
    <style:style style:name="gr373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778cm" fo:padding-top="0.151cm" fo:padding-bottom="0.151cm" fo:padding-left="0.276cm" fo:padding-right="0.276cm" draw:shadow="hidden" draw:shadow-offset-x="0cm" draw:shadow-offset-y="0cm" draw:shadow-color="#729fcf"/>
    </style:style>
    <style:style style:name="gr37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.15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375" style:family="graphic" style:parent-style-name="standard" style:list-style-name="L2">
      <style:graphic-properties draw:stroke="solid" svg:stroke-width="0.053cm" svg:stroke-color="#ffffff" draw:marker-start="Linienspitzen_20_3" draw:marker-start-width="0.15cm" draw:marker-start-center="false" draw:marker-end="Linienspitzen_20_3" draw:marker-end-width="0.15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376" style:family="graphic" style:parent-style-name="standard" style:list-style-name="L2">
      <style:graphic-properties draw:stroke="solid" svg:stroke-width="0.053cm" svg:stroke-color="#ffffff" draw:marker-start="Linienspitzen_20_3" draw:marker-start-width="0.15cm" draw:marker-start-center="false" draw:marker-end="Linienspitzen_20_3" draw:marker-end-width="0.15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37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37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37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38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38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38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38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38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385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.518cm" fo:min-width="0.948cm" fo:padding-top="0.151cm" fo:padding-bottom="0.151cm" fo:padding-left="0.276cm" fo:padding-right="0.276cm" draw:shadow="hidden" draw:shadow-offset-x="0cm" draw:shadow-offset-y="0cm" draw:shadow-color="#729fcf"/>
    </style:style>
    <style:style style:name="gr386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822cm" fo:padding-top="0.151cm" fo:padding-bottom="0.151cm" fo:padding-left="0.276cm" fo:padding-right="0.276cm" draw:shadow="hidden" draw:shadow-offset-x="0cm" draw:shadow-offset-y="0cm" draw:shadow-color="#729fcf"/>
    </style:style>
    <style:style style:name="gr38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.19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388" style:family="graphic" style:parent-style-name="standard" style:list-style-name="L2">
      <style:graphic-properties draw:stroke="solid" svg:stroke-width="0.053cm" svg:stroke-color="#ffffff" draw:marker-start="Linienspitzen_20_3" draw:marker-start-width="0.15cm" draw:marker-start-center="false" draw:marker-end="Linienspitzen_20_3" draw:marker-end-width="0.15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389" style:family="graphic" style:parent-style-name="standard" style:list-style-name="L2">
      <style:graphic-properties draw:stroke="solid" svg:stroke-width="0.053cm" svg:stroke-color="#ffffff" draw:marker-start="Linienspitzen_20_3" draw:marker-start-width="0.15cm" draw:marker-start-center="false" draw:marker-end="Linienspitzen_20_3" draw:marker-end-width="0.15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39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39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39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39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39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39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39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39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398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.451cm" fo:min-width="0.898cm" fo:padding-top="0.151cm" fo:padding-bottom="0.151cm" fo:padding-left="0.276cm" fo:padding-right="0.276cm" draw:shadow="hidden" draw:shadow-offset-x="0cm" draw:shadow-offset-y="0cm" draw:shadow-color="#729fcf"/>
    </style:style>
    <style:style style:name="gr399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778cm" fo:padding-top="0.151cm" fo:padding-bottom="0.151cm" fo:padding-left="0.276cm" fo:padding-right="0.276cm" draw:shadow="hidden" draw:shadow-offset-x="0cm" draw:shadow-offset-y="0cm" draw:shadow-color="#729fcf"/>
    </style:style>
    <style:style style:name="gr40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.15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401" style:family="graphic" style:parent-style-name="standard" style:list-style-name="L2">
      <style:graphic-properties draw:stroke="solid" svg:stroke-width="0.053cm" svg:stroke-color="#ffffff" draw:marker-start="Linienspitzen_20_3" draw:marker-start-width="0.15cm" draw:marker-start-center="false" draw:marker-end="Linienspitzen_20_3" draw:marker-end-width="0.15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402" style:family="graphic" style:parent-style-name="standard" style:list-style-name="L2">
      <style:graphic-properties draw:stroke="solid" svg:stroke-width="0.053cm" svg:stroke-color="#ffffff" draw:marker-start="Linienspitzen_20_3" draw:marker-start-width="0.15cm" draw:marker-start-center="false" draw:marker-end="Linienspitzen_20_3" draw:marker-end-width="0.15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40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40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40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40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40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40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40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41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411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.451cm" fo:min-width="0.898cm" fo:padding-top="0.151cm" fo:padding-bottom="0.151cm" fo:padding-left="0.276cm" fo:padding-right="0.276cm" draw:shadow="hidden" draw:shadow-offset-x="0cm" draw:shadow-offset-y="0cm" draw:shadow-color="#729fcf"/>
    </style:style>
    <style:style style:name="gr412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778cm" fo:padding-top="0.151cm" fo:padding-bottom="0.151cm" fo:padding-left="0.276cm" fo:padding-right="0.276cm" draw:shadow="hidden" draw:shadow-offset-x="0cm" draw:shadow-offset-y="0cm" draw:shadow-color="#729fcf"/>
    </style:style>
    <style:style style:name="gr41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.15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414" style:family="graphic" style:parent-style-name="standard" style:list-style-name="L2">
      <style:graphic-properties draw:stroke="solid" svg:stroke-width="0.053cm" svg:stroke-color="#ffffff" draw:marker-start="Linienspitzen_20_3" draw:marker-start-width="0.15cm" draw:marker-start-center="false" draw:marker-end="Linienspitzen_20_3" draw:marker-end-width="0.15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415" style:family="graphic" style:parent-style-name="standard" style:list-style-name="L2">
      <style:graphic-properties draw:stroke="solid" svg:stroke-width="0.053cm" svg:stroke-color="#ffffff" draw:marker-start="Linienspitzen_20_3" draw:marker-start-width="0.15cm" draw:marker-start-center="false" draw:marker-end="Linienspitzen_20_3" draw:marker-end-width="0.15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41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41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41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41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42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42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42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42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draw:shadow="hidden" draw:shadow-offset-x="0cm" draw:shadow-offset-y="0cm" draw:shadow-color="#729fcf"/>
    </style:style>
    <style:style style:name="gr424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8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3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6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2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4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8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1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7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9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3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6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2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4" style:family="graphic" style:parent-style-name="objectwithoutfill">
      <style:graphic-properties draw:marker-end="Arrowheads_20_1" draw:marker-end-width="0.3cm" draw:fill="none" draw:textarea-vertical-align="middle"/>
    </style:style>
    <style:style style:name="gr48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  <style:paragraph-properties style:writing-mode="lr-tb"/>
    </style:style>
    <style:style style:name="gr486" style:family="graphic" style:parent-style-name="objectwithoutfill">
      <style:graphic-properties draw:marker-end="Arrowheads_20_2" draw:marker-end-width="0.3cm" draw:fill="none" draw:textarea-vertical-align="middle"/>
    </style:style>
    <style:style style:name="gr487" style:family="graphic" style:parent-style-name="objectwithoutfill">
      <style:graphic-properties draw:marker-end="Arrowheads_20_3" draw:marker-end-width="0.3cm" draw:fill="none" draw:textarea-vertical-align="middle"/>
    </style:style>
    <style:style style:name="gr488" style:family="graphic" style:parent-style-name="objectwithoutfill">
      <style:graphic-properties draw:marker-end="Arrowheads_20_4" draw:marker-end-width="0.3cm" draw:fill="none" draw:textarea-vertical-align="middle"/>
    </style:style>
    <style:style style:name="gr489" style:family="graphic" style:parent-style-name="objectwithoutfill">
      <style:graphic-properties draw:marker-end="Arrowheads_20_5" draw:marker-end-width="0.3cm" draw:fill="none" draw:textarea-vertical-align="middle"/>
    </style:style>
    <style:style style:name="gr490" style:family="graphic" style:parent-style-name="objectwithoutfill">
      <style:graphic-properties draw:marker-end="Arrowheads_20_6" draw:marker-end-width="0.3cm" draw:fill="none" draw:textarea-vertical-align="middle"/>
    </style:style>
    <style:style style:name="gr491" style:family="graphic" style:parent-style-name="objectwithoutfill">
      <style:graphic-properties draw:marker-end="Arrowheads_20_7" draw:marker-end-width="0.3cm" draw:fill="none" draw:textarea-vertical-align="middle"/>
    </style:style>
    <style:style style:name="gr492" style:family="graphic" style:parent-style-name="objectwithoutfill">
      <style:graphic-properties draw:marker-end="Arrowheads_20_8" draw:marker-end-width="0.3cm" draw:fill="none" draw:textarea-vertical-align="middle"/>
    </style:style>
    <style:style style:name="gr493" style:family="graphic" style:parent-style-name="objectwithoutfill">
      <style:graphic-properties draw:marker-end="Arrowheads_20_9" draw:marker-end-width="0.3cm" draw:fill="none" draw:textarea-vertical-align="middle"/>
    </style:style>
    <style:style style:name="gr494" style:family="graphic" style:parent-style-name="objectwithoutfill">
      <style:graphic-properties draw:marker-end="Arrowheads_20_10" draw:marker-end-width="0.3cm" draw:fill="none" draw:textarea-vertical-align="middle"/>
    </style:style>
    <style:style style:name="gr495" style:family="graphic" style:parent-style-name="objectwithoutfill">
      <style:graphic-properties draw:marker-end="Arrowheads_20_11" draw:marker-end-width="0.3cm" draw:fill="none" draw:textarea-vertical-align="middle"/>
    </style:style>
    <style:style style:name="gr496" style:family="graphic" style:parent-style-name="objectwithoutfill">
      <style:graphic-properties draw:marker-end="Arrowheads_20_12" draw:marker-end-width="0.3cm" draw:fill="none" draw:textarea-vertical-align="middle"/>
    </style:style>
    <style:style style:name="gr497" style:family="graphic" style:parent-style-name="objectwithoutfill">
      <style:graphic-properties draw:marker-end="Arrowheads_20_13" draw:marker-end-width="0.3cm" draw:fill="none" draw:textarea-vertical-align="middle"/>
    </style:style>
    <style:style style:name="gr498" style:family="graphic" style:parent-style-name="objectwithoutfill">
      <style:graphic-properties draw:marker-end="Arrowheads_20_14" draw:marker-end-width="0.3cm" draw:fill="none" draw:textarea-vertical-align="middle"/>
    </style:style>
    <style:style style:name="gr499" style:family="graphic" style:parent-style-name="objectwithoutfill">
      <style:graphic-properties draw:marker-end="Arrowheads_20_15" draw:marker-end-width="0.3cm" draw:fill="none" draw:textarea-vertical-align="middle"/>
    </style:style>
    <style:style style:name="gr500" style:family="graphic" style:parent-style-name="objectwithoutfill">
      <style:graphic-properties draw:marker-end="Arrowheads_20_16" draw:marker-end-width="0.3cm" draw:fill="none" draw:textarea-vertical-align="middle"/>
    </style:style>
    <style:style style:name="gr501" style:family="graphic" style:parent-style-name="objectwithoutfill">
      <style:graphic-properties draw:marker-end="Arrowheads_20_17" draw:marker-end-width="0.3cm" draw:fill="none" draw:textarea-vertical-align="middle"/>
    </style:style>
    <style:style style:name="gr502" style:family="graphic" style:parent-style-name="objectwithoutfill">
      <style:graphic-properties draw:marker-end="Arrowheads_20_18" draw:marker-end-width="0.3cm" draw:fill="none" draw:textarea-vertical-align="middle"/>
    </style:style>
    <style:style style:name="gr503" style:family="graphic" style:parent-style-name="objectwithoutfill">
      <style:graphic-properties draw:marker-end="Arrowheads_20_19" draw:marker-end-width="0.3cm" draw:fill="none" draw:textarea-vertical-align="middle"/>
    </style:style>
    <style:style style:name="gr504" style:family="graphic" style:parent-style-name="objectwithoutfill">
      <style:graphic-properties draw:marker-end="Arrowheads_20_20" draw:marker-end-width="0.3cm" draw:fill="none" draw:textarea-vertical-align="middle"/>
    </style:style>
    <style:style style:name="gr505" style:family="graphic" style:parent-style-name="objectwithoutfill">
      <style:graphic-properties draw:marker-end="Arrowheads_20_21" draw:marker-end-width="0.3cm" draw:fill="none" draw:textarea-vertical-align="middle"/>
    </style:style>
    <style:style style:name="gr506" style:family="graphic" style:parent-style-name="objectwithoutfill">
      <style:graphic-properties draw:marker-end="Arrowheads_20_22" draw:marker-end-width="0.3cm" draw:fill="none" draw:textarea-vertical-align="middle"/>
    </style:style>
    <style:style style:name="gr507" style:family="graphic" style:parent-style-name="objectwithoutfill">
      <style:graphic-properties draw:marker-end="Arrowheads_20_23" draw:marker-end-width="0.3cm" draw:fill="none" draw:textarea-vertical-align="middle"/>
    </style:style>
    <style:style style:name="gr508" style:family="graphic" style:parent-style-name="objectwithoutfill">
      <style:graphic-properties draw:marker-end="Arrowheads_20_24" draw:marker-end-width="0.3cm" draw:fill="none" draw:textarea-vertical-align="middle"/>
    </style:style>
    <style:style style:name="gr509" style:family="graphic" style:parent-style-name="objectwithoutfill">
      <style:graphic-properties draw:marker-end="Arrowheads_20_25" draw:marker-end-width="0.3cm" draw:fill="none" draw:textarea-vertical-align="middle"/>
    </style:style>
    <style:style style:name="gr510" style:family="graphic" style:parent-style-name="objectwithoutfill">
      <style:graphic-properties draw:marker-end="Arrowheads_20_26" draw:marker-end-width="0.3cm" draw:fill="none" draw:textarea-vertical-align="middle"/>
    </style:style>
    <style:style style:name="gr511" style:family="graphic" style:parent-style-name="objectwithoutfill">
      <style:graphic-properties draw:marker-end="Arrowheads_20_27" draw:marker-end-width="0.3cm" draw:fill="none" draw:textarea-vertical-align="middle"/>
    </style:style>
    <style:style style:name="gr512" style:family="graphic" style:parent-style-name="objectwithoutfill">
      <style:graphic-properties draw:marker-end="Arrowheads_20_28" draw:marker-end-width="0.3cm" draw:fill="none" draw:textarea-vertical-align="middle"/>
    </style:style>
    <style:style style:name="gr513" style:family="graphic" style:parent-style-name="objectwithoutfill">
      <style:graphic-properties draw:marker-end="Arrowheads_20_29" draw:marker-end-width="0.3cm" draw:fill="none" draw:textarea-vertical-align="middle"/>
    </style:style>
    <style:style style:name="gr514" style:family="graphic" style:parent-style-name="objectwithoutfill">
      <style:graphic-properties draw:marker-end="Arrowheads_20_30" draw:marker-end-width="0.3cm" draw:fill="none" draw:textarea-vertical-align="middle"/>
    </style:style>
    <style:style style:name="gr515" style:family="graphic" style:parent-style-name="objectwithoutfill">
      <style:graphic-properties draw:marker-end="Arrowheads_20_31" draw:marker-end-width="0.3cm" draw:fill="none" draw:textarea-vertical-align="middle"/>
    </style:style>
    <style:style style:name="gr516" style:family="graphic" style:parent-style-name="objectwithoutfill">
      <style:graphic-properties draw:marker-end="Arrowheads_20_32" draw:marker-end-width="0.3cm" draw:fill="none" draw:textarea-vertical-align="middle"/>
    </style:style>
    <style:style style:name="P1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fill-gradient-name="Light_20_Red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729fc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desktop">
          <draw:g>
            <draw:rect draw:style-name="gr1" draw:text-style-name="P1" draw:layer="layout" svg:width="0.293cm" svg:height="0.802cm" svg:x="2.484cm" svg:y="8.459cm">
              <text:p/>
            </draw:rect>
            <draw:line draw:style-name="gr2" draw:text-style-name="P2" draw:layer="layout" svg:x1="2.514cm" svg:y1="8.86cm" svg:x2="2.749cm" svg:y2="8.86cm">
              <text:p/>
            </draw:line>
            <draw:line draw:style-name="gr3" draw:text-style-name="P2" draw:layer="layout" svg:x1="2.543cm" svg:y1="9.141cm" svg:x2="2.719cm" svg:y2="9.141cm">
              <text:p/>
            </draw:line>
            <draw:line draw:style-name="gr4" draw:text-style-name="P2" draw:layer="layout" svg:x1="2.543cm" svg:y1="9.101cm" svg:x2="2.719cm" svg:y2="9.101cm">
              <text:p/>
            </draw:line>
            <draw:line draw:style-name="gr5" draw:text-style-name="P2" draw:layer="layout" svg:x1="2.514cm" svg:y1="8.539cm" svg:x2="2.514cm" svg:y2="8.499cm">
              <text:p/>
            </draw:line>
            <draw:line draw:style-name="gr6" draw:text-style-name="P2" draw:layer="layout" svg:x1="2.514cm" svg:y1="8.619cm" svg:x2="2.514cm" svg:y2="8.579cm">
              <text:p/>
            </draw:line>
            <draw:line draw:style-name="gr7" draw:text-style-name="P2" draw:layer="layout" svg:x1="2.543cm" svg:y1="8.539cm" svg:x2="2.543cm" svg:y2="8.499cm">
              <text:p/>
            </draw:line>
            <draw:line draw:style-name="gr8" draw:text-style-name="P2" draw:layer="layout" svg:x1="2.543cm" svg:y1="8.619cm" svg:x2="2.543cm" svg:y2="8.579cm">
              <text:p/>
            </draw:line>
            <draw:line draw:style-name="gr9" draw:text-style-name="P2" draw:layer="layout" svg:x1="2.602cm" svg:y1="8.539cm" svg:x2="2.602cm" svg:y2="8.499cm">
              <text:p/>
            </draw:line>
            <draw:line draw:style-name="gr10" draw:text-style-name="P2" draw:layer="layout" svg:x1="2.602cm" svg:y1="8.619cm" svg:x2="2.602cm" svg:y2="8.579cm">
              <text:p/>
            </draw:line>
            <draw:line draw:style-name="gr11" draw:text-style-name="P2" draw:layer="layout" svg:x1="2.631cm" svg:y1="8.539cm" svg:x2="2.631cm" svg:y2="8.499cm">
              <text:p/>
            </draw:line>
            <draw:line draw:style-name="gr12" draw:text-style-name="P2" draw:layer="layout" svg:x1="2.631cm" svg:y1="8.619cm" svg:x2="2.631cm" svg:y2="8.579cm">
              <text:p/>
            </draw:line>
            <draw:line draw:style-name="gr13" draw:text-style-name="P2" draw:layer="layout" svg:x1="2.69cm" svg:y1="8.539cm" svg:x2="2.69cm" svg:y2="8.499cm">
              <text:p/>
            </draw:line>
            <draw:line draw:style-name="gr14" draw:text-style-name="P2" draw:layer="layout" svg:x1="2.69cm" svg:y1="8.619cm" svg:x2="2.69cm" svg:y2="8.579cm">
              <text:p/>
            </draw:line>
            <draw:line draw:style-name="gr15" draw:text-style-name="P2" draw:layer="layout" svg:x1="2.719cm" svg:y1="8.539cm" svg:x2="2.719cm" svg:y2="8.499cm">
              <text:p/>
            </draw:line>
            <draw:line draw:style-name="gr16" draw:text-style-name="P2" draw:layer="layout" svg:x1="2.719cm" svg:y1="8.619cm" svg:x2="2.719cm" svg:y2="8.579cm">
              <text:p/>
            </draw:line>
          </draw:g>
          <draw:g>
            <draw:custom-shape draw:style-name="gr17" draw:text-style-name="P1" draw:layer="layout" svg:width="0.588cm" svg:height="0.562cm" svg:x="1.808cm" svg:y="8.3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18" draw:text-style-name="P3" draw:layer="layout" svg:width="0.469cm" svg:height="0.4cm" svg:x="1.868cm" svg:y="8.459cm">
              <text:p/>
            </draw:rect>
            <draw:custom-shape draw:style-name="gr19" draw:text-style-name="P1" draw:layer="layout" svg:width="0.117cm" svg:height="0.08cm" svg:x="2.044cm" svg:y="8.941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" draw:layer="layout" svg:width="0.705cm" svg:height="0.24cm" svg:x="1.75cm" svg:y="9.021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1" draw:text-style-name="P4" draw:layer="layout" svg:width="0.117cm" svg:height="0.043cm" svg:x="2.044cm" svg:y="9.18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2" draw:text-style-name="P1" draw:layer="layout" svg:width="0.588cm" svg:height="0.122cm" svg:x="1.808cm" svg:y="9.059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g draw:name="laptop">
          <draw:custom-shape draw:style-name="gr23" draw:text-style-name="P1" draw:layer="layout" svg:width="0.794cm" svg:height="0.594cm" svg:x="4.877cm" svg:y="8.5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24" draw:text-style-name="P3" draw:layer="layout" svg:width="0.635cm" svg:height="0.425cm" svg:x="4.956cm" svg:y="8.673cm">
            <text:p/>
          </draw:rect>
          <draw:custom-shape draw:style-name="gr25" draw:text-style-name="P1" draw:layer="layout" svg:width="0.952cm" svg:height="0.255cm" svg:x="4.798cm" svg:y="9.182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6" draw:text-style-name="P4" draw:layer="layout" svg:width="0.158cm" svg:height="0.044cm" svg:x="5.195cm" svg:y="9.353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7" draw:text-style-name="P1" draw:layer="layout" svg:width="0.794cm" svg:height="0.129cm" svg:x="4.877cm" svg:y="9.223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desktop_0">
          <draw:g>
            <draw:rect draw:style-name="gr28" draw:text-style-name="P1" draw:layer="layout" svg:width="0.272cm" svg:height="0.641cm" svg:x="5.287cm" svg:y="10.561cm">
              <text:p/>
            </draw:rect>
            <draw:line draw:style-name="gr29" draw:text-style-name="P2" draw:layer="layout" svg:x1="5.315cm" svg:y1="10.882cm" svg:x2="5.533cm" svg:y2="10.882cm">
              <text:p/>
            </draw:line>
            <draw:line draw:style-name="gr30" draw:text-style-name="P2" draw:layer="layout" svg:x1="5.342cm" svg:y1="11.107cm" svg:x2="5.505cm" svg:y2="11.107cm">
              <text:p/>
            </draw:line>
            <draw:line draw:style-name="gr31" draw:text-style-name="P2" draw:layer="layout" svg:x1="5.342cm" svg:y1="11.074cm" svg:x2="5.505cm" svg:y2="11.074cm">
              <text:p/>
            </draw:line>
            <draw:line draw:style-name="gr32" draw:text-style-name="P2" draw:layer="layout" svg:x1="5.315cm" svg:y1="10.625cm" svg:x2="5.315cm" svg:y2="10.593cm">
              <text:p/>
            </draw:line>
            <draw:line draw:style-name="gr33" draw:text-style-name="P2" draw:layer="layout" svg:x1="5.315cm" svg:y1="10.689cm" svg:x2="5.315cm" svg:y2="10.657cm">
              <text:p/>
            </draw:line>
            <draw:line draw:style-name="gr34" draw:text-style-name="P2" draw:layer="layout" svg:x1="5.342cm" svg:y1="10.625cm" svg:x2="5.342cm" svg:y2="10.593cm">
              <text:p/>
            </draw:line>
            <draw:line draw:style-name="gr35" draw:text-style-name="P2" draw:layer="layout" svg:x1="5.342cm" svg:y1="10.689cm" svg:x2="5.342cm" svg:y2="10.657cm">
              <text:p/>
            </draw:line>
            <draw:line draw:style-name="gr36" draw:text-style-name="P2" draw:layer="layout" svg:x1="5.396cm" svg:y1="10.625cm" svg:x2="5.396cm" svg:y2="10.593cm">
              <text:p/>
            </draw:line>
            <draw:line draw:style-name="gr37" draw:text-style-name="P2" draw:layer="layout" svg:x1="5.396cm" svg:y1="10.689cm" svg:x2="5.396cm" svg:y2="10.657cm">
              <text:p/>
            </draw:line>
            <draw:line draw:style-name="gr38" draw:text-style-name="P2" draw:layer="layout" svg:x1="5.423cm" svg:y1="10.625cm" svg:x2="5.423cm" svg:y2="10.593cm">
              <text:p/>
            </draw:line>
            <draw:line draw:style-name="gr39" draw:text-style-name="P2" draw:layer="layout" svg:x1="5.423cm" svg:y1="10.689cm" svg:x2="5.423cm" svg:y2="10.657cm">
              <text:p/>
            </draw:line>
            <draw:line draw:style-name="gr40" draw:text-style-name="P2" draw:layer="layout" svg:x1="5.478cm" svg:y1="10.625cm" svg:x2="5.478cm" svg:y2="10.593cm">
              <text:p/>
            </draw:line>
            <draw:line draw:style-name="gr41" draw:text-style-name="P2" draw:layer="layout" svg:x1="5.478cm" svg:y1="10.689cm" svg:x2="5.478cm" svg:y2="10.657cm">
              <text:p/>
            </draw:line>
            <draw:line draw:style-name="gr42" draw:text-style-name="P2" draw:layer="layout" svg:x1="5.505cm" svg:y1="10.625cm" svg:x2="5.505cm" svg:y2="10.593cm">
              <text:p/>
            </draw:line>
            <draw:line draw:style-name="gr43" draw:text-style-name="P2" draw:layer="layout" svg:x1="5.505cm" svg:y1="10.689cm" svg:x2="5.505cm" svg:y2="10.657cm">
              <text:p/>
            </draw:line>
          </draw:g>
          <draw:g>
            <draw:custom-shape draw:style-name="gr44" draw:text-style-name="P1" draw:layer="layout" svg:width="0.545cm" svg:height="0.449cm" svg:x="4.661cm" svg:y="10.4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45" draw:text-style-name="P3" draw:layer="layout" svg:width="0.435cm" svg:height="0.321cm" svg:x="4.716cm" svg:y="10.561cm">
              <text:p/>
            </draw:rect>
            <draw:custom-shape draw:style-name="gr46" draw:text-style-name="P1" draw:layer="layout" svg:width="0.109cm" svg:height="0.064cm" svg:x="4.879cm" svg:y="10.946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1" draw:layer="layout" svg:width="0.654cm" svg:height="0.193cm" svg:x="4.607cm" svg:y="11.009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8" draw:text-style-name="P4" draw:layer="layout" svg:width="0.109cm" svg:height="0.034cm" svg:x="4.879cm" svg:y="11.139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9" draw:text-style-name="P1" draw:layer="layout" svg:width="0.545cm" svg:height="0.097cm" svg:x="4.661cm" svg:y="11.041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g draw:name="laptop_0">
          <draw:custom-shape draw:style-name="gr50" draw:text-style-name="P1" draw:layer="layout" svg:width="0.794cm" svg:height="0.595cm" svg:x="1.829cm" svg:y="10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51" draw:text-style-name="P3" draw:layer="layout" svg:width="0.635cm" svg:height="0.425cm" svg:x="1.909cm" svg:y="10.229cm">
            <text:p/>
          </draw:rect>
          <draw:custom-shape draw:style-name="gr52" draw:text-style-name="P1" draw:layer="layout" svg:width="0.952cm" svg:height="0.254cm" svg:x="1.75cm" svg:y="10.73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3" draw:text-style-name="P4" draw:layer="layout" svg:width="0.158cm" svg:height="0.043cm" svg:x="2.147cm" svg:y="10.908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4" draw:text-style-name="P1" draw:layer="layout" svg:width="0.794cm" svg:height="0.13cm" svg:x="1.829cm" svg:y="10.77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laptop_1">
          <draw:custom-shape draw:style-name="gr55" draw:text-style-name="P1" draw:layer="layout" svg:width="0.794cm" svg:height="0.595cm" svg:x="3.353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56" draw:text-style-name="P3" draw:layer="layout" svg:width="0.636cm" svg:height="0.425cm" svg:x="3.432cm" svg:y="7.085cm">
            <text:p/>
          </draw:rect>
          <draw:custom-shape draw:style-name="gr57" draw:text-style-name="P1" draw:layer="layout" svg:width="0.954cm" svg:height="0.254cm" svg:x="3.273cm" svg:y="7.59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8" draw:text-style-name="P4" draw:layer="layout" svg:width="0.158cm" svg:height="0.043cm" svg:x="3.671cm" svg:y="7.76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9" draw:text-style-name="P1" draw:layer="layout" svg:width="0.794cm" svg:height="0.13cm" svg:x="3.353cm" svg:y="7.63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desktop_1">
          <draw:g>
            <draw:rect draw:style-name="gr60" draw:text-style-name="P1" draw:layer="layout" svg:width="0.276cm" svg:height="0.858cm" svg:x="21.224cm" svg:y="15.586cm">
              <text:p/>
            </draw:rect>
            <draw:line draw:style-name="gr61" draw:text-style-name="P2" draw:layer="layout" svg:x1="21.252cm" svg:y1="16.016cm" svg:x2="21.472cm" svg:y2="16.016cm">
              <text:p/>
            </draw:line>
            <draw:line draw:style-name="gr62" draw:text-style-name="P2" draw:layer="layout" svg:x1="21.279cm" svg:y1="16.316cm" svg:x2="21.444cm" svg:y2="16.316cm">
              <text:p/>
            </draw:line>
            <draw:line draw:style-name="gr63" draw:text-style-name="P2" draw:layer="layout" svg:x1="21.279cm" svg:y1="16.273cm" svg:x2="21.444cm" svg:y2="16.273cm">
              <text:p/>
            </draw:line>
            <draw:line draw:style-name="gr64" draw:text-style-name="P2" draw:layer="layout" svg:x1="21.252cm" svg:y1="15.672cm" svg:x2="21.252cm" svg:y2="15.629cm">
              <text:p/>
            </draw:line>
            <draw:line draw:style-name="gr65" draw:text-style-name="P2" draw:layer="layout" svg:x1="21.252cm" svg:y1="15.758cm" svg:x2="21.252cm" svg:y2="15.715cm">
              <text:p/>
            </draw:line>
            <draw:line draw:style-name="gr66" draw:text-style-name="P2" draw:layer="layout" svg:x1="21.279cm" svg:y1="15.672cm" svg:x2="21.279cm" svg:y2="15.629cm">
              <text:p/>
            </draw:line>
            <draw:line draw:style-name="gr67" draw:text-style-name="P2" draw:layer="layout" svg:x1="21.279cm" svg:y1="15.758cm" svg:x2="21.279cm" svg:y2="15.715cm">
              <text:p/>
            </draw:line>
            <draw:line draw:style-name="gr68" draw:text-style-name="P2" draw:layer="layout" svg:x1="21.334cm" svg:y1="15.672cm" svg:x2="21.334cm" svg:y2="15.629cm">
              <text:p/>
            </draw:line>
            <draw:line draw:style-name="gr69" draw:text-style-name="P2" draw:layer="layout" svg:x1="21.334cm" svg:y1="15.758cm" svg:x2="21.334cm" svg:y2="15.715cm">
              <text:p/>
            </draw:line>
            <draw:line draw:style-name="gr70" draw:text-style-name="P2" draw:layer="layout" svg:x1="21.362cm" svg:y1="15.672cm" svg:x2="21.362cm" svg:y2="15.629cm">
              <text:p/>
            </draw:line>
            <draw:line draw:style-name="gr71" draw:text-style-name="P2" draw:layer="layout" svg:x1="21.362cm" svg:y1="15.758cm" svg:x2="21.362cm" svg:y2="15.715cm">
              <text:p/>
            </draw:line>
            <draw:line draw:style-name="gr72" draw:text-style-name="P2" draw:layer="layout" svg:x1="21.417cm" svg:y1="15.672cm" svg:x2="21.417cm" svg:y2="15.629cm">
              <text:p/>
            </draw:line>
            <draw:line draw:style-name="gr73" draw:text-style-name="P2" draw:layer="layout" svg:x1="21.417cm" svg:y1="15.758cm" svg:x2="21.417cm" svg:y2="15.715cm">
              <text:p/>
            </draw:line>
            <draw:line draw:style-name="gr74" draw:text-style-name="P2" draw:layer="layout" svg:x1="21.445cm" svg:y1="15.672cm" svg:x2="21.445cm" svg:y2="15.629cm">
              <text:p/>
            </draw:line>
            <draw:line draw:style-name="gr75" draw:text-style-name="P2" draw:layer="layout" svg:x1="21.445cm" svg:y1="15.758cm" svg:x2="21.445cm" svg:y2="15.715cm">
              <text:p/>
            </draw:line>
          </draw:g>
          <draw:g>
            <draw:custom-shape draw:style-name="gr76" draw:text-style-name="P1" draw:layer="layout" svg:width="0.551cm" svg:height="0.601cm" svg:x="20.591cm" svg:y="1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77" draw:text-style-name="P3" draw:layer="layout" svg:width="0.441cm" svg:height="0.429cm" svg:x="20.646cm" svg:y="15.586cm">
              <text:p/>
            </draw:rect>
            <draw:custom-shape draw:style-name="gr78" draw:text-style-name="P1" draw:layer="layout" svg:width="0.11cm" svg:height="0.086cm" svg:x="20.812cm" svg:y="16.101cm">
              <text:p/>
              <draw:enhanced-geometry svg:viewBox="0 0 21600 21600" draw:type="rectangle" draw:enhanced-path="M 0 0 L 21600 0 21600 21600 0 21600 0 0 Z N"/>
            </draw:custom-shape>
            <draw:custom-shape draw:style-name="gr79" draw:text-style-name="P1" draw:layer="layout" svg:width="0.661cm" svg:height="0.258cm" svg:x="20.536cm" svg:y="16.187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80" draw:text-style-name="P4" draw:layer="layout" svg:width="0.11cm" svg:height="0.045cm" svg:x="20.812cm" svg:y="16.358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81" draw:text-style-name="P1" draw:layer="layout" svg:width="0.551cm" svg:height="0.13cm" svg:x="20.591cm" svg:y="16.229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g draw:name="laptop_2">
          <draw:custom-shape draw:style-name="gr82" draw:text-style-name="P1" draw:layer="layout" svg:width="0.745cm" svg:height="0.636cm" svg:x="23.931cm" svg:y="15.7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83" draw:text-style-name="P3" draw:layer="layout" svg:width="0.595cm" svg:height="0.455cm" svg:x="24.006cm" svg:y="15.842cm">
            <text:p/>
          </draw:rect>
          <draw:custom-shape draw:style-name="gr84" draw:text-style-name="P1" draw:layer="layout" svg:width="0.893cm" svg:height="0.273cm" svg:x="23.857cm" svg:y="16.386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5" draw:text-style-name="P4" draw:layer="layout" svg:width="0.149cm" svg:height="0.047cm" svg:x="24.229cm" svg:y="16.568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6" draw:text-style-name="P1" draw:layer="layout" svg:width="0.745cm" svg:height="0.138cm" svg:x="23.931cm" svg:y="16.431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desktop_2">
          <draw:g>
            <draw:rect draw:style-name="gr87" draw:text-style-name="P1" draw:layer="layout" svg:width="0.255cm" svg:height="0.686cm" svg:x="24.316cm" svg:y="17.863cm">
              <text:p/>
            </draw:rect>
            <draw:line draw:style-name="gr88" draw:text-style-name="P2" draw:layer="layout" svg:x1="24.342cm" svg:y1="18.206cm" svg:x2="24.546cm" svg:y2="18.206cm">
              <text:p/>
            </draw:line>
            <draw:line draw:style-name="gr89" draw:text-style-name="P2" draw:layer="layout" svg:x1="24.367cm" svg:y1="18.447cm" svg:x2="24.52cm" svg:y2="18.447cm">
              <text:p/>
            </draw:line>
            <draw:line draw:style-name="gr90" draw:text-style-name="P2" draw:layer="layout" svg:x1="24.367cm" svg:y1="18.412cm" svg:x2="24.52cm" svg:y2="18.412cm">
              <text:p/>
            </draw:line>
            <draw:line draw:style-name="gr91" draw:text-style-name="P2" draw:layer="layout" svg:x1="24.342cm" svg:y1="17.931cm" svg:x2="24.342cm" svg:y2="17.897cm">
              <text:p/>
            </draw:line>
            <draw:line draw:style-name="gr92" draw:text-style-name="P2" draw:layer="layout" svg:x1="24.342cm" svg:y1="18cm" svg:x2="24.342cm" svg:y2="17.966cm">
              <text:p/>
            </draw:line>
            <draw:line draw:style-name="gr93" draw:text-style-name="P2" draw:layer="layout" svg:x1="24.367cm" svg:y1="17.931cm" svg:x2="24.367cm" svg:y2="17.897cm">
              <text:p/>
            </draw:line>
            <draw:line draw:style-name="gr94" draw:text-style-name="P2" draw:layer="layout" svg:x1="24.367cm" svg:y1="18cm" svg:x2="24.367cm" svg:y2="17.966cm">
              <text:p/>
            </draw:line>
            <draw:line draw:style-name="gr95" draw:text-style-name="P2" draw:layer="layout" svg:x1="24.418cm" svg:y1="17.931cm" svg:x2="24.418cm" svg:y2="17.897cm">
              <text:p/>
            </draw:line>
            <draw:line draw:style-name="gr96" draw:text-style-name="P2" draw:layer="layout" svg:x1="24.418cm" svg:y1="18cm" svg:x2="24.418cm" svg:y2="17.966cm">
              <text:p/>
            </draw:line>
            <draw:line draw:style-name="gr97" draw:text-style-name="P2" draw:layer="layout" svg:x1="24.444cm" svg:y1="17.931cm" svg:x2="24.444cm" svg:y2="17.897cm">
              <text:p/>
            </draw:line>
            <draw:line draw:style-name="gr98" draw:text-style-name="P2" draw:layer="layout" svg:x1="24.444cm" svg:y1="18cm" svg:x2="24.444cm" svg:y2="17.966cm">
              <text:p/>
            </draw:line>
            <draw:line draw:style-name="gr99" draw:text-style-name="P2" draw:layer="layout" svg:x1="24.495cm" svg:y1="17.931cm" svg:x2="24.495cm" svg:y2="17.897cm">
              <text:p/>
            </draw:line>
            <draw:line draw:style-name="gr100" draw:text-style-name="P2" draw:layer="layout" svg:x1="24.495cm" svg:y1="18cm" svg:x2="24.495cm" svg:y2="17.966cm">
              <text:p/>
            </draw:line>
            <draw:line draw:style-name="gr101" draw:text-style-name="P2" draw:layer="layout" svg:x1="24.52cm" svg:y1="17.931cm" svg:x2="24.52cm" svg:y2="17.897cm">
              <text:p/>
            </draw:line>
            <draw:line draw:style-name="gr102" draw:text-style-name="P2" draw:layer="layout" svg:x1="24.52cm" svg:y1="18cm" svg:x2="24.52cm" svg:y2="17.966cm">
              <text:p/>
            </draw:line>
          </draw:g>
          <draw:g>
            <draw:custom-shape draw:style-name="gr103" draw:text-style-name="P1" draw:layer="layout" svg:width="0.511cm" svg:height="0.481cm" svg:x="23.729cm" svg:y="17.7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104" draw:text-style-name="P3" draw:layer="layout" svg:width="0.409cm" svg:height="0.343cm" svg:x="23.78cm" svg:y="17.863cm">
              <text:p/>
            </draw:rect>
            <draw:custom-shape draw:style-name="gr105" draw:text-style-name="P1" draw:layer="layout" svg:width="0.102cm" svg:height="0.069cm" svg:x="23.934cm" svg:y="18.275cm">
              <text:p/>
              <draw:enhanced-geometry svg:viewBox="0 0 21600 21600" draw:type="rectangle" draw:enhanced-path="M 0 0 L 21600 0 21600 21600 0 21600 0 0 Z N"/>
            </draw:custom-shape>
            <draw:custom-shape draw:style-name="gr106" draw:text-style-name="P1" draw:layer="layout" svg:width="0.612cm" svg:height="0.206cm" svg:x="23.679cm" svg:y="18.344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7" draw:text-style-name="P4" draw:layer="layout" svg:width="0.102cm" svg:height="0.036cm" svg:x="23.934cm" svg:y="18.481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8" draw:text-style-name="P1" draw:layer="layout" svg:width="0.511cm" svg:height="0.104cm" svg:x="23.729cm" svg:y="18.377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g draw:name="laptop_3">
          <draw:custom-shape draw:style-name="gr109" draw:text-style-name="P1" draw:layer="layout" svg:width="0.745cm" svg:height="0.637cm" svg:x="21.074cm" svg:y="17.4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110" draw:text-style-name="P3" draw:layer="layout" svg:width="0.595cm" svg:height="0.455cm" svg:x="21.149cm" svg:y="17.507cm">
            <text:p/>
          </draw:rect>
          <draw:custom-shape draw:style-name="gr111" draw:text-style-name="P1" draw:layer="layout" svg:width="0.893cm" svg:height="0.272cm" svg:x="21cm" svg:y="18.053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2" draw:text-style-name="P4" draw:layer="layout" svg:width="0.149cm" svg:height="0.047cm" svg:x="21.372cm" svg:y="18.23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3" draw:text-style-name="P1" draw:layer="layout" svg:width="0.745cm" svg:height="0.139cm" svg:x="21.074cm" svg:y="18.09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laptop_4">
          <draw:custom-shape draw:style-name="gr114" draw:text-style-name="P1" draw:layer="layout" svg:width="0.744cm" svg:height="0.636cm" svg:x="22.432cm" svg:y="14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115" draw:text-style-name="P3" draw:layer="layout" svg:width="0.596cm" svg:height="0.455cm" svg:x="22.506cm" svg:y="14.341cm">
            <text:p/>
          </draw:rect>
          <draw:custom-shape draw:style-name="gr116" draw:text-style-name="P1" draw:layer="layout" svg:width="0.892cm" svg:height="0.273cm" svg:x="22.358cm" svg:y="14.88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7" draw:text-style-name="P4" draw:layer="layout" svg:width="0.148cm" svg:height="0.047cm" svg:x="22.73cm" svg:y="15.068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8" draw:text-style-name="P1" draw:layer="layout" svg:width="0.744cm" svg:height="0.139cm" svg:x="22.432cm" svg:y="14.92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desktop_3">
          <draw:g>
            <draw:rect draw:style-name="gr119" draw:text-style-name="P1" draw:layer="layout" svg:width="0.294cm" svg:height="0.849cm" svg:x="1.984cm" svg:y="15.693cm">
              <text:p/>
            </draw:rect>
            <draw:line draw:style-name="gr120" draw:text-style-name="P2" draw:layer="layout" svg:x1="2.014cm" svg:y1="16.118cm" svg:x2="2.249cm" svg:y2="16.118cm">
              <text:p/>
            </draw:line>
            <draw:line draw:style-name="gr121" draw:text-style-name="P2" draw:layer="layout" svg:x1="2.043cm" svg:y1="16.415cm" svg:x2="2.219cm" svg:y2="16.415cm">
              <text:p/>
            </draw:line>
            <draw:line draw:style-name="gr122" draw:text-style-name="P2" draw:layer="layout" svg:x1="2.043cm" svg:y1="16.373cm" svg:x2="2.219cm" svg:y2="16.373cm">
              <text:p/>
            </draw:line>
            <draw:line draw:style-name="gr123" draw:text-style-name="P2" draw:layer="layout" svg:x1="2.014cm" svg:y1="15.777cm" svg:x2="2.014cm" svg:y2="15.735cm">
              <text:p/>
            </draw:line>
            <draw:line draw:style-name="gr124" draw:text-style-name="P2" draw:layer="layout" svg:x1="2.014cm" svg:y1="15.862cm" svg:x2="2.014cm" svg:y2="15.82cm">
              <text:p/>
            </draw:line>
            <draw:line draw:style-name="gr125" draw:text-style-name="P2" draw:layer="layout" svg:x1="2.043cm" svg:y1="15.777cm" svg:x2="2.043cm" svg:y2="15.735cm">
              <text:p/>
            </draw:line>
            <draw:line draw:style-name="gr126" draw:text-style-name="P2" draw:layer="layout" svg:x1="2.043cm" svg:y1="15.862cm" svg:x2="2.043cm" svg:y2="15.82cm">
              <text:p/>
            </draw:line>
            <draw:line draw:style-name="gr127" draw:text-style-name="P2" draw:layer="layout" svg:x1="2.102cm" svg:y1="15.777cm" svg:x2="2.102cm" svg:y2="15.735cm">
              <text:p/>
            </draw:line>
            <draw:line draw:style-name="gr128" draw:text-style-name="P2" draw:layer="layout" svg:x1="2.102cm" svg:y1="15.862cm" svg:x2="2.102cm" svg:y2="15.82cm">
              <text:p/>
            </draw:line>
            <draw:line draw:style-name="gr129" draw:text-style-name="P2" draw:layer="layout" svg:x1="2.131cm" svg:y1="15.777cm" svg:x2="2.131cm" svg:y2="15.735cm">
              <text:p/>
            </draw:line>
            <draw:line draw:style-name="gr130" draw:text-style-name="P2" draw:layer="layout" svg:x1="2.131cm" svg:y1="15.862cm" svg:x2="2.131cm" svg:y2="15.82cm">
              <text:p/>
            </draw:line>
            <draw:line draw:style-name="gr131" draw:text-style-name="P2" draw:layer="layout" svg:x1="2.19cm" svg:y1="15.777cm" svg:x2="2.19cm" svg:y2="15.735cm">
              <text:p/>
            </draw:line>
            <draw:line draw:style-name="gr132" draw:text-style-name="P2" draw:layer="layout" svg:x1="2.19cm" svg:y1="15.862cm" svg:x2="2.19cm" svg:y2="15.82cm">
              <text:p/>
            </draw:line>
            <draw:line draw:style-name="gr133" draw:text-style-name="P2" draw:layer="layout" svg:x1="2.219cm" svg:y1="15.777cm" svg:x2="2.219cm" svg:y2="15.735cm">
              <text:p/>
            </draw:line>
            <draw:line draw:style-name="gr134" draw:text-style-name="P2" draw:layer="layout" svg:x1="2.219cm" svg:y1="15.862cm" svg:x2="2.219cm" svg:y2="15.82cm">
              <text:p/>
            </draw:line>
          </draw:g>
          <draw:g>
            <draw:custom-shape draw:style-name="gr135" draw:text-style-name="P1" draw:layer="layout" svg:width="0.587cm" svg:height="0.595cm" svg:x="1.309cm" svg:y="15.6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136" draw:text-style-name="P3" draw:layer="layout" svg:width="0.47cm" svg:height="0.424cm" svg:x="1.367cm" svg:y="15.693cm">
              <text:p/>
            </draw:rect>
            <draw:custom-shape draw:style-name="gr137" draw:text-style-name="P1" draw:layer="layout" svg:width="0.117cm" svg:height="0.085cm" svg:x="1.544cm" svg:y="16.203cm">
              <text:p/>
              <draw:enhanced-geometry svg:viewBox="0 0 21600 21600" draw:type="rectangle" draw:enhanced-path="M 0 0 L 21600 0 21600 21600 0 21600 0 0 Z N"/>
            </draw:custom-shape>
            <draw:custom-shape draw:style-name="gr138" draw:text-style-name="P1" draw:layer="layout" svg:width="0.705cm" svg:height="0.255cm" svg:x="1.25cm" svg:y="16.287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39" draw:text-style-name="P4" draw:layer="layout" svg:width="0.117cm" svg:height="0.045cm" svg:x="1.544cm" svg:y="16.457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0" draw:text-style-name="P1" draw:layer="layout" svg:width="0.587cm" svg:height="0.129cm" svg:x="1.309cm" svg:y="16.328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g draw:name="laptop_5">
          <draw:custom-shape draw:style-name="gr141" draw:text-style-name="P1" draw:layer="layout" svg:width="0.794cm" svg:height="0.63cm" svg:x="4.377cm" svg:y="15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142" draw:text-style-name="P3" draw:layer="layout" svg:width="0.636cm" svg:height="0.45cm" svg:x="4.456cm" svg:y="15.92cm">
            <text:p/>
          </draw:rect>
          <draw:custom-shape draw:style-name="gr143" draw:text-style-name="P1" draw:layer="layout" svg:width="0.952cm" svg:height="0.27cm" svg:x="4.298cm" svg:y="16.46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44" draw:text-style-name="P4" draw:layer="layout" svg:width="0.158cm" svg:height="0.047cm" svg:x="4.695cm" svg:y="16.63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45" draw:text-style-name="P1" draw:layer="layout" svg:width="0.794cm" svg:height="0.137cm" svg:x="4.377cm" svg:y="16.502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desktop_4">
          <draw:g>
            <draw:rect draw:style-name="gr146" draw:text-style-name="P1" draw:layer="layout" svg:width="0.272cm" svg:height="0.679cm" svg:x="4.788cm" svg:y="17.92cm">
              <text:p/>
            </draw:rect>
            <draw:line draw:style-name="gr147" draw:text-style-name="P2" draw:layer="layout" svg:x1="4.815cm" svg:y1="18.26cm" svg:x2="5.033cm" svg:y2="18.26cm">
              <text:p/>
            </draw:line>
            <draw:line draw:style-name="gr148" draw:text-style-name="P2" draw:layer="layout" svg:x1="4.842cm" svg:y1="18.498cm" svg:x2="5.005cm" svg:y2="18.498cm">
              <text:p/>
            </draw:line>
            <draw:line draw:style-name="gr149" draw:text-style-name="P2" draw:layer="layout" svg:x1="4.842cm" svg:y1="18.464cm" svg:x2="5.005cm" svg:y2="18.464cm">
              <text:p/>
            </draw:line>
            <draw:line draw:style-name="gr150" draw:text-style-name="P2" draw:layer="layout" svg:x1="4.815cm" svg:y1="17.988cm" svg:x2="4.815cm" svg:y2="17.954cm">
              <text:p/>
            </draw:line>
            <draw:line draw:style-name="gr151" draw:text-style-name="P2" draw:layer="layout" svg:x1="4.815cm" svg:y1="18.056cm" svg:x2="4.815cm" svg:y2="18.022cm">
              <text:p/>
            </draw:line>
            <draw:line draw:style-name="gr152" draw:text-style-name="P2" draw:layer="layout" svg:x1="4.842cm" svg:y1="17.988cm" svg:x2="4.842cm" svg:y2="17.954cm">
              <text:p/>
            </draw:line>
            <draw:line draw:style-name="gr153" draw:text-style-name="P2" draw:layer="layout" svg:x1="4.842cm" svg:y1="18.056cm" svg:x2="4.842cm" svg:y2="18.022cm">
              <text:p/>
            </draw:line>
            <draw:line draw:style-name="gr154" draw:text-style-name="P2" draw:layer="layout" svg:x1="4.896cm" svg:y1="17.988cm" svg:x2="4.896cm" svg:y2="17.954cm">
              <text:p/>
            </draw:line>
            <draw:line draw:style-name="gr155" draw:text-style-name="P2" draw:layer="layout" svg:x1="4.896cm" svg:y1="18.056cm" svg:x2="4.896cm" svg:y2="18.022cm">
              <text:p/>
            </draw:line>
            <draw:line draw:style-name="gr156" draw:text-style-name="P2" draw:layer="layout" svg:x1="4.923cm" svg:y1="17.988cm" svg:x2="4.923cm" svg:y2="17.954cm">
              <text:p/>
            </draw:line>
            <draw:line draw:style-name="gr157" draw:text-style-name="P2" draw:layer="layout" svg:x1="4.923cm" svg:y1="18.056cm" svg:x2="4.923cm" svg:y2="18.022cm">
              <text:p/>
            </draw:line>
            <draw:line draw:style-name="gr158" draw:text-style-name="P2" draw:layer="layout" svg:x1="4.978cm" svg:y1="17.988cm" svg:x2="4.978cm" svg:y2="17.954cm">
              <text:p/>
            </draw:line>
            <draw:line draw:style-name="gr159" draw:text-style-name="P2" draw:layer="layout" svg:x1="4.978cm" svg:y1="18.056cm" svg:x2="4.978cm" svg:y2="18.022cm">
              <text:p/>
            </draw:line>
            <draw:line draw:style-name="gr160" draw:text-style-name="P2" draw:layer="layout" svg:x1="5.005cm" svg:y1="17.988cm" svg:x2="5.005cm" svg:y2="17.954cm">
              <text:p/>
            </draw:line>
            <draw:line draw:style-name="gr161" draw:text-style-name="P2" draw:layer="layout" svg:x1="5.005cm" svg:y1="18.056cm" svg:x2="5.005cm" svg:y2="18.022cm">
              <text:p/>
            </draw:line>
          </draw:g>
          <draw:g>
            <draw:custom-shape draw:style-name="gr162" draw:text-style-name="P1" draw:layer="layout" svg:width="0.545cm" svg:height="0.476cm" svg:x="4.161cm" svg:y="17.8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163" draw:text-style-name="P3" draw:layer="layout" svg:width="0.436cm" svg:height="0.34cm" svg:x="4.215cm" svg:y="17.92cm">
              <text:p/>
            </draw:rect>
            <draw:custom-shape draw:style-name="gr164" draw:text-style-name="P1" draw:layer="layout" svg:width="0.109cm" svg:height="0.068cm" svg:x="4.379cm" svg:y="18.328cm">
              <text:p/>
              <draw:enhanced-geometry svg:viewBox="0 0 21600 21600" draw:type="rectangle" draw:enhanced-path="M 0 0 L 21600 0 21600 21600 0 21600 0 0 Z N"/>
            </draw:custom-shape>
            <draw:custom-shape draw:style-name="gr165" draw:text-style-name="P1" draw:layer="layout" svg:width="0.654cm" svg:height="0.204cm" svg:x="4.107cm" svg:y="18.396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66" draw:text-style-name="P4" draw:layer="layout" svg:width="0.109cm" svg:height="0.036cm" svg:x="4.379cm" svg:y="18.532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67" draw:text-style-name="P1" draw:layer="layout" svg:width="0.545cm" svg:height="0.103cm" svg:x="4.161cm" svg:y="18.428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g draw:name="laptop_6">
          <draw:custom-shape draw:style-name="gr168" draw:text-style-name="P1" draw:layer="layout" svg:width="0.794cm" svg:height="0.63cm" svg:x="1.329cm" svg:y="17.4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169" draw:text-style-name="P3" draw:layer="layout" svg:width="0.636cm" svg:height="0.45cm" svg:x="1.408cm" svg:y="17.568cm">
            <text:p/>
          </draw:rect>
          <draw:custom-shape draw:style-name="gr170" draw:text-style-name="P1" draw:layer="layout" svg:width="0.952cm" svg:height="0.27cm" svg:x="1.25cm" svg:y="18.108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71" draw:text-style-name="P4" draw:layer="layout" svg:width="0.158cm" svg:height="0.046cm" svg:x="1.647cm" svg:y="18.288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72" draw:text-style-name="P1" draw:layer="layout" svg:width="0.794cm" svg:height="0.137cm" svg:x="1.329cm" svg:y="18.1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laptop_7">
          <draw:custom-shape draw:style-name="gr173" draw:text-style-name="P1" draw:layer="layout" svg:width="0.794cm" svg:height="0.63cm" svg:x="2.853cm" svg:y="14.1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174" draw:text-style-name="P3" draw:layer="layout" svg:width="0.636cm" svg:height="0.45cm" svg:x="2.932cm" svg:y="14.237cm">
            <text:p/>
          </draw:rect>
          <draw:custom-shape draw:style-name="gr175" draw:text-style-name="P1" draw:layer="layout" svg:width="0.952cm" svg:height="0.27cm" svg:x="2.774cm" svg:y="14.777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76" draw:text-style-name="P4" draw:layer="layout" svg:width="0.158cm" svg:height="0.046cm" svg:x="3.171cm" svg:y="14.957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77" draw:text-style-name="P1" draw:layer="layout" svg:width="0.794cm" svg:height="0.137cm" svg:x="2.853cm" svg:y="14.81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desktop_5">
          <draw:g>
            <draw:rect draw:style-name="gr178" draw:text-style-name="P1" draw:layer="layout" svg:width="0.295cm" svg:height="0.763cm" svg:x="12.233cm" svg:y="15.939cm">
              <text:p/>
            </draw:rect>
            <draw:line draw:style-name="gr179" draw:text-style-name="P2" draw:layer="layout" svg:x1="12.264cm" svg:y1="16.32cm" svg:x2="12.499cm" svg:y2="16.32cm">
              <text:p/>
            </draw:line>
            <draw:line draw:style-name="gr180" draw:text-style-name="P2" draw:layer="layout" svg:x1="12.293cm" svg:y1="16.587cm" svg:x2="12.469cm" svg:y2="16.587cm">
              <text:p/>
            </draw:line>
            <draw:line draw:style-name="gr181" draw:text-style-name="P2" draw:layer="layout" svg:x1="12.293cm" svg:y1="16.549cm" svg:x2="12.469cm" svg:y2="16.549cm">
              <text:p/>
            </draw:line>
            <draw:line draw:style-name="gr182" draw:text-style-name="P2" draw:layer="layout" svg:x1="12.264cm" svg:y1="16.015cm" svg:x2="12.264cm" svg:y2="15.977cm">
              <text:p/>
            </draw:line>
            <draw:line draw:style-name="gr183" draw:text-style-name="P2" draw:layer="layout" svg:x1="12.264cm" svg:y1="16.091cm" svg:x2="12.264cm" svg:y2="16.053cm">
              <text:p/>
            </draw:line>
            <draw:line draw:style-name="gr184" draw:text-style-name="P2" draw:layer="layout" svg:x1="12.293cm" svg:y1="16.015cm" svg:x2="12.293cm" svg:y2="15.977cm">
              <text:p/>
            </draw:line>
            <draw:line draw:style-name="gr185" draw:text-style-name="P2" draw:layer="layout" svg:x1="12.293cm" svg:y1="16.091cm" svg:x2="12.293cm" svg:y2="16.053cm">
              <text:p/>
            </draw:line>
            <draw:line draw:style-name="gr186" draw:text-style-name="P2" draw:layer="layout" svg:x1="12.352cm" svg:y1="16.015cm" svg:x2="12.352cm" svg:y2="15.977cm">
              <text:p/>
            </draw:line>
            <draw:line draw:style-name="gr187" draw:text-style-name="P2" draw:layer="layout" svg:x1="12.352cm" svg:y1="16.091cm" svg:x2="12.352cm" svg:y2="16.053cm">
              <text:p/>
            </draw:line>
            <draw:line draw:style-name="gr188" draw:text-style-name="P2" draw:layer="layout" svg:x1="12.381cm" svg:y1="16.015cm" svg:x2="12.381cm" svg:y2="15.977cm">
              <text:p/>
            </draw:line>
            <draw:line draw:style-name="gr189" draw:text-style-name="P2" draw:layer="layout" svg:x1="12.381cm" svg:y1="16.091cm" svg:x2="12.381cm" svg:y2="16.053cm">
              <text:p/>
            </draw:line>
            <draw:line draw:style-name="gr190" draw:text-style-name="P2" draw:layer="layout" svg:x1="12.44cm" svg:y1="16.015cm" svg:x2="12.44cm" svg:y2="15.977cm">
              <text:p/>
            </draw:line>
            <draw:line draw:style-name="gr191" draw:text-style-name="P2" draw:layer="layout" svg:x1="12.44cm" svg:y1="16.091cm" svg:x2="12.44cm" svg:y2="16.053cm">
              <text:p/>
            </draw:line>
            <draw:line draw:style-name="gr192" draw:text-style-name="P2" draw:layer="layout" svg:x1="12.469cm" svg:y1="16.015cm" svg:x2="12.469cm" svg:y2="15.977cm">
              <text:p/>
            </draw:line>
            <draw:line draw:style-name="gr193" draw:text-style-name="P2" draw:layer="layout" svg:x1="12.469cm" svg:y1="16.091cm" svg:x2="12.469cm" svg:y2="16.053cm">
              <text:p/>
            </draw:line>
          </draw:g>
          <draw:g>
            <draw:custom-shape draw:style-name="gr194" draw:text-style-name="P1" draw:layer="layout" svg:width="0.587cm" svg:height="0.534cm" svg:x="11.559cm" svg:y="15.8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195" draw:text-style-name="P3" draw:layer="layout" svg:width="0.471cm" svg:height="0.381cm" svg:x="11.617cm" svg:y="15.939cm">
              <text:p/>
            </draw:rect>
            <draw:custom-shape draw:style-name="gr196" draw:text-style-name="P1" draw:layer="layout" svg:width="0.118cm" svg:height="0.077cm" svg:x="11.794cm" svg:y="16.396cm">
              <text:p/>
              <draw:enhanced-geometry svg:viewBox="0 0 21600 21600" draw:type="rectangle" draw:enhanced-path="M 0 0 L 21600 0 21600 21600 0 21600 0 0 Z N"/>
            </draw:custom-shape>
            <draw:custom-shape draw:style-name="gr197" draw:text-style-name="P1" draw:layer="layout" svg:width="0.705cm" svg:height="0.229cm" svg:x="11.5cm" svg:y="16.472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98" draw:text-style-name="P4" draw:layer="layout" svg:width="0.118cm" svg:height="0.041cm" svg:x="11.794cm" svg:y="16.624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99" draw:text-style-name="P1" draw:layer="layout" svg:width="0.587cm" svg:height="0.115cm" svg:x="11.559cm" svg:y="16.509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g draw:name="laptop_8">
          <draw:custom-shape draw:style-name="gr200" draw:text-style-name="P1" draw:layer="layout" svg:width="0.794cm" svg:height="0.566cm" svg:x="14.627cm" svg:y="16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201" draw:text-style-name="P3" draw:layer="layout" svg:width="0.636cm" svg:height="0.405cm" svg:x="14.706cm" svg:y="16.142cm">
            <text:p/>
          </draw:rect>
          <draw:custom-shape draw:style-name="gr202" draw:text-style-name="P1" draw:layer="layout" svg:width="0.952cm" svg:height="0.242cm" svg:x="14.548cm" svg:y="16.628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03" draw:text-style-name="P4" draw:layer="layout" svg:width="0.159cm" svg:height="0.042cm" svg:x="14.944cm" svg:y="16.78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04" draw:text-style-name="P1" draw:layer="layout" svg:width="0.794cm" svg:height="0.122cm" svg:x="14.627cm" svg:y="16.667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desktop_6">
          <draw:g>
            <draw:rect draw:style-name="gr205" draw:text-style-name="P1" draw:layer="layout" svg:width="0.272cm" svg:height="0.61cm" svg:x="15.038cm" svg:y="17.839cm">
              <text:p/>
            </draw:rect>
            <draw:line draw:style-name="gr206" draw:text-style-name="P2" draw:layer="layout" svg:x1="15.065cm" svg:y1="18.144cm" svg:x2="15.283cm" svg:y2="18.144cm">
              <text:p/>
            </draw:line>
            <draw:line draw:style-name="gr207" draw:text-style-name="P2" draw:layer="layout" svg:x1="15.092cm" svg:y1="18.358cm" svg:x2="15.255cm" svg:y2="18.358cm">
              <text:p/>
            </draw:line>
            <draw:line draw:style-name="gr208" draw:text-style-name="P2" draw:layer="layout" svg:x1="15.092cm" svg:y1="18.328cm" svg:x2="15.255cm" svg:y2="18.328cm">
              <text:p/>
            </draw:line>
            <draw:line draw:style-name="gr209" draw:text-style-name="P2" draw:layer="layout" svg:x1="15.065cm" svg:y1="17.901cm" svg:x2="15.065cm" svg:y2="17.87cm">
              <text:p/>
            </draw:line>
            <draw:line draw:style-name="gr210" draw:text-style-name="P2" draw:layer="layout" svg:x1="15.065cm" svg:y1="17.962cm" svg:x2="15.065cm" svg:y2="17.931cm">
              <text:p/>
            </draw:line>
            <draw:line draw:style-name="gr211" draw:text-style-name="P2" draw:layer="layout" svg:x1="15.092cm" svg:y1="17.901cm" svg:x2="15.092cm" svg:y2="17.87cm">
              <text:p/>
            </draw:line>
            <draw:line draw:style-name="gr212" draw:text-style-name="P2" draw:layer="layout" svg:x1="15.092cm" svg:y1="17.962cm" svg:x2="15.092cm" svg:y2="17.931cm">
              <text:p/>
            </draw:line>
            <draw:line draw:style-name="gr213" draw:text-style-name="P2" draw:layer="layout" svg:x1="15.146cm" svg:y1="17.901cm" svg:x2="15.146cm" svg:y2="17.87cm">
              <text:p/>
            </draw:line>
            <draw:line draw:style-name="gr214" draw:text-style-name="P2" draw:layer="layout" svg:x1="15.146cm" svg:y1="17.962cm" svg:x2="15.146cm" svg:y2="17.931cm">
              <text:p/>
            </draw:line>
            <draw:line draw:style-name="gr215" draw:text-style-name="P2" draw:layer="layout" svg:x1="15.173cm" svg:y1="17.901cm" svg:x2="15.173cm" svg:y2="17.87cm">
              <text:p/>
            </draw:line>
            <draw:line draw:style-name="gr216" draw:text-style-name="P2" draw:layer="layout" svg:x1="15.173cm" svg:y1="17.962cm" svg:x2="15.173cm" svg:y2="17.931cm">
              <text:p/>
            </draw:line>
            <draw:line draw:style-name="gr217" draw:text-style-name="P2" draw:layer="layout" svg:x1="15.228cm" svg:y1="17.901cm" svg:x2="15.228cm" svg:y2="17.87cm">
              <text:p/>
            </draw:line>
            <draw:line draw:style-name="gr218" draw:text-style-name="P2" draw:layer="layout" svg:x1="15.228cm" svg:y1="17.962cm" svg:x2="15.228cm" svg:y2="17.931cm">
              <text:p/>
            </draw:line>
            <draw:line draw:style-name="gr219" draw:text-style-name="P2" draw:layer="layout" svg:x1="15.255cm" svg:y1="17.901cm" svg:x2="15.255cm" svg:y2="17.87cm">
              <text:p/>
            </draw:line>
            <draw:line draw:style-name="gr220" draw:text-style-name="P2" draw:layer="layout" svg:x1="15.255cm" svg:y1="17.962cm" svg:x2="15.255cm" svg:y2="17.931cm">
              <text:p/>
            </draw:line>
          </draw:g>
          <draw:g>
            <draw:custom-shape draw:style-name="gr221" draw:text-style-name="P1" draw:layer="layout" svg:width="0.545cm" svg:height="0.427cm" svg:x="14.411cm" svg:y="17.7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222" draw:text-style-name="P3" draw:layer="layout" svg:width="0.436cm" svg:height="0.305cm" svg:x="14.465cm" svg:y="17.839cm">
              <text:p/>
            </draw:rect>
            <draw:custom-shape draw:style-name="gr223" draw:text-style-name="P1" draw:layer="layout" svg:width="0.109cm" svg:height="0.061cm" svg:x="14.629cm" svg:y="18.205cm">
              <text:p/>
              <draw:enhanced-geometry svg:viewBox="0 0 21600 21600" draw:type="rectangle" draw:enhanced-path="M 0 0 L 21600 0 21600 21600 0 21600 0 0 Z N"/>
            </draw:custom-shape>
            <draw:custom-shape draw:style-name="gr224" draw:text-style-name="P1" draw:layer="layout" svg:width="0.654cm" svg:height="0.184cm" svg:x="14.357cm" svg:y="18.266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25" draw:text-style-name="P4" draw:layer="layout" svg:width="0.109cm" svg:height="0.032cm" svg:x="14.629cm" svg:y="18.389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26" draw:text-style-name="P1" draw:layer="layout" svg:width="0.545cm" svg:height="0.093cm" svg:x="14.411cm" svg:y="18.295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g draw:name="laptop_9">
          <draw:custom-shape draw:style-name="gr227" draw:text-style-name="P1" draw:layer="layout" svg:width="0.794cm" svg:height="0.567cm" svg:x="11.579cm" svg:y="17.5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228" draw:text-style-name="P3" draw:layer="layout" svg:width="0.636cm" svg:height="0.405cm" svg:x="11.658cm" svg:y="17.623cm">
            <text:p/>
          </draw:rect>
          <draw:custom-shape draw:style-name="gr229" draw:text-style-name="P1" draw:layer="layout" svg:width="0.952cm" svg:height="0.241cm" svg:x="11.5cm" svg:y="18.108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0" draw:text-style-name="P4" draw:layer="layout" svg:width="0.159cm" svg:height="0.042cm" svg:x="11.897cm" svg:y="18.27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1" draw:text-style-name="P1" draw:layer="layout" svg:width="0.794cm" svg:height="0.123cm" svg:x="11.579cm" svg:y="18.146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laptop_10">
          <draw:custom-shape draw:style-name="gr232" draw:text-style-name="P1" draw:layer="layout" svg:width="0.794cm" svg:height="0.566cm" svg:x="13.103cm" svg:y="14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233" draw:text-style-name="P3" draw:layer="layout" svg:width="0.634cm" svg:height="0.405cm" svg:x="13.183cm" svg:y="14.631cm">
            <text:p/>
          </draw:rect>
          <draw:custom-shape draw:style-name="gr234" draw:text-style-name="P1" draw:layer="layout" svg:width="0.952cm" svg:height="0.242cm" svg:x="13.024cm" svg:y="15.116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5" draw:text-style-name="P4" draw:layer="layout" svg:width="0.158cm" svg:height="0.042cm" svg:x="13.421cm" svg:y="15.278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6" draw:text-style-name="P1" draw:layer="layout" svg:width="0.794cm" svg:height="0.123cm" svg:x="13.103cm" svg:y="15.15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path draw:style-name="gr237" draw:text-style-name="P5" draw:layer="layout" svg:width="1.09cm" svg:height="0.979cm" svg:x="14.159cm" svg:y="6.979cm" svg:viewBox="0 0 1091 980" svg:d="M0 980c475 0 1091-280 1091-560s-18-420-364-420c0 300-727 579-727 980z">
            <text:p/>
          </draw:path>
          <draw:g>
            <draw:path draw:style-name="gr238" draw:text-style-name="P6" draw:layer="layout" svg:width="2.666cm" svg:height="1.68cm" svg:x="12.22cm" svg:y="6.349cm" svg:viewBox="0 0 2667 1681" svg:d="M2667 0c0 0 0 1121-1 840 2 491-575 841-1331 841s-1334-350-1335-841c1 1 0-350 0-840 0 490 606 840 1334 840s1333-350 1333-840z">
              <text:p/>
            </draw:path>
            <draw:path draw:style-name="gr239" draw:text-style-name="P7" draw:layer="layout" svg:width="2.665cm" svg:height="1.678cm" svg:x="12.219cm" svg:y="5.509cm" svg:viewBox="0 0 2666 1679" svg:d="M1333 0c756 0 1333 363 1333 839s-577 840-1333 840-1333-364-1333-840 577-839 1333-839z">
              <text:p/>
            </draw:path>
            <draw:polygon draw:style-name="gr240" draw:text-style-name="P8" draw:layer="layout" svg:width="0.727cm" svg:height="0.419cm" svg:x="13.674cm" svg:y="6.419cm" svg:viewBox="0 0 728 420" draw:points="364,0 243,70 728,350 606,420 121,140 0,210 0,0">
              <text:p/>
            </draw:polygon>
            <draw:polygon draw:style-name="gr241" draw:text-style-name="P8" draw:layer="layout" svg:width="0.726cm" svg:height="0.419cm" svg:x="12.704cm" svg:y="5.859cm" svg:viewBox="0 0 727 420" draw:points="606,280 727,210 727,420 363,420 484,350 0,70 121,0">
              <text:p/>
            </draw:polygon>
            <draw:polygon draw:style-name="gr242" draw:text-style-name="P8" draw:layer="layout" svg:width="0.727cm" svg:height="0.419cm" svg:x="12.704cm" svg:y="6.419cm" svg:viewBox="0 0 728 420" draw:points="121,280 607,0 728,70 242,350 363,420 0,420 0,210">
              <text:p/>
            </draw:polygon>
            <draw:polygon draw:style-name="gr243" draw:text-style-name="P8" draw:layer="layout" svg:width="0.726cm" svg:height="0.419cm" svg:x="13.674cm" svg:y="5.859cm" svg:viewBox="0 0 727 420" draw:points="484,70 363,0 727,0 727,210 606,140 121,420 0,350">
              <text:p/>
            </draw:polygon>
            <draw:path draw:style-name="gr244" draw:text-style-name="P7" draw:layer="layout" svg:width="2.665cm" svg:height="0.839cm" svg:x="12.219cm" svg:y="6.629cm" svg:viewBox="0 0 2666 840" svg:d="M2666 0c0 476-577 840-1333 840s-1333-364-1333-840">
              <text:p/>
            </draw:path>
            <draw:line draw:style-name="gr245" draw:text-style-name="P2" draw:layer="layout" svg:x1="12.34cm" svg:y1="6.699cm" svg:x2="12.34cm" svg:y2="6.979cm">
              <text:p/>
            </draw:line>
            <draw:line draw:style-name="gr246" draw:text-style-name="P2" draw:layer="layout" svg:x1="12.583cm" svg:y1="6.909cm" svg:x2="12.583cm" svg:y2="7.189cm">
              <text:p/>
            </draw:line>
            <draw:line draw:style-name="gr247" draw:text-style-name="P2" draw:layer="layout" svg:x1="12.946cm" svg:y1="7.119cm" svg:x2="12.946cm" svg:y2="7.399cm">
              <text:p/>
            </draw:line>
            <draw:line draw:style-name="gr248" draw:text-style-name="P2" draw:layer="layout" svg:x1="13.31cm" svg:y1="7.189cm" svg:x2="13.31cm" svg:y2="7.469cm">
              <text:p/>
            </draw:line>
            <draw:line draw:style-name="gr249" draw:text-style-name="P2" draw:layer="layout" svg:x1="13.795cm" svg:y1="7.189cm" svg:x2="13.795cm" svg:y2="7.469cm">
              <text:p/>
            </draw:line>
            <draw:line draw:style-name="gr250" draw:text-style-name="P2" draw:layer="layout" svg:x1="14.159cm" svg:y1="7.119cm" svg:x2="14.159cm" svg:y2="7.399cm">
              <text:p/>
            </draw:line>
            <draw:line draw:style-name="gr251" draw:text-style-name="P2" draw:layer="layout" svg:x1="14.523cm" svg:y1="6.909cm" svg:x2="14.523cm" svg:y2="7.189cm">
              <text:p/>
            </draw:line>
            <draw:line draw:style-name="gr252" draw:text-style-name="P2" draw:layer="layout" svg:x1="14.765cm" svg:y1="6.699cm" svg:x2="14.765cm" svg:y2="6.979cm">
              <text:p/>
            </draw:line>
            <draw:line draw:style-name="gr253" draw:text-style-name="P2" draw:layer="layout" svg:x1="13.553cm" svg:y1="7.469cm" svg:x2="13.553cm" svg:y2="7.749cm">
              <text:p/>
            </draw:line>
            <draw:line draw:style-name="gr254" draw:text-style-name="P2" draw:layer="layout" svg:x1="14.038cm" svg:y1="7.399cm" svg:x2="14.038cm" svg:y2="7.679cm">
              <text:p/>
            </draw:line>
            <draw:line draw:style-name="gr255" draw:text-style-name="P2" draw:layer="layout" svg:x1="14.401cm" svg:y1="7.259cm" svg:x2="14.401cm" svg:y2="7.539cm">
              <text:p/>
            </draw:line>
            <draw:line draw:style-name="gr256" draw:text-style-name="P2" draw:layer="layout" svg:x1="14.644cm" svg:y1="7.119cm" svg:x2="14.644cm" svg:y2="7.399cm">
              <text:p/>
            </draw:line>
            <draw:line draw:style-name="gr257" draw:text-style-name="P2" draw:layer="layout" svg:x1="13.068cm" svg:y1="7.399cm" svg:x2="13.068cm" svg:y2="7.679cm">
              <text:p/>
            </draw:line>
            <draw:line draw:style-name="gr258" draw:text-style-name="P2" draw:layer="layout" svg:x1="12.704cm" svg:y1="7.259cm" svg:x2="12.704cm" svg:y2="7.539cm">
              <text:p/>
            </draw:line>
            <draw:line draw:style-name="gr259" draw:text-style-name="P2" draw:layer="layout" svg:x1="12.461cm" svg:y1="7.119cm" svg:x2="12.461cm" svg:y2="7.399cm">
              <text:p/>
            </draw:line>
            <draw:path draw:style-name="gr260" draw:text-style-name="P7" draw:layer="layout" svg:width="2.665cm" svg:height="0.839cm" svg:x="12.219cm" svg:y="6.909cm" svg:viewBox="0 0 2666 840" svg:d="M2666 0c0 476-577 840-1333 840s-1333-364-1333-840">
              <text:p/>
            </draw:path>
            <draw:line draw:style-name="gr261" draw:text-style-name="P2" draw:layer="layout" svg:x1="12.34cm" svg:y1="7.259cm" svg:x2="12.34cm" svg:y2="7.539cm">
              <text:p/>
            </draw:line>
            <draw:line draw:style-name="gr262" draw:text-style-name="P2" draw:layer="layout" svg:x1="12.583cm" svg:y1="7.469cm" svg:x2="12.583cm" svg:y2="7.749cm">
              <text:p/>
            </draw:line>
            <draw:line draw:style-name="gr263" draw:text-style-name="P2" draw:layer="layout" svg:x1="12.946cm" svg:y1="7.679cm" svg:x2="12.946cm" svg:y2="7.959cm">
              <text:p/>
            </draw:line>
            <draw:line draw:style-name="gr264" draw:text-style-name="P2" draw:layer="layout" svg:x1="13.31cm" svg:y1="7.749cm" svg:x2="13.31cm" svg:y2="8.029cm">
              <text:p/>
            </draw:line>
            <draw:line draw:style-name="gr265" draw:text-style-name="P2" draw:layer="layout" svg:x1="13.795cm" svg:y1="7.749cm" svg:x2="13.795cm" svg:y2="8.029cm">
              <text:p/>
            </draw:line>
            <draw:line draw:style-name="gr266" draw:text-style-name="P2" draw:layer="layout" svg:x1="14.159cm" svg:y1="7.679cm" svg:x2="14.159cm" svg:y2="7.959cm">
              <text:p/>
            </draw:line>
            <draw:line draw:style-name="gr267" draw:text-style-name="P2" draw:layer="layout" svg:x1="14.523cm" svg:y1="7.469cm" svg:x2="14.523cm" svg:y2="7.749cm">
              <text:p/>
            </draw:line>
            <draw:line draw:style-name="gr268" draw:text-style-name="P2" draw:layer="layout" svg:x1="14.765cm" svg:y1="7.259cm" svg:x2="14.765cm" svg:y2="7.539cm">
              <text:p/>
            </draw:line>
            <draw:path draw:style-name="gr269" draw:text-style-name="P9" draw:layer="layout" svg:width="2.667cm" svg:height="2.519cm" svg:x="12.219cm" svg:y="5.509cm" svg:viewBox="0 0 2668 2520" svg:d="M1333 0c756 0 1335 364 1335 840l-1 840c0 490-606 840-1333 840s-1334-350-1334-840c0 0 1-840 0-841 0-476 577-839 1333-839z">
              <text:p/>
            </draw:path>
            <draw:polygon draw:style-name="gr270" draw:text-style-name="P10" draw:layer="layout" svg:width="0.242cm" svg:height="1.609cm" svg:x="13.431cm" svg:y="4.74cm" svg:viewBox="0 0 243 1610" draw:points="122,1610 122,280 0,140 122,0 243,140 122,280">
              <text:p/>
            </draw:polygon>
            <draw:path draw:style-name="gr271" draw:text-style-name="P11" draw:layer="layout" svg:width="0.181cm" svg:height="0.419cm" svg:x="13.795cm" svg:y="4.67cm" svg:viewBox="0 0 182 420" svg:d="M0 0c243 70 243 350 0 420">
              <text:p/>
            </draw:path>
            <draw:path draw:style-name="gr272" draw:text-style-name="P11" draw:layer="layout" svg:width="0.181cm" svg:height="0.419cm" svg:x="13.129cm" svg:y="4.67cm" svg:viewBox="0 0 182 420" svg:d="M182 0c-243 70-243 350 0 420">
              <text:p/>
            </draw:path>
            <draw:path draw:style-name="gr273" draw:text-style-name="P11" draw:layer="layout" svg:width="0.181cm" svg:height="0.699cm" svg:x="12.886cm" svg:y="4.53cm" svg:viewBox="0 0 182 700" svg:d="M182 0c-243 70-243 630 0 700">
              <text:p/>
            </draw:path>
            <draw:path draw:style-name="gr274" draw:text-style-name="P11" draw:layer="layout" svg:width="0.181cm" svg:height="0.699cm" svg:x="14.038cm" svg:y="4.53cm" svg:viewBox="0 0 182 700" svg:d="M0 0c242 70 242 630 0 700">
              <text:p/>
            </draw:path>
            <draw:path draw:style-name="gr275" draw:text-style-name="P11" draw:layer="layout" svg:width="0.181cm" svg:height="0.979cm" svg:x="12.644cm" svg:y="4.39cm" svg:viewBox="0 0 182 980" svg:d="M182 0c-243 70-243 910 0 980">
              <text:p/>
            </draw:path>
            <draw:path draw:style-name="gr276" draw:text-style-name="P11" draw:layer="layout" svg:width="0.177cm" svg:height="0.979cm" svg:x="14.28cm" svg:y="4.39cm" svg:viewBox="0 0 178 980" svg:d="M0 0c243 70 232 894 0 980">
              <text:p/>
            </draw:path>
            <draw:path draw:style-name="gr277" draw:text-style-name="P11" draw:layer="layout" svg:width="0.181cm" svg:height="1.259cm" svg:x="12.401cm" svg:y="4.25cm" svg:viewBox="0 0 182 1260" svg:d="M182 0c-243 70-243 1190 0 1260">
              <text:p/>
            </draw:path>
            <draw:path draw:style-name="gr278" draw:text-style-name="P11" draw:layer="layout" svg:width="0.181cm" svg:height="1.259cm" svg:x="14.523cm" svg:y="4.25cm" svg:viewBox="0 0 182 1260" svg:d="M0 0c242 70 242 1190 0 1260">
              <text:p/>
            </draw:path>
          </draw:g>
        </draw:g>
        <draw:g draw:name="wireless-access-point">
          <draw:line draw:style-name="gr279" draw:text-style-name="P2" draw:layer="layout" svg:x1="2.833cm" svg:y1="2.152cm" svg:x2="2.833cm" svg:y2="2.607cm">
            <text:p/>
          </draw:line>
          <draw:custom-shape draw:style-name="gr280" draw:text-style-name="P1" draw:layer="layout" svg:width="1.167cm" svg:height="1.9cm" svg:x="2.25cm" svg:y="2.409cm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6430.3696303696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ellipse draw:style-name="gr281" draw:text-style-name="P12" draw:layer="layout" svg:width="1.167cm" svg:height="0.761cm" svg:x="2.25cm" svg:y="1.605cm" draw:kind="arc" draw:start-angle="326.77" draw:end-angle="32.36">
            <text:p/>
          </draw:ellipse>
          <draw:ellipse draw:style-name="gr282" draw:text-style-name="P13" draw:layer="layout" svg:width="1.167cm" svg:height="0.761cm" svg:x="2.25cm" svg:y="1.605cm" draw:kind="arc" draw:start-angle="147.58" draw:end-angle="213.24">
            <text:p/>
          </draw:ellipse>
          <draw:ellipse draw:style-name="gr283" draw:text-style-name="P12" draw:layer="layout" svg:width="1.75cm" svg:height="1.141cm" svg:x="1.958cm" svg:y="1.401cm" draw:kind="arc" draw:start-angle="326.77" draw:end-angle="32.36">
            <text:p/>
          </draw:ellipse>
          <draw:ellipse draw:style-name="gr284" draw:text-style-name="P13" draw:layer="layout" svg:width="1.75cm" svg:height="1.141cm" svg:x="1.958cm" svg:y="1.401cm" draw:kind="arc" draw:start-angle="147.58" draw:end-angle="213.24">
            <text:p/>
          </draw:ellipse>
          <draw:ellipse draw:style-name="gr285" draw:text-style-name="P12" draw:layer="layout" svg:width="2.626cm" svg:height="1.71cm" svg:x="1.374cm" svg:y="1.103cm" draw:kind="arc" draw:start-angle="326.77" draw:end-angle="32.36">
            <text:p/>
          </draw:ellipse>
          <draw:ellipse draw:style-name="gr286" draw:text-style-name="P13" draw:layer="layout" svg:width="2.626cm" svg:height="1.71cm" svg:x="1.666cm" svg:y="1.103cm" draw:kind="arc" draw:start-angle="147.63" draw:end-angle="213.21">
            <text:p/>
          </draw:ellipse>
          <draw:ellipse draw:style-name="gr287" draw:text-style-name="P4" draw:layer="layout" svg:width="0.584cm" svg:height="0.38cm" svg:x="2.541cm" svg:y="1.781cm">
            <text:p/>
          </draw:ellipse>
        </draw:g>
        <draw:g>
          <draw:polygon draw:style-name="gr288" draw:text-style-name="P14" draw:layer="layout" svg:width="0.812cm" svg:height="0.227cm" svg:x="3.165cm" svg:y="12.272cm" svg:viewBox="0 0 813 228" draw:points="0,228 813,228 813,0 0,0">
            <text:p/>
          </draw:polygon>
          <draw:line draw:style-name="gr289" draw:text-style-name="P14" draw:layer="layout" svg:x1="3.568cm" svg:y1="12.328cm" svg:x2="3.568cm" svg:y2="12.442cm">
            <text:p/>
          </draw:line>
          <draw:line draw:style-name="gr290" draw:text-style-name="P14" draw:layer="layout" svg:x1="3.368cm" svg:y1="12.386cm" svg:x2="3.773cm" svg:y2="12.386cm">
            <text:p/>
          </draw:line>
        </draw:g>
        <draw:path draw:style-name="gr291" draw:text-style-name="P16" draw:layer="layout" svg:width="5.606cm" svg:height="1.044cm" svg:x="1.143cm" svg:y="11.455cm" svg:viewBox="0 0 5607 1045" svg:d="M407 1045h4791c226 0 409-51 409-114v-817c0-63-183-114-409-114h-4791c-226 0-407 51-407 114v817c0 63 181 114 407 114z">
          <text:p text:style-name="P15"><text:span text:style-name="T1">ACCOUNTING DEPARTMENT</text:span></text:p>
        </draw:path>
        <draw:g draw:name="task-none_0">
          <draw:g>
            <draw:polygon draw:style-name="gr292" draw:text-style-name="P14" draw:layer="layout" svg:width="0.593cm" svg:height="0.259cm" svg:x="26.477cm" svg:y="8.782cm" svg:viewBox="0 0 594 260" draw:points="0,260 594,260 594,0 0,0">
              <text:p/>
            </draw:polygon>
            <draw:line draw:style-name="gr293" draw:text-style-name="P14" draw:layer="layout" svg:x1="26.772cm" svg:y1="8.846cm" svg:x2="26.772cm" svg:y2="8.976cm">
              <text:p/>
            </draw:line>
            <draw:line draw:style-name="gr294" draw:text-style-name="P14" draw:layer="layout" svg:x1="26.625cm" svg:y1="8.911cm" svg:x2="26.921cm" svg:y2="8.911cm">
              <text:p/>
            </draw:line>
          </draw:g>
          <draw:path draw:style-name="gr295" draw:text-style-name="P16" draw:layer="layout" svg:width="6.297cm" svg:height="1.191cm" svg:x="22.25cm" svg:y="7.85cm" svg:viewBox="0 0 6298 1192" svg:d="M458 1192h5380c254 0 460-58 460-130v-932c0-72-206-130-460-130h-5380c-254 0-458 58-458 130v932c0 72 204 130 458 130z">
            <text:p text:style-name="P15"><text:span text:style-name="T1">WEB AND APPLICATION SERVER</text:span></text:p>
          </draw:path>
        </draw:g>
        <draw:g>
          <draw:polygon draw:style-name="gr296" draw:text-style-name="P14" draw:layer="layout" svg:width="0.909cm" svg:height="0.218cm" svg:x="3.464cm" svg:y="19.532cm" svg:viewBox="0 0 910 219" draw:points="0,219 910,219 910,0 0,0">
            <text:p/>
          </draw:polygon>
          <draw:line draw:style-name="gr297" draw:text-style-name="P14" draw:layer="layout" svg:x1="3.915cm" svg:y1="19.586cm" svg:x2="3.915cm" svg:y2="19.695cm">
            <text:p/>
          </draw:line>
          <draw:line draw:style-name="gr298" draw:text-style-name="P14" draw:layer="layout" svg:x1="3.69cm" svg:y1="19.641cm" svg:x2="4.143cm" svg:y2="19.641cm">
            <text:p/>
          </draw:line>
        </draw:g>
        <draw:path draw:style-name="gr299" draw:text-style-name="P16" draw:layer="layout" svg:width="5.436cm" svg:height="0.999cm" svg:x="1.2cm" svg:y="18.75cm" svg:viewBox="0 0 5437 1000" svg:d="M395 1000h4645c219 0 397-49 397-109v-782c0-60-178-109-397-109h-4645c-219 0-395 49-395 109v782c0 60 176 109 395 109z">
          <text:p text:style-name="P15"><text:span text:style-name="T1">OPERATIONS DEPARTMENT</text:span></text:p>
        </draw:path>
        <draw:g>
          <draw:polygon draw:style-name="gr300" draw:text-style-name="P14" draw:layer="layout" svg:width="0.886cm" svg:height="0.228cm" svg:x="13.407cm" svg:y="19.521cm" svg:viewBox="0 0 887 229" draw:points="0,229 887,229 887,0 0,0">
            <text:p/>
          </draw:polygon>
          <draw:line draw:style-name="gr301" draw:text-style-name="P14" draw:layer="layout" svg:x1="13.846cm" svg:y1="19.577cm" svg:x2="13.846cm" svg:y2="19.691cm">
            <text:p/>
          </draw:line>
          <draw:line draw:style-name="gr302" draw:text-style-name="P14" draw:layer="layout" svg:x1="13.627cm" svg:y1="19.635cm" svg:x2="14.069cm" svg:y2="19.635cm">
            <text:p/>
          </draw:line>
        </draw:g>
        <draw:path draw:style-name="gr303" draw:text-style-name="P16" draw:layer="layout" svg:width="5.299cm" svg:height="1.049cm" svg:x="11.2cm" svg:y="18.7cm" svg:viewBox="0 0 5300 1050" svg:d="M385 1050h4528c214 0 387-51 387-114v-822c0-63-173-114-387-114h-4528c-214 0-385 51-385 114v822c0 63 171 114 385 114z">
          <text:p text:style-name="P15"><text:span text:style-name="T1">MARKETING DEPARTMENT</text:span></text:p>
        </draw:path>
        <draw:path draw:style-name="gr304" draw:text-style-name="P16" draw:layer="layout" svg:width="5.749cm" svg:height="1.049cm" svg:x="20cm" svg:y="18.7cm" svg:viewBox="0 0 5750 1050" svg:d="M418 1050h4912c232 0 420-51 420-114v-822c0-63-188-114-420-114h-4912c-232 0-418 51-418 114v822c0 63 186 114 418 114z">
          <text:p text:style-name="P15"><text:span text:style-name="T1">TECHNOLOGY DEPARTMENT</text:span></text:p>
        </draw:path>
        <draw:g draw:name="task-none">
          <draw:g>
            <draw:polygon draw:style-name="gr305" draw:text-style-name="P14" draw:layer="layout" svg:width="0.501cm" svg:height="0.235cm" svg:x="26.127cm" svg:y="13.514cm" svg:viewBox="0 0 502 236" draw:points="0,236 502,236 502,0 0,0">
              <text:p/>
            </draw:polygon>
            <draw:line draw:style-name="gr306" draw:text-style-name="P14" draw:layer="layout" svg:x1="26.376cm" svg:y1="13.572cm" svg:x2="26.376cm" svg:y2="13.69cm">
              <text:p/>
            </draw:line>
            <draw:line draw:style-name="gr307" draw:text-style-name="P14" draw:layer="layout" svg:x1="26.252cm" svg:y1="13.632cm" svg:x2="26.502cm" svg:y2="13.632cm">
              <text:p/>
            </draw:line>
          </draw:g>
          <draw:path draw:style-name="gr308" draw:text-style-name="P16" draw:layer="layout" svg:width="3.499cm" svg:height="1.079cm" svg:x="25cm" svg:y="12.67cm" svg:viewBox="0 0 3500 1080" svg:d="M254 1080h2991c141 0 255-53 255-118v-844c0-65-114-118-255-118h-2991c-141 0-254 53-254 118v844c0 65 113 118 254 118z">
            <text:p text:style-name="P15"><text:span text:style-name="T1">CENTRAL SERVER</text:span></text:p>
          </draw:path>
        </draw:g>
        <draw:g draw:name="server">
          <draw:g>
            <draw:rect draw:style-name="gr309" draw:text-style-name="P1" draw:layer="layout" svg:width="3.199cm" svg:height="0.512cm" svg:x="25.1cm" svg:y="10.456cm">
              <text:p/>
            </draw:rect>
            <draw:ellipse draw:style-name="gr310" draw:text-style-name="P1" draw:layer="layout" svg:width="0.134cm" svg:height="0.102cm" svg:x="25.366cm" svg:y="10.66cm">
              <text:p/>
            </draw:ellipse>
            <draw:ellipse draw:style-name="gr311" draw:text-style-name="P3" draw:layer="layout" svg:width="0.401cm" svg:height="0.306cm" svg:x="27.499cm" svg:y="10.559cm">
              <text:p/>
            </draw:ellipse>
            <draw:ellipse draw:style-name="gr312" draw:text-style-name="P1" draw:layer="layout" svg:width="0.134cm" svg:height="0.102cm" svg:x="25.9cm" svg:y="10.66cm">
              <text:p/>
            </draw:ellipse>
            <draw:ellipse draw:style-name="gr313" draw:text-style-name="P1" draw:layer="layout" svg:width="0.134cm" svg:height="0.102cm" svg:x="25.634cm" svg:y="10.66cm">
              <text:p/>
            </draw:ellipse>
            <draw:custom-shape draw:style-name="gr314" draw:text-style-name="P1" draw:layer="layout" svg:width="0.801cm" svg:height="0.102cm" svg:x="26.433cm" svg:y="10.66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315" draw:text-style-name="P1" draw:layer="layout" svg:width="3.199cm" svg:height="0.51cm" svg:x="25.1cm" svg:y="10.968cm">
              <text:p/>
            </draw:rect>
            <draw:ellipse draw:style-name="gr316" draw:text-style-name="P1" draw:layer="layout" svg:width="0.134cm" svg:height="0.102cm" svg:x="25.366cm" svg:y="11.172cm">
              <text:p/>
            </draw:ellipse>
            <draw:ellipse draw:style-name="gr317" draw:text-style-name="P3" draw:layer="layout" svg:width="0.401cm" svg:height="0.306cm" svg:x="27.499cm" svg:y="11.069cm">
              <text:p/>
            </draw:ellipse>
            <draw:ellipse draw:style-name="gr318" draw:text-style-name="P1" draw:layer="layout" svg:width="0.134cm" svg:height="0.102cm" svg:x="25.9cm" svg:y="11.172cm">
              <text:p/>
            </draw:ellipse>
            <draw:ellipse draw:style-name="gr319" draw:text-style-name="P1" draw:layer="layout" svg:width="0.134cm" svg:height="0.102cm" svg:x="25.634cm" svg:y="11.172cm">
              <text:p/>
            </draw:ellipse>
            <draw:custom-shape draw:style-name="gr320" draw:text-style-name="P1" draw:layer="layout" svg:width="0.801cm" svg:height="0.102cm" svg:x="26.433cm" svg:y="11.172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321" draw:text-style-name="P1" draw:layer="layout" svg:width="3.199cm" svg:height="0.512cm" svg:x="25.1cm" svg:y="11.478cm">
              <text:p/>
            </draw:rect>
            <draw:ellipse draw:style-name="gr322" draw:text-style-name="P1" draw:layer="layout" svg:width="0.134cm" svg:height="0.102cm" svg:x="25.366cm" svg:y="11.682cm">
              <text:p/>
            </draw:ellipse>
            <draw:ellipse draw:style-name="gr323" draw:text-style-name="P3" draw:layer="layout" svg:width="0.401cm" svg:height="0.306cm" svg:x="27.499cm" svg:y="11.581cm">
              <text:p/>
            </draw:ellipse>
            <draw:ellipse draw:style-name="gr324" draw:text-style-name="P1" draw:layer="layout" svg:width="0.134cm" svg:height="0.102cm" svg:x="25.9cm" svg:y="11.682cm">
              <text:p/>
            </draw:ellipse>
            <draw:ellipse draw:style-name="gr325" draw:text-style-name="P1" draw:layer="layout" svg:width="0.134cm" svg:height="0.102cm" svg:x="25.634cm" svg:y="11.682cm">
              <text:p/>
            </draw:ellipse>
            <draw:custom-shape draw:style-name="gr326" draw:text-style-name="P1" draw:layer="layout" svg:width="0.801cm" svg:height="0.102cm" svg:x="26.433cm" svg:y="11.682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327" draw:text-style-name="P1" draw:layer="layout" svg:width="3.199cm" svg:height="0.51cm" svg:x="25.1cm" svg:y="11.99cm">
              <text:p/>
            </draw:rect>
            <draw:ellipse draw:style-name="gr328" draw:text-style-name="P1" draw:layer="layout" svg:width="0.134cm" svg:height="0.102cm" svg:x="25.366cm" svg:y="12.194cm">
              <text:p/>
            </draw:ellipse>
            <draw:ellipse draw:style-name="gr329" draw:text-style-name="P3" draw:layer="layout" svg:width="0.401cm" svg:height="0.306cm" svg:x="27.499cm" svg:y="12.091cm">
              <text:p/>
            </draw:ellipse>
            <draw:ellipse draw:style-name="gr330" draw:text-style-name="P1" draw:layer="layout" svg:width="0.134cm" svg:height="0.102cm" svg:x="25.9cm" svg:y="12.194cm">
              <text:p/>
            </draw:ellipse>
            <draw:ellipse draw:style-name="gr331" draw:text-style-name="P1" draw:layer="layout" svg:width="0.134cm" svg:height="0.102cm" svg:x="25.634cm" svg:y="12.194cm">
              <text:p/>
            </draw:ellipse>
            <draw:custom-shape draw:style-name="gr332" draw:text-style-name="P1" draw:layer="layout" svg:width="0.801cm" svg:height="0.102cm" svg:x="26.433cm" svg:y="12.194cm">
              <text:p/>
              <draw:enhanced-geometry svg:viewBox="0 0 21600 21600" draw:type="rectangle" draw:enhanced-path="M 0 0 L 21600 0 21600 21600 0 21600 0 0 Z N"/>
            </draw:custom-shape>
          </draw:g>
        </draw:g>
        <draw:g draw:name="web-server">
          <draw:rect draw:style-name="gr333" draw:text-style-name="P1" draw:layer="layout" svg:width="1.25cm" svg:height="2.5cm" svg:x="23.448cm" svg:y="5.284cm">
            <text:p/>
          </draw:rect>
          <draw:line draw:style-name="gr334" draw:text-style-name="P2" draw:layer="layout" svg:x1="23.698cm" svg:y1="7.409cm" svg:x2="24.448cm" svg:y2="7.409cm">
            <text:p/>
          </draw:line>
          <draw:line draw:style-name="gr335" draw:text-style-name="P2" draw:layer="layout" svg:x1="23.698cm" svg:y1="7.284cm" svg:x2="24.448cm" svg:y2="7.284cm">
            <text:p/>
          </draw:line>
          <draw:g>
            <draw:path draw:style-name="gr336" draw:text-style-name="P17" draw:layer="layout" svg:width="0.73cm" svg:height="0.713cm" svg:x="23.703cm" svg:y="5.549cm" svg:viewBox="0 0 731 714" svg:d="M305 8c-3-2-6-2-9-3-3 3 3 3 1 7-6 0-10-1-16-4h-3-2c12-3 23-6 35-8 0 5-2 6-6 8zM269 17c3 1 4 1 4 4s-4 3-4 8c3 4 4 4 6 4 3 2 9 0 10 0 5-4 8-10 12-10 2 1 6 12 6 16v11c0 6 8 4 12 7 0 2 0 5 2 5 3 4 4 4 4 6 0 6-6 6-4 15-2 1-6 1-6 6 0 6 10 0 12 4 1 2 0 3-2 8 2 3 3 10-1 10-3 0-5-6-6-6h-6c-3 0-5-1-6-1-5 0-9 1-12-3l15-17c3-1 4-1 3-3-3-4-5-1-9 2-2 0-6 4-9 4-6 0-15-3-21 2 0 1 6 0 6 4-2 2-3 2-6 0-2 0-2-3-2-4-1-2-7-2-12-2-4 0-6 3-6 6 5 2 12-3 12 5-1 3-7 6-7 12 0 1 3 6 6 6 1 0 1-2 3-2 3 0 4 2 6 2 3-3 4-5 9-5 3 5-5 9-9 11-6 1-14 1-17 4-4 2-12 8-12 2-3-5 3-5 3-6-4-2-10 1-13 4-8 2-20 5-23 12 0 2 3 6 0 6 0 2-6 3-7 3-5 2-6 2-8 3h-6c-3 3-3 5-6 9-3 0-3 2-4 2-2 1-5 6-8 9-3 0-3-3-4 0 0 3 1 9 0 13-5 5-23 9-32 20-6 3-15 13-13 19 0 6 3 21 1 24-6-3-12-3-16-7 0-2-2-17-3-18-3 0-3 9-9 3-8-8-12-6-20-5-6 3-7 11-13 11-9-9-21-8-23-6 6-15 14-29 21-41 14-27 32-52 53-73 3 0 7-5 10-3 3 0 3 4 8 4 0 2 7 0 10 0 8-4 0-13-1-13-6-3-14 1-20 4 18-18 38-34 59-48 4 2 7-3 10 2 0 4-6 6-6 9 2 3-3 6-3 7 0 5 5 9 9 9 2 0 8-4 9-9 0-4 0-10 3-12 15 0 32-9 30-27v-6c0-1 0-1 2-3 10-4 22-9 34-12 2 2 3 3 5 5zM53 281c1-3 15-5 15 6 0 1-18 27-14 31 8 2 18-3 24 0 2 0 12 5 11 8-11 21 3 40 7 39 5 0 12-6 20-2 3 0 6 5 9 5 1 0 3-14 13-17 9-4 20-10 21-9 5 2-3 5-1 6 6 5 9-6 12-4 16 15 28 13 37 9 14-6 17 6 21 15 8 0 17 16 26 18 21-3 33 12 36 15 0 1-3 3 0 6 0 6 7 6 6 13 0 3 9 9 12 9 10-1 21 5 24 12 10-1 16 8 25 2 9 9 27 16 30 16 3 3 6 11 6 15-1 23-25 29-27 50 0 4 3 4 3 9 0 1-1 36-18 46-4 0-34 12-36 20-1 6 2 9 2 16-2 2-6 15-15 20 1 12-11 25-12 25-9 3-17-4-21-3 0 5 10 15 10 17 0 4-4 9-6 10-1 3-19 5-21 6 0 3 2 6 0 11-3 4-9 0-12 0 0 4-1 6 2 9 3 0 6 0 7 1-1 5-3 2-3 3-19-7-40-15-58-25-2 0-8-6-8-12 0-3 3-17 3-20s-6-30-6-45c3-27-3-60-6-63-6-13-34-16-40-30-3-18-36-51-36-66 1-1 7-4 7-7s-4-5-4-6c-2-8 4-20 4-20 0 0 17-16 18-18 0 0-4-27-4-28-2-8-2-11-6-11-3 0-9 3-9 12-5 2-17-6-17-6-3-6-18-9-15-21-4-1-9-12-13-13 0 0-20-5-21-5-9-16-33-12-35-12 2-6 0-15 2-19 1 0 42-6 51-18zM624 621h-12c0-7 3-6 6-15 2-6 5-16 0-18 0-9-3-10 0-27 0-13-9-21-6-36-3-3 3-7 8-12 7-15 9-22 12-34 0-3 1-5 0-6-3-9-6-15-12-21-2-5-6-6-8-9-3-2-4-8-4-9 0-3 0-5 1-8v-12c3-1 5-6 5-7 0-5-5-11-8-11-4-3-10 2-16 0-6-3-6-13-14-15-10-1-21 5-28 6-5 3-8 6-12 6-2 0-6-3-9-3-5 0-21 3-24 6-6 0-23-15-24-16-5-3-9-3-11-5-1-4-1-7-4-12-2-4-6-9-9-12-5-3-11-9-12-13 0-2 1-2 1-3 0-5-3-8-3-9 0-5 3-6 6-8v-7c0-3 3-20 2-23 0-1-5-1-5-6 0-4 2-7 5-12 1-1 9-10 9-12 3-3 3-6 3-9 1-1 3-4 7-6 2-1 2-4 5-4 1-2 3-3 6-3 7-5 9-9 13-15 0-6 0-9 5-11 1-4 1-7 6-10 3-5 9-2 13-8 0-3 2-6 2-9 0-4-3-10-6-10s-8 4-9 0v-3c0-3-5-8-5-9 0-2 5-6 6-11v-13c5-9 15-5 26-5h4c8 0 14 2 15-4v-12c0-3-3-9-4-11-5-1-11 0-12-4 1-8 9-2 13-3 2 0 2-5 3-8 3 0 5 3 6 3 3 0 6-3 9-4 2-2 3-6 6-8 9 0 21-19 23-21 22 18 36 47 54 69l-5-6c-3 0-4 0-4-1-3 0-5-5-6-5l-2 3c-3 8 2 9 6 12 2 2 2 6 3 8 2 0 6 3 9 3 2 1 3 1 5 4 4 2 10 2 10 6-1 2-7-3-10 2 0 1 3 1 3 4s-5 8-8 8c0-2 2-5 2-6 0-5-9-11-12-12-3-3-6-3-8-5-3-1-9-6-10-7-5-5-6-11-12-11-2 0-5 2-6 5-2 0-8 3-11 3-6 0-7-2-12-2-1 0-1 2-3 5v3c0 3-6 3-9 4-3 2-13 12-13 15 0 2 1 2 1 5 0 1-15 13-15 13-6 0-18-1-18 5 0 4 6 6 11 6h12c1-2 3-5 4-5 3 0 6-3 9-3 3-3 9-4 14-4 0 0 18-3 19-3 5 0 11 3 15 3 2 0 3-3 6-3s6 3 8 4c0 2-2 2 0 5v6c0 1-5 6-5 9 0 1 5 3 6 3 2 3 6 3 9 3h6c2 0 8 1 9 3 2 3 2 6 6 9h6c6 0 11 6 14 4 6 0 3-7 4-10 0-8 14-8 20-3 24 51 36 106 36 165 0 64-17 129-48 186-15 28-35 54-56 76zM548 48c0 2 10 11 12 14 1 9 10 9 10 10 0 5-6 6-6 11-4 1-12 0-19 0-3 1-8 6-11 1-3-1 2-1 2-3 0-3-2-3-2-4 0-3 2-5 2-9 1-2 6 0 9-3 0-3-3-8-5-8-7 0-15-10-10-16 0-2 9-11 10-12 5 1 9 4 14 7 0 2-6 11-6 12zM521 54c3 0 12 3 9 6s-5 14-9 14c-5 3-12 9-17 3 0-5 2-8 2-12 0-3 3-3 6-3 3-5 6-8 9-8zM153 117c-1 0-3-3-4-3-3 0-5 2-6 3 0 3 1 3 1 5-4 4-3 10 2 10 1 0 4-9 10-10 2 1 2 1 3 1 3-1 3-7-1-7-2 0-2 1-5 1zM132 116c-3 0-9 0-10 1-2 0-2 5-3 6 0 3-3 5-5 8-1 0-10 12-4 12 3 0 9-5 9-6 1-8 4-11 9-15 4-2 6-2 6-6zM174 131h-6c-3 0-4-3-4 0 4 1 13 3 13 0s-1 0-3 0zM152 138h-12c-2 2-3 0-3 5 0 3 3 1 6 1 6-1 9-4 13-6-3-1-3 0-4 0zM609 144c-3 0-1-6 0-6 2 0 0-1 3 0 0 2 0 5-3 6zM608 149c4-3 6 1 4 10 0 2-6 6-9 0 3-3 0-6 0-10zM630 170c2-3 5 0 9 0h9c-3 1-3 6-4 7-6-1-11-4-14-7zM159 363c3-3 0-9-1-9-5 3-2 9 1 9z">
              <text:p/>
            </draw:path>
            <draw:custom-shape draw:style-name="gr337" draw:text-style-name="P18" draw:layer="layout" svg:width="0.75cm" svg:height="0.75cm" svg:x="23.698cm" svg:y="5.5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name="application-server">
          <draw:rect draw:style-name="gr338" draw:text-style-name="P1" draw:layer="layout" svg:width="1.25cm" svg:height="2.5cm" svg:x="25.794cm" svg:y="5.363cm">
            <text:p/>
          </draw:rect>
          <draw:line draw:style-name="gr339" draw:text-style-name="P2" draw:layer="layout" svg:x1="26.044cm" svg:y1="7.488cm" svg:x2="26.794cm" svg:y2="7.488cm">
            <text:p/>
          </draw:line>
          <draw:line draw:style-name="gr340" draw:text-style-name="P2" draw:layer="layout" svg:x1="26.044cm" svg:y1="7.363cm" svg:x2="26.794cm" svg:y2="7.363cm">
            <text:p/>
          </draw:line>
          <draw:polygon draw:style-name="gr341" draw:text-style-name="P19" draw:layer="layout" svg:width="0.749cm" svg:height="0.749cm" svg:x="26.044cm" svg:y="5.613cm" svg:viewBox="0 0 750 750" draw:points="0,0 750,0 750,750 0,750">
            <text:p/>
          </draw:polygon>
          <draw:polygon draw:style-name="gr342" draw:text-style-name="P20" draw:layer="layout" svg:width="0.749cm" svg:height="0.187cm" draw:transform="rotate (-3.14159265358979) translate (26.794cm 5.8005cm)" svg:viewBox="0 0 750 188" draw:points="0,188 750,188 750,0 0,0">
            <text:p/>
          </draw:polygon>
          <draw:polygon draw:style-name="gr343" draw:text-style-name="P20" draw:layer="layout" svg:width="0.338cm" svg:height="0.311cm" draw:transform="skewX (0.0026179938779914) rotate (-0.588001424996891) translate (26.3247319895247cm 5.89315566250444cm)" svg:viewBox="0 0 339 312" draw:points="0,1 339,0 209,312">
            <text:p/>
          </draw:polygon>
        </draw:g>
        <draw:g draw:name="switch">
          <draw:custom-shape draw:style-name="gr344" draw:text-style-name="P1" draw:layer="layout" svg:width="3.207cm" svg:height="0.996cm" svg:x="19.793cm" svg:y="10.5cm">
            <text:p/>
            <draw:enhanced-geometry svg:viewBox="0 0 21600 21600" draw:type="rectangle" draw:enhanced-path="M 0 0 L 21600 0 21600 21600 0 21600 0 0 Z N"/>
          </draw:custom-shape>
          <draw:custom-shape draw:style-name="gr345" draw:text-style-name="P1" draw:layer="layout" svg:width="2.939cm" svg:height="0.1cm" svg:x="19.927cm" svg:y="11.595cm">
            <text:p/>
            <draw:enhanced-geometry svg:viewBox="0 0 21600 21600" draw:type="rectangle" draw:enhanced-path="M 0 0 L 21600 0 21600 21600 0 21600 0 0 Z N"/>
          </draw:custom-shape>
          <draw:custom-shape draw:style-name="gr346" draw:text-style-name="P3" draw:layer="layout" svg:width="0.801cm" svg:height="0.598cm" svg:x="22.065cm" svg:y="10.699cm">
            <text:p/>
            <draw:enhanced-geometry svg:viewBox="0 0 21600 21600" draw:type="rectangle" draw:enhanced-path="M 0 0 L 21600 0 21600 21600 0 21600 0 0 Z N"/>
          </draw:custom-shape>
          <draw:polyline draw:style-name="gr347" draw:text-style-name="P2" draw:layer="layout" svg:width="0.64cm" svg:height="0.318cm" svg:x="22.145cm" svg:y="10.819cm" svg:viewBox="0 0 641 319" draw:points="0,319 180,319 479,0 641,0">
            <text:p/>
          </draw:polyline>
          <draw:polyline draw:style-name="gr348" draw:text-style-name="P2" draw:layer="layout" svg:width="0.64cm" svg:height="0.318cm" svg:x="22.145cm" svg:y="10.819cm" svg:viewBox="0 0 641 319" draw:points="641,319 462,319 162,0 0,0">
            <text:p/>
          </draw:polyline>
          <draw:polygon draw:style-name="gr349" draw:text-style-name="P1" draw:layer="layout" svg:width="0.4cm" svg:height="0.258cm" svg:x="19.927cm" svg:y="11.058cm" svg:viewBox="0 0 401 259" draw:points="0,200 0,0 401,0 401,200 267,200 267,258 134,259 134,200">
            <text:p/>
          </draw:polygon>
          <draw:polygon draw:style-name="gr350" draw:text-style-name="P1" draw:layer="layout" svg:width="0.4cm" svg:height="0.258cm" svg:x="20.997cm" svg:y="11.059cm" svg:viewBox="0 0 401 259" draw:points="0,200 0,0 401,0 401,200 267,200 267,258 134,259 134,200">
            <text:p/>
          </draw:polygon>
          <draw:polygon draw:style-name="gr351" draw:text-style-name="P1" draw:layer="layout" svg:width="0.4cm" svg:height="0.258cm" svg:x="20.463cm" svg:y="11.06cm" svg:viewBox="0 0 401 259" draw:points="0,200 0,0 401,0 401,200 267,200 267,258 134,259 134,200">
            <text:p/>
          </draw:polygon>
          <draw:polygon draw:style-name="gr352" draw:text-style-name="P1" draw:layer="layout" svg:width="0.4cm" svg:height="0.258cm" svg:x="21.533cm" svg:y="11.061cm" svg:viewBox="0 0 401 259" draw:points="0,200 0,0 401,0 401,200 267,200 267,258 134,259 134,200">
            <text:p/>
          </draw:polygon>
          <draw:polygon draw:style-name="gr353" draw:text-style-name="P1" draw:layer="layout" svg:width="0.4cm" svg:height="0.258cm" svg:x="19.927cm" svg:y="10.702cm" svg:viewBox="0 0 401 259" draw:points="0,200 0,0 401,0 401,200 267,200 267,258 134,259 134,200">
            <text:p/>
          </draw:polygon>
          <draw:polygon draw:style-name="gr354" draw:text-style-name="P1" draw:layer="layout" svg:width="0.4cm" svg:height="0.258cm" svg:x="20.997cm" svg:y="10.703cm" svg:viewBox="0 0 401 259" draw:points="0,200 0,0 401,0 401,200 267,200 267,258 134,259 134,200">
            <text:p/>
          </draw:polygon>
          <draw:polygon draw:style-name="gr355" draw:text-style-name="P1" draw:layer="layout" svg:width="0.4cm" svg:height="0.258cm" svg:x="20.463cm" svg:y="10.704cm" svg:viewBox="0 0 401 259" draw:points="0,200 0,0 401,0 401,200 267,200 267,258 134,259 134,200">
            <text:p/>
          </draw:polygon>
          <draw:polygon draw:style-name="gr356" draw:text-style-name="P1" draw:layer="layout" svg:width="0.4cm" svg:height="0.258cm" svg:x="21.533cm" svg:y="10.705cm" svg:viewBox="0 0 401 259" draw:points="0,200 0,0 401,0 401,200 267,200 267,258 134,259 134,200">
            <text:p/>
          </draw:polygon>
        </draw:g>
        <draw:g draw:name="router">
          <draw:custom-shape draw:style-name="gr357" draw:text-style-name="P1" draw:layer="layout" svg:width="3.861cm" svg:height="1.446cm" svg:x="11.889cm" svg:y="10.515cm">
            <text:p/>
            <draw:enhanced-geometry svg:viewBox="0 0 21600 21600" draw:type="rectangle" draw:enhanced-path="M 0 0 L 21600 0 21600 21600 0 21600 0 0 Z N"/>
          </draw:custom-shape>
          <draw:custom-shape draw:style-name="gr358" draw:text-style-name="P1" draw:layer="layout" svg:width="3.539cm" svg:height="0.145cm" svg:x="12.05cm" svg:y="12.105cm">
            <text:p/>
            <draw:enhanced-geometry svg:viewBox="0 0 21600 21600" draw:type="rectangle" draw:enhanced-path="M 0 0 L 21600 0 21600 21600 0 21600 0 0 Z N"/>
          </draw:custom-shape>
          <draw:custom-shape draw:style-name="gr359" draw:text-style-name="P3" draw:layer="layout" svg:width="0.965cm" svg:height="0.868cm" svg:x="14.624cm" svg:y="10.804cm">
            <text:p/>
            <draw:enhanced-geometry svg:viewBox="0 0 21600 21600" draw:type="rectangle" draw:enhanced-path="M 0 0 L 21600 0 21600 21600 0 21600 0 0 Z N"/>
          </draw:custom-shape>
          <draw:line draw:style-name="gr360" draw:text-style-name="P2" draw:layer="layout" svg:x1="14.72cm" svg:y1="11.238cm" svg:x2="15.042cm" svg:y2="11.238cm">
            <text:p/>
          </draw:line>
          <draw:polygon draw:style-name="gr361" draw:text-style-name="P1" draw:layer="layout" svg:width="0.482cm" svg:height="0.375cm" svg:x="12.05cm" svg:y="11.325cm" svg:viewBox="0 0 483 376" draw:points="0,290 0,0 483,0 483,290 322,290 322,375 161,376 161,290">
            <text:p/>
          </draw:polygon>
          <draw:line draw:style-name="gr362" draw:text-style-name="P2" draw:layer="layout" svg:x1="15.171cm" svg:y1="11.238cm" svg:x2="15.493cm" svg:y2="11.238cm">
            <text:p/>
          </draw:line>
          <draw:line draw:style-name="gr363" draw:text-style-name="P2" draw:layer="layout" svg:x1="15.107cm" svg:y1="10.92cm" svg:x2="15.107cm" svg:y2="11.209cm">
            <text:p/>
          </draw:line>
          <draw:line draw:style-name="gr364" draw:text-style-name="P2" draw:layer="layout" svg:x1="15.107cm" svg:y1="11.556cm" svg:x2="15.107cm" svg:y2="11.267cm">
            <text:p/>
          </draw:line>
          <draw:polygon draw:style-name="gr365" draw:text-style-name="P1" draw:layer="layout" svg:width="0.482cm" svg:height="0.375cm" svg:x="13.338cm" svg:y="11.326cm" svg:viewBox="0 0 483 376" draw:points="0,290 0,0 483,0 483,290 322,290 322,375 161,376 161,290">
            <text:p/>
          </draw:polygon>
          <draw:polygon draw:style-name="gr366" draw:text-style-name="P1" draw:layer="layout" svg:width="0.482cm" svg:height="0.375cm" svg:x="12.696cm" svg:y="11.327cm" svg:viewBox="0 0 483 376" draw:points="0,290 0,0 483,0 483,290 322,290 322,375 161,376 161,290">
            <text:p/>
          </draw:polygon>
          <draw:polygon draw:style-name="gr367" draw:text-style-name="P1" draw:layer="layout" svg:width="0.482cm" svg:height="0.375cm" svg:x="13.984cm" svg:y="11.328cm" svg:viewBox="0 0 483 376" draw:points="0,290 0,0 483,0 483,290 322,290 322,375 161,376 161,290">
            <text:p/>
          </draw:polygon>
          <draw:polygon draw:style-name="gr368" draw:text-style-name="P1" draw:layer="layout" svg:width="0.482cm" svg:height="0.375cm" svg:x="12.05cm" svg:y="10.808cm" svg:viewBox="0 0 483 376" draw:points="0,290 0,0 483,0 483,290 322,290 322,375 161,376 161,290">
            <text:p/>
          </draw:polygon>
          <draw:polygon draw:style-name="gr369" draw:text-style-name="P1" draw:layer="layout" svg:width="0.482cm" svg:height="0.375cm" svg:x="13.338cm" svg:y="10.809cm" svg:viewBox="0 0 483 376" draw:points="0,290 0,0 483,0 483,290 322,290 322,375 161,376 161,290">
            <text:p/>
          </draw:polygon>
          <draw:polygon draw:style-name="gr370" draw:text-style-name="P1" draw:layer="layout" svg:width="0.482cm" svg:height="0.375cm" svg:x="12.696cm" svg:y="10.81cm" svg:viewBox="0 0 483 376" draw:points="0,290 0,0 483,0 483,290 322,290 322,375 161,376 161,290">
            <text:p/>
          </draw:polygon>
          <draw:polygon draw:style-name="gr371" draw:text-style-name="P1" draw:layer="layout" svg:width="0.482cm" svg:height="0.375cm" svg:x="13.984cm" svg:y="10.811cm" svg:viewBox="0 0 483 376" draw:points="0,290 0,0 483,0 483,290 322,290 322,375 161,376 161,290">
            <text:p/>
          </draw:polygon>
        </draw:g>
        <draw:g draw:name="switch_0">
          <draw:custom-shape draw:style-name="gr372" draw:text-style-name="P1" draw:layer="layout" svg:width="1.45cm" svg:height="0.753cm" svg:x="12.8cm" svg:y="16.5cm">
            <text:p/>
            <draw:enhanced-geometry svg:viewBox="0 0 21600 21600" draw:type="rectangle" draw:enhanced-path="M 0 0 L 21600 0 21600 21600 0 21600 0 0 Z N"/>
          </draw:custom-shape>
          <draw:custom-shape draw:style-name="gr373" draw:text-style-name="P1" draw:layer="layout" svg:width="1.33cm" svg:height="0.075cm" svg:x="12.86cm" svg:y="17.329cm">
            <text:p/>
            <draw:enhanced-geometry svg:viewBox="0 0 21600 21600" draw:type="rectangle" draw:enhanced-path="M 0 0 L 21600 0 21600 21600 0 21600 0 0 Z N"/>
          </draw:custom-shape>
          <draw:custom-shape draw:style-name="gr374" draw:text-style-name="P3" draw:layer="layout" svg:width="0.363cm" svg:height="0.452cm" svg:x="13.827cm" svg:y="16.651cm">
            <text:p/>
            <draw:enhanced-geometry svg:viewBox="0 0 21600 21600" draw:type="rectangle" draw:enhanced-path="M 0 0 L 21600 0 21600 21600 0 21600 0 0 Z N"/>
          </draw:custom-shape>
          <draw:polyline draw:style-name="gr375" draw:text-style-name="P2" draw:layer="layout" svg:width="0.289cm" svg:height="0.24cm" svg:x="13.863cm" svg:y="16.741cm" svg:viewBox="0 0 290 241" draw:points="0,241 81,241 217,0 290,0">
            <text:p/>
          </draw:polyline>
          <draw:polyline draw:style-name="gr376" draw:text-style-name="P2" draw:layer="layout" svg:width="0.289cm" svg:height="0.24cm" svg:x="13.863cm" svg:y="16.741cm" svg:viewBox="0 0 290 241" draw:points="290,241 209,241 73,0 0,0">
            <text:p/>
          </draw:polyline>
          <draw:polygon draw:style-name="gr377" draw:text-style-name="P1" draw:layer="layout" svg:width="0.18cm" svg:height="0.195cm" svg:x="12.86cm" svg:y="16.922cm" svg:viewBox="0 0 181 196" draw:points="0,151 0,0 181,0 181,151 121,151 121,195 60,196 60,151">
            <text:p/>
          </draw:polygon>
          <draw:polygon draw:style-name="gr378" draw:text-style-name="P1" draw:layer="layout" svg:width="0.18cm" svg:height="0.195cm" svg:x="13.344cm" svg:y="16.923cm" svg:viewBox="0 0 181 196" draw:points="0,151 0,0 181,0 181,151 121,151 121,195 60,196 60,151">
            <text:p/>
          </draw:polygon>
          <draw:polygon draw:style-name="gr379" draw:text-style-name="P1" draw:layer="layout" svg:width="0.18cm" svg:height="0.195cm" svg:x="13.103cm" svg:y="16.924cm" svg:viewBox="0 0 181 196" draw:points="0,151 0,0 181,0 181,151 121,151 121,195 60,196 60,151">
            <text:p/>
          </draw:polygon>
          <draw:polygon draw:style-name="gr380" draw:text-style-name="P1" draw:layer="layout" svg:width="0.18cm" svg:height="0.195cm" svg:x="13.587cm" svg:y="16.924cm" svg:viewBox="0 0 181 196" draw:points="0,151 0,0 181,0 181,151 121,151 121,195 60,196 60,151">
            <text:p/>
          </draw:polygon>
          <draw:polygon draw:style-name="gr381" draw:text-style-name="P1" draw:layer="layout" svg:width="0.18cm" svg:height="0.195cm" svg:x="12.86cm" svg:y="16.653cm" svg:viewBox="0 0 181 196" draw:points="0,151 0,0 181,0 181,151 121,151 121,195 60,196 60,151">
            <text:p/>
          </draw:polygon>
          <draw:polygon draw:style-name="gr382" draw:text-style-name="P1" draw:layer="layout" svg:width="0.18cm" svg:height="0.195cm" svg:x="13.344cm" svg:y="16.654cm" svg:viewBox="0 0 181 196" draw:points="0,151 0,0 181,0 181,151 121,151 121,195 60,196 60,151">
            <text:p/>
          </draw:polygon>
          <draw:polygon draw:style-name="gr383" draw:text-style-name="P1" draw:layer="layout" svg:width="0.18cm" svg:height="0.195cm" svg:x="13.103cm" svg:y="16.654cm" svg:viewBox="0 0 181 196" draw:points="0,151 0,0 181,0 181,151 121,151 121,195 60,196 60,151">
            <text:p/>
          </draw:polygon>
          <draw:polygon draw:style-name="gr384" draw:text-style-name="P1" draw:layer="layout" svg:width="0.18cm" svg:height="0.195cm" svg:x="13.587cm" svg:y="16.655cm" svg:viewBox="0 0 181 196" draw:points="0,151 0,0 181,0 181,151 121,151 121,195 60,196 60,151">
            <text:p/>
          </draw:polygon>
        </draw:g>
        <draw:g draw:name="switch_1">
          <draw:custom-shape draw:style-name="gr385" draw:text-style-name="P1" draw:layer="layout" svg:width="1.5cm" svg:height="0.82cm" svg:x="22.1cm" svg:y="16.366cm">
            <text:p/>
            <draw:enhanced-geometry svg:viewBox="0 0 21600 21600" draw:type="rectangle" draw:enhanced-path="M 0 0 L 21600 0 21600 21600 0 21600 0 0 Z N"/>
          </draw:custom-shape>
          <draw:custom-shape draw:style-name="gr386" draw:text-style-name="P1" draw:layer="layout" svg:width="1.374cm" svg:height="0.082cm" svg:x="22.163cm" svg:y="17.268cm">
            <text:p/>
            <draw:enhanced-geometry svg:viewBox="0 0 21600 21600" draw:type="rectangle" draw:enhanced-path="M 0 0 L 21600 0 21600 21600 0 21600 0 0 Z N"/>
          </draw:custom-shape>
          <draw:custom-shape draw:style-name="gr387" draw:text-style-name="P3" draw:layer="layout" svg:width="0.375cm" svg:height="0.492cm" svg:x="23.162cm" svg:y="16.53cm">
            <text:p/>
            <draw:enhanced-geometry svg:viewBox="0 0 21600 21600" draw:type="rectangle" draw:enhanced-path="M 0 0 L 21600 0 21600 21600 0 21600 0 0 Z N"/>
          </draw:custom-shape>
          <draw:polyline draw:style-name="gr388" draw:text-style-name="P2" draw:layer="layout" svg:width="0.299cm" svg:height="0.261cm" svg:x="23.2cm" svg:y="16.628cm" svg:viewBox="0 0 300 262" draw:points="0,262 84,262 224,0 300,0">
            <text:p/>
          </draw:polyline>
          <draw:polyline draw:style-name="gr389" draw:text-style-name="P2" draw:layer="layout" svg:width="0.299cm" svg:height="0.261cm" svg:x="23.2cm" svg:y="16.628cm" svg:viewBox="0 0 300 262" draw:points="300,262 216,262 76,0 0,0">
            <text:p/>
          </draw:polyline>
          <draw:polygon draw:style-name="gr390" draw:text-style-name="P1" draw:layer="layout" svg:width="0.187cm" svg:height="0.212cm" svg:x="22.163cm" svg:y="16.826cm" svg:viewBox="0 0 188 213" draw:points="0,165 0,0 188,0 188,165 125,165 125,213 62,213 62,165">
            <text:p/>
          </draw:polygon>
          <draw:polygon draw:style-name="gr391" draw:text-style-name="P1" draw:layer="layout" svg:width="0.187cm" svg:height="0.212cm" svg:x="22.663cm" svg:y="16.827cm" svg:viewBox="0 0 188 213" draw:points="0,165 0,0 188,0 188,165 125,165 125,213 63,213 63,165">
            <text:p/>
          </draw:polygon>
          <draw:polygon draw:style-name="gr392" draw:text-style-name="P1" draw:layer="layout" svg:width="0.187cm" svg:height="0.212cm" svg:x="22.414cm" svg:y="16.827cm" svg:viewBox="0 0 188 213" draw:points="0,165 0,0 188,0 188,165 125,165 125,213 63,213 63,165">
            <text:p/>
          </draw:polygon>
          <draw:polygon draw:style-name="gr393" draw:text-style-name="P1" draw:layer="layout" svg:width="0.187cm" svg:height="0.212cm" svg:x="22.914cm" svg:y="16.828cm" svg:viewBox="0 0 188 213" draw:points="0,165 0,0 188,0 188,165 125,165 125,213 63,213 63,165">
            <text:p/>
          </draw:polygon>
          <draw:polygon draw:style-name="gr394" draw:text-style-name="P1" draw:layer="layout" svg:width="0.187cm" svg:height="0.212cm" svg:x="22.163cm" svg:y="16.533cm" svg:viewBox="0 0 188 213" draw:points="0,165 0,0 188,0 188,165 125,165 125,213 62,213 62,165">
            <text:p/>
          </draw:polygon>
          <draw:polygon draw:style-name="gr395" draw:text-style-name="P1" draw:layer="layout" svg:width="0.187cm" svg:height="0.212cm" svg:x="22.663cm" svg:y="16.533cm" svg:viewBox="0 0 188 213" draw:points="0,165 0,0 188,0 188,165 125,165 125,213 63,213 63,165">
            <text:p/>
          </draw:polygon>
          <draw:polygon draw:style-name="gr396" draw:text-style-name="P1" draw:layer="layout" svg:width="0.187cm" svg:height="0.212cm" svg:x="22.414cm" svg:y="16.534cm" svg:viewBox="0 0 188 213" draw:points="0,165 0,0 188,0 188,165 125,165 125,213 63,213 63,165">
            <text:p/>
          </draw:polygon>
          <draw:polygon draw:style-name="gr397" draw:text-style-name="P1" draw:layer="layout" svg:width="0.187cm" svg:height="0.212cm" svg:x="22.914cm" svg:y="16.535cm" svg:viewBox="0 0 188 213" draw:points="0,165 0,0 188,0 188,165 125,165 125,213 63,213 63,165">
            <text:p/>
          </draw:polygon>
        </draw:g>
        <draw:g draw:name="switch_2">
          <draw:custom-shape draw:style-name="gr398" draw:text-style-name="P1" draw:layer="layout" svg:width="1.45cm" svg:height="0.753cm" svg:x="2.5cm" svg:y="16.346cm">
            <text:p/>
            <draw:enhanced-geometry svg:viewBox="0 0 21600 21600" draw:type="rectangle" draw:enhanced-path="M 0 0 L 21600 0 21600 21600 0 21600 0 0 Z N"/>
          </draw:custom-shape>
          <draw:custom-shape draw:style-name="gr399" draw:text-style-name="P1" draw:layer="layout" svg:width="1.33cm" svg:height="0.075cm" svg:x="2.56cm" svg:y="17.175cm">
            <text:p/>
            <draw:enhanced-geometry svg:viewBox="0 0 21600 21600" draw:type="rectangle" draw:enhanced-path="M 0 0 L 21600 0 21600 21600 0 21600 0 0 Z N"/>
          </draw:custom-shape>
          <draw:custom-shape draw:style-name="gr400" draw:text-style-name="P3" draw:layer="layout" svg:width="0.363cm" svg:height="0.452cm" svg:x="3.527cm" svg:y="16.497cm">
            <text:p/>
            <draw:enhanced-geometry svg:viewBox="0 0 21600 21600" draw:type="rectangle" draw:enhanced-path="M 0 0 L 21600 0 21600 21600 0 21600 0 0 Z N"/>
          </draw:custom-shape>
          <draw:polyline draw:style-name="gr401" draw:text-style-name="P2" draw:layer="layout" svg:width="0.289cm" svg:height="0.24cm" svg:x="3.563cm" svg:y="16.587cm" svg:viewBox="0 0 290 241" draw:points="0,241 81,241 217,0 290,0">
            <text:p/>
          </draw:polyline>
          <draw:polyline draw:style-name="gr402" draw:text-style-name="P2" draw:layer="layout" svg:width="0.289cm" svg:height="0.24cm" svg:x="3.563cm" svg:y="16.587cm" svg:viewBox="0 0 290 241" draw:points="290,241 209,241 73,0 0,0">
            <text:p/>
          </draw:polyline>
          <draw:polygon draw:style-name="gr403" draw:text-style-name="P1" draw:layer="layout" svg:width="0.18cm" svg:height="0.195cm" svg:x="2.56cm" svg:y="16.768cm" svg:viewBox="0 0 181 196" draw:points="0,151 0,0 181,0 181,151 121,151 121,195 60,196 60,151">
            <text:p/>
          </draw:polygon>
          <draw:polygon draw:style-name="gr404" draw:text-style-name="P1" draw:layer="layout" svg:width="0.18cm" svg:height="0.195cm" svg:x="3.044cm" svg:y="16.769cm" svg:viewBox="0 0 181 196" draw:points="0,151 0,0 181,0 181,151 121,151 121,195 60,196 60,151">
            <text:p/>
          </draw:polygon>
          <draw:polygon draw:style-name="gr405" draw:text-style-name="P1" draw:layer="layout" svg:width="0.18cm" svg:height="0.195cm" svg:x="2.803cm" svg:y="16.77cm" svg:viewBox="0 0 181 196" draw:points="0,151 0,0 181,0 181,151 121,151 121,195 60,196 60,151">
            <text:p/>
          </draw:polygon>
          <draw:polygon draw:style-name="gr406" draw:text-style-name="P1" draw:layer="layout" svg:width="0.18cm" svg:height="0.195cm" svg:x="3.287cm" svg:y="16.77cm" svg:viewBox="0 0 181 196" draw:points="0,151 0,0 181,0 181,151 121,151 121,195 60,196 60,151">
            <text:p/>
          </draw:polygon>
          <draw:polygon draw:style-name="gr407" draw:text-style-name="P1" draw:layer="layout" svg:width="0.18cm" svg:height="0.195cm" svg:x="2.56cm" svg:y="16.499cm" svg:viewBox="0 0 181 196" draw:points="0,151 0,0 181,0 181,151 121,151 121,195 60,196 60,151">
            <text:p/>
          </draw:polygon>
          <draw:polygon draw:style-name="gr408" draw:text-style-name="P1" draw:layer="layout" svg:width="0.18cm" svg:height="0.195cm" svg:x="3.044cm" svg:y="16.5cm" svg:viewBox="0 0 181 196" draw:points="0,151 0,0 181,0 181,151 121,151 121,195 60,196 60,151">
            <text:p/>
          </draw:polygon>
          <draw:polygon draw:style-name="gr409" draw:text-style-name="P1" draw:layer="layout" svg:width="0.18cm" svg:height="0.195cm" svg:x="2.803cm" svg:y="16.5cm" svg:viewBox="0 0 181 196" draw:points="0,151 0,0 181,0 181,151 121,151 121,195 60,196 60,151">
            <text:p/>
          </draw:polygon>
          <draw:polygon draw:style-name="gr410" draw:text-style-name="P1" draw:layer="layout" svg:width="0.18cm" svg:height="0.195cm" svg:x="3.287cm" svg:y="16.501cm" svg:viewBox="0 0 181 196" draw:points="0,151 0,0 181,0 181,151 121,151 121,195 60,196 60,151">
            <text:p/>
          </draw:polygon>
        </draw:g>
        <draw:g draw:name="switch_3">
          <draw:custom-shape draw:style-name="gr411" draw:text-style-name="P1" draw:layer="layout" svg:width="1.45cm" svg:height="0.753cm" svg:x="3cm" svg:y="9.25cm">
            <text:p/>
            <draw:enhanced-geometry svg:viewBox="0 0 21600 21600" draw:type="rectangle" draw:enhanced-path="M 0 0 L 21600 0 21600 21600 0 21600 0 0 Z N"/>
          </draw:custom-shape>
          <draw:custom-shape draw:style-name="gr412" draw:text-style-name="P1" draw:layer="layout" svg:width="1.33cm" svg:height="0.075cm" svg:x="3.06cm" svg:y="10.079cm">
            <text:p/>
            <draw:enhanced-geometry svg:viewBox="0 0 21600 21600" draw:type="rectangle" draw:enhanced-path="M 0 0 L 21600 0 21600 21600 0 21600 0 0 Z N"/>
          </draw:custom-shape>
          <draw:custom-shape draw:style-name="gr413" draw:text-style-name="P3" draw:layer="layout" svg:width="0.363cm" svg:height="0.452cm" svg:x="4.027cm" svg:y="9.401cm">
            <text:p/>
            <draw:enhanced-geometry svg:viewBox="0 0 21600 21600" draw:type="rectangle" draw:enhanced-path="M 0 0 L 21600 0 21600 21600 0 21600 0 0 Z N"/>
          </draw:custom-shape>
          <draw:polyline draw:style-name="gr414" draw:text-style-name="P2" draw:layer="layout" svg:width="0.289cm" svg:height="0.24cm" svg:x="4.063cm" svg:y="9.491cm" svg:viewBox="0 0 290 241" draw:points="0,241 81,241 217,0 290,0">
            <text:p/>
          </draw:polyline>
          <draw:polyline draw:style-name="gr415" draw:text-style-name="P2" draw:layer="layout" svg:width="0.289cm" svg:height="0.24cm" svg:x="4.063cm" svg:y="9.491cm" svg:viewBox="0 0 290 241" draw:points="290,241 209,241 73,0 0,0">
            <text:p/>
          </draw:polyline>
          <draw:polygon draw:style-name="gr416" draw:text-style-name="P1" draw:layer="layout" svg:width="0.18cm" svg:height="0.195cm" svg:x="3.06cm" svg:y="9.672cm" svg:viewBox="0 0 181 196" draw:points="0,151 0,0 181,0 181,151 121,151 121,195 60,196 60,151">
            <text:p/>
          </draw:polygon>
          <draw:polygon draw:style-name="gr417" draw:text-style-name="P1" draw:layer="layout" svg:width="0.18cm" svg:height="0.195cm" svg:x="3.544cm" svg:y="9.673cm" svg:viewBox="0 0 181 196" draw:points="0,151 0,0 181,0 181,151 121,151 121,195 60,196 60,151">
            <text:p/>
          </draw:polygon>
          <draw:polygon draw:style-name="gr418" draw:text-style-name="P1" draw:layer="layout" svg:width="0.18cm" svg:height="0.195cm" svg:x="3.303cm" svg:y="9.674cm" svg:viewBox="0 0 181 196" draw:points="0,151 0,0 181,0 181,151 121,151 121,195 60,196 60,151">
            <text:p/>
          </draw:polygon>
          <draw:polygon draw:style-name="gr419" draw:text-style-name="P1" draw:layer="layout" svg:width="0.18cm" svg:height="0.195cm" svg:x="3.787cm" svg:y="9.674cm" svg:viewBox="0 0 181 196" draw:points="0,151 0,0 181,0 181,151 121,151 121,195 60,196 60,151">
            <text:p/>
          </draw:polygon>
          <draw:polygon draw:style-name="gr420" draw:text-style-name="P1" draw:layer="layout" svg:width="0.18cm" svg:height="0.195cm" svg:x="3.06cm" svg:y="9.403cm" svg:viewBox="0 0 181 196" draw:points="0,151 0,0 181,0 181,151 121,151 121,195 60,196 60,151">
            <text:p/>
          </draw:polygon>
          <draw:polygon draw:style-name="gr421" draw:text-style-name="P1" draw:layer="layout" svg:width="0.18cm" svg:height="0.195cm" svg:x="3.544cm" svg:y="9.404cm" svg:viewBox="0 0 181 196" draw:points="0,151 0,0 181,0 181,151 121,151 121,195 60,196 60,151">
            <text:p/>
          </draw:polygon>
          <draw:polygon draw:style-name="gr422" draw:text-style-name="P1" draw:layer="layout" svg:width="0.18cm" svg:height="0.195cm" svg:x="3.303cm" svg:y="9.404cm" svg:viewBox="0 0 181 196" draw:points="0,151 0,0 181,0 181,151 121,151 121,195 60,196 60,151">
            <text:p/>
          </draw:polygon>
          <draw:polygon draw:style-name="gr423" draw:text-style-name="P1" draw:layer="layout" svg:width="0.18cm" svg:height="0.195cm" svg:x="3.787cm" svg:y="9.405cm" svg:viewBox="0 0 181 196" draw:points="0,151 0,0 181,0 181,151 121,151 121,195 60,196 60,151">
            <text:p/>
          </draw:polygon>
        </draw:g>
        <draw:g>
          <draw:glue-point draw:id="4" svg:x="0.487cm" svg:y="-5cm"/>
          <draw:glue-point draw:id="5" svg:x="2.194cm" svg:y="-3.6cm"/>
          <draw:glue-point draw:id="6" svg:x="4.145cm" svg:y="-1.9cm"/>
          <draw:glue-point draw:id="7" svg:x="4.145cm" svg:y="-0.1cm"/>
          <draw:glue-point draw:id="8" svg:x="4.145cm" svg:y="2cm"/>
          <draw:glue-point draw:id="9" svg:x="2.56cm" svg:y="3.3cm"/>
          <draw:glue-point draw:id="10" svg:x="0.487cm" svg:y="5cm"/>
          <draw:glue-point draw:id="11" svg:x="-3.171cm" svg:y="-0.2cm"/>
          <draw:glue-point draw:id="12" svg:x="-3.171cm" svg:y="-2cm"/>
          <draw:glue-point draw:id="13" svg:x="-1.342cm" svg:y="-3.5cm"/>
          <draw:path draw:style-name="gr424" draw:text-style-name="P5" draw:layer="layout" svg:width="0.667cm" svg:height="0.499cm" svg:x="6.582cm" svg:y="17.488cm" svg:viewBox="0 0 668 500" svg:d="M0 500c50 0 668-162 668-312s-149-188-198-188c0 38-487 225-470 500z">
            <text:p/>
          </draw:path>
          <draw:g>
            <draw:polygon draw:style-name="gr425" draw:text-style-name="P21" draw:layer="layout" svg:width="0.541cm" svg:height="0.874cm" svg:x="6.04cm" svg:y="17.125cm" svg:viewBox="0 0 542 875" draw:points="0,500 0,0 542,375 542,875">
              <text:p/>
            </draw:polygon>
            <draw:polygon draw:style-name="gr426" draw:text-style-name="P22" draw:layer="layout" svg:width="0.541cm" svg:height="0.874cm" svg:x="6.582cm" svg:y="17.125cm" svg:viewBox="0 0 542 875" draw:points="0,875 0,375 542,0 542,500">
              <text:p/>
            </draw:polygon>
            <draw:polygon draw:style-name="gr427" draw:text-style-name="P23" draw:layer="layout" svg:width="1.083cm" svg:height="0.749cm" svg:x="6.04cm" svg:y="16.75cm" svg:viewBox="0 0 1084 750" draw:points="542,750 0,375 542,0 1084,375">
              <text:p/>
            </draw:polygon>
            <draw:polygon draw:style-name="gr428" draw:text-style-name="P24" draw:layer="layout" svg:width="0.035cm" svg:height="0.074cm" svg:x="6.51cm" svg:y="17.5cm" svg:viewBox="0 0 36 75" draw:points="0,50 0,0 36,25 36,75">
              <text:p/>
            </draw:polygon>
            <draw:polygon draw:style-name="gr429" draw:text-style-name="P22" draw:layer="layout" svg:width="0.36cm" svg:height="0.249cm" svg:x="6.22cm" svg:y="16.875cm" svg:viewBox="0 0 361 250" draw:points="0,250 361,0 361,100">
              <text:p/>
            </draw:polygon>
            <draw:polygon draw:style-name="gr430" draw:text-style-name="P21" draw:layer="layout" svg:width="0.36cm" svg:height="0.299cm" svg:x="6.582cm" svg:y="16.875cm" svg:viewBox="0 0 361 300" draw:points="0,100 0,0 361,250 289,300">
              <text:p/>
            </draw:polygon>
            <draw:line draw:style-name="gr431" draw:text-style-name="P11" draw:layer="layout" svg:x1="6.907cm" svg:y1="17.15cm" svg:x2="6.618cm" svg:y2="16.95cm">
              <text:p/>
            </draw:line>
            <draw:polygon draw:style-name="gr432" draw:text-style-name="P22" draw:layer="layout" svg:width="0.36cm" svg:height="0.237cm" svg:x="6.13cm" svg:y="17.625cm" svg:viewBox="0 0 361 238" draw:points="0,175 361,0 361,100 0,238">
              <text:p/>
            </draw:polygon>
            <draw:polygon draw:style-name="gr433" draw:text-style-name="P25" draw:layer="layout" svg:width="0.722cm" svg:height="0.499cm" svg:x="6.22cm" svg:y="16.875cm" svg:viewBox="0 0 723 500" draw:points="0,250 361,0 723,250 361,500">
              <text:p/>
            </draw:polygon>
            <draw:polygon draw:style-name="gr434" draw:text-style-name="P21" draw:layer="layout" svg:width="0.36cm" svg:height="0.312cm" svg:x="5.769cm" svg:y="17.55cm" svg:viewBox="0 0 361 313" draw:points="0,63 0,0 361,250 361,313">
              <text:p/>
            </draw:polygon>
            <draw:polyline draw:style-name="gr435" draw:text-style-name="P11" draw:layer="layout" svg:width="0.36cm" svg:height="0.287cm" svg:x="6.13cm" svg:y="17.325cm" svg:viewBox="0 0 361 288" draw:points="0,50 0,0 361,250 361,288">
              <text:p/>
            </draw:polyline>
            <draw:polygon draw:style-name="gr436" draw:text-style-name="P23" draw:layer="layout" svg:width="0.722cm" svg:height="0.424cm" svg:x="5.769cm" svg:y="17.375cm" svg:viewBox="0 0 723 425" draw:points="361,425 0,175 361,0 723,250">
              <text:p/>
            </draw:polygon>
            <draw:path draw:style-name="gr437" draw:text-style-name="P26" draw:layer="layout" svg:width="0.649cm" svg:height="0.362cm" svg:x="5.787cm" svg:y="17.413cm" svg:viewBox="0 0 650 363" svg:d="M253 363c-72-50-181-125-253-175 91-63 271-150 397-188 73 50 163 113 253 175-108 38-289 125-397 188z">
              <text:p/>
            </draw:path>
            <draw:polygon draw:style-name="gr438" draw:text-style-name="P25" draw:layer="layout" svg:width="1.354cm" svg:height="1.249cm" svg:x="5.769cm" svg:y="16.75cm" svg:viewBox="0 0 1355 1250" draw:points="271,675 271,375 813,0 1355,375 1355,875 813,1250 524,1050 361,1113 0,863 0,800">
              <text:p/>
            </draw:polygon>
          </draw:g>
        </draw:g>
        <draw:g>
          <draw:glue-point draw:id="4" svg:x="0.487cm" svg:y="-5cm"/>
          <draw:glue-point draw:id="5" svg:x="2.194cm" svg:y="-3.6cm"/>
          <draw:glue-point draw:id="6" svg:x="4.145cm" svg:y="-1.9cm"/>
          <draw:glue-point draw:id="7" svg:x="4.145cm" svg:y="-0.1cm"/>
          <draw:glue-point draw:id="8" svg:x="4.145cm" svg:y="2cm"/>
          <draw:glue-point draw:id="9" svg:x="2.56cm" svg:y="3.3cm"/>
          <draw:glue-point draw:id="10" svg:x="0.487cm" svg:y="5cm"/>
          <draw:glue-point draw:id="11" svg:x="-3.171cm" svg:y="-0.2cm"/>
          <draw:glue-point draw:id="12" svg:x="-3.171cm" svg:y="-2cm"/>
          <draw:glue-point draw:id="13" svg:x="-1.342cm" svg:y="-3.5cm"/>
          <draw:path draw:style-name="gr439" draw:text-style-name="P5" draw:layer="layout" svg:width="0.667cm" svg:height="0.499cm" svg:x="6.832cm" svg:y="9.988cm" svg:viewBox="0 0 668 500" svg:d="M0 500c50 0 668-162 668-312s-149-188-198-188c0 38-487 225-470 500z">
            <text:p/>
          </draw:path>
          <draw:g>
            <draw:polygon draw:style-name="gr440" draw:text-style-name="P21" draw:layer="layout" svg:width="0.541cm" svg:height="0.874cm" svg:x="6.29cm" svg:y="9.625cm" svg:viewBox="0 0 542 875" draw:points="0,500 0,0 542,375 542,875">
              <text:p/>
            </draw:polygon>
            <draw:polygon draw:style-name="gr441" draw:text-style-name="P22" draw:layer="layout" svg:width="0.541cm" svg:height="0.874cm" svg:x="6.832cm" svg:y="9.625cm" svg:viewBox="0 0 542 875" draw:points="0,875 0,375 542,0 542,500">
              <text:p/>
            </draw:polygon>
            <draw:polygon draw:style-name="gr442" draw:text-style-name="P23" draw:layer="layout" svg:width="1.083cm" svg:height="0.749cm" svg:x="6.29cm" svg:y="9.25cm" svg:viewBox="0 0 1084 750" draw:points="542,750 0,375 542,0 1084,375">
              <text:p/>
            </draw:polygon>
            <draw:polygon draw:style-name="gr443" draw:text-style-name="P24" draw:layer="layout" svg:width="0.035cm" svg:height="0.074cm" svg:x="6.76cm" svg:y="10cm" svg:viewBox="0 0 36 75" draw:points="0,50 0,0 36,25 36,75">
              <text:p/>
            </draw:polygon>
            <draw:polygon draw:style-name="gr444" draw:text-style-name="P22" draw:layer="layout" svg:width="0.36cm" svg:height="0.249cm" svg:x="6.47cm" svg:y="9.375cm" svg:viewBox="0 0 361 250" draw:points="0,250 361,0 361,100">
              <text:p/>
            </draw:polygon>
            <draw:polygon draw:style-name="gr445" draw:text-style-name="P21" draw:layer="layout" svg:width="0.36cm" svg:height="0.299cm" svg:x="6.832cm" svg:y="9.375cm" svg:viewBox="0 0 361 300" draw:points="0,100 0,0 361,250 289,300">
              <text:p/>
            </draw:polygon>
            <draw:line draw:style-name="gr446" draw:text-style-name="P11" draw:layer="layout" svg:x1="7.157cm" svg:y1="9.65cm" svg:x2="6.868cm" svg:y2="9.45cm">
              <text:p/>
            </draw:line>
            <draw:polygon draw:style-name="gr447" draw:text-style-name="P22" draw:layer="layout" svg:width="0.36cm" svg:height="0.237cm" svg:x="6.38cm" svg:y="10.125cm" svg:viewBox="0 0 361 238" draw:points="0,175 361,0 361,100 0,238">
              <text:p/>
            </draw:polygon>
            <draw:polygon draw:style-name="gr448" draw:text-style-name="P25" draw:layer="layout" svg:width="0.722cm" svg:height="0.499cm" svg:x="6.47cm" svg:y="9.375cm" svg:viewBox="0 0 723 500" draw:points="0,250 361,0 723,250 361,500">
              <text:p/>
            </draw:polygon>
            <draw:polygon draw:style-name="gr449" draw:text-style-name="P21" draw:layer="layout" svg:width="0.36cm" svg:height="0.312cm" svg:x="6.019cm" svg:y="10.05cm" svg:viewBox="0 0 361 313" draw:points="0,63 0,0 361,250 361,313">
              <text:p/>
            </draw:polygon>
            <draw:polyline draw:style-name="gr450" draw:text-style-name="P11" draw:layer="layout" svg:width="0.36cm" svg:height="0.287cm" svg:x="6.38cm" svg:y="9.825cm" svg:viewBox="0 0 361 288" draw:points="0,50 0,0 361,250 361,288">
              <text:p/>
            </draw:polyline>
            <draw:polygon draw:style-name="gr451" draw:text-style-name="P23" draw:layer="layout" svg:width="0.722cm" svg:height="0.424cm" svg:x="6.019cm" svg:y="9.875cm" svg:viewBox="0 0 723 425" draw:points="361,425 0,175 361,0 723,250">
              <text:p/>
            </draw:polygon>
            <draw:path draw:style-name="gr452" draw:text-style-name="P26" draw:layer="layout" svg:width="0.649cm" svg:height="0.362cm" svg:x="6.037cm" svg:y="9.913cm" svg:viewBox="0 0 650 363" svg:d="M253 363c-72-50-181-125-253-175 91-63 271-150 397-188 73 50 163 113 253 175-108 38-289 125-397 188z">
              <text:p/>
            </draw:path>
            <draw:polygon draw:style-name="gr453" draw:text-style-name="P25" draw:layer="layout" svg:width="1.354cm" svg:height="1.249cm" svg:x="6.019cm" svg:y="9.25cm" svg:viewBox="0 0 1355 1250" draw:points="271,675 271,375 813,0 1355,375 1355,875 813,1250 524,1050 361,1113 0,863 0,800">
              <text:p/>
            </draw:polygon>
          </draw:g>
        </draw:g>
        <draw:g>
          <draw:glue-point draw:id="4" svg:x="0.487cm" svg:y="-5cm"/>
          <draw:glue-point draw:id="5" svg:x="2.194cm" svg:y="-3.6cm"/>
          <draw:glue-point draw:id="6" svg:x="4.145cm" svg:y="-1.9cm"/>
          <draw:glue-point draw:id="7" svg:x="4.145cm" svg:y="-0.1cm"/>
          <draw:glue-point draw:id="8" svg:x="4.145cm" svg:y="2cm"/>
          <draw:glue-point draw:id="9" svg:x="2.56cm" svg:y="3.3cm"/>
          <draw:glue-point draw:id="10" svg:x="0.487cm" svg:y="5cm"/>
          <draw:glue-point draw:id="11" svg:x="-3.171cm" svg:y="-0.2cm"/>
          <draw:glue-point draw:id="12" svg:x="-3.171cm" svg:y="-2cm"/>
          <draw:glue-point draw:id="13" svg:x="-1.342cm" svg:y="-3.5cm"/>
          <draw:path draw:style-name="gr454" draw:text-style-name="P5" draw:layer="layout" svg:width="0.667cm" svg:height="0.499cm" svg:x="16.082cm" svg:y="14.988cm" svg:viewBox="0 0 668 500" svg:d="M0 500c50 0 668-162 668-312s-149-188-198-188c0 38-487 225-470 500z">
            <text:p/>
          </draw:path>
          <draw:g>
            <draw:polygon draw:style-name="gr455" draw:text-style-name="P21" draw:layer="layout" svg:width="0.541cm" svg:height="0.874cm" svg:x="15.54cm" svg:y="14.625cm" svg:viewBox="0 0 542 875" draw:points="0,500 0,0 542,375 542,875">
              <text:p/>
            </draw:polygon>
            <draw:polygon draw:style-name="gr456" draw:text-style-name="P22" draw:layer="layout" svg:width="0.541cm" svg:height="0.874cm" svg:x="16.082cm" svg:y="14.625cm" svg:viewBox="0 0 542 875" draw:points="0,875 0,375 542,0 542,500">
              <text:p/>
            </draw:polygon>
            <draw:polygon draw:style-name="gr457" draw:text-style-name="P23" draw:layer="layout" svg:width="1.083cm" svg:height="0.749cm" svg:x="15.54cm" svg:y="14.25cm" svg:viewBox="0 0 1084 750" draw:points="542,750 0,375 542,0 1084,375">
              <text:p/>
            </draw:polygon>
            <draw:polygon draw:style-name="gr458" draw:text-style-name="P24" draw:layer="layout" svg:width="0.035cm" svg:height="0.074cm" svg:x="16.01cm" svg:y="15cm" svg:viewBox="0 0 36 75" draw:points="0,50 0,0 36,25 36,75">
              <text:p/>
            </draw:polygon>
            <draw:polygon draw:style-name="gr459" draw:text-style-name="P22" draw:layer="layout" svg:width="0.36cm" svg:height="0.249cm" svg:x="15.72cm" svg:y="14.375cm" svg:viewBox="0 0 361 250" draw:points="0,250 361,0 361,100">
              <text:p/>
            </draw:polygon>
            <draw:polygon draw:style-name="gr460" draw:text-style-name="P21" draw:layer="layout" svg:width="0.36cm" svg:height="0.299cm" svg:x="16.082cm" svg:y="14.375cm" svg:viewBox="0 0 361 300" draw:points="0,100 0,0 361,250 289,300">
              <text:p/>
            </draw:polygon>
            <draw:line draw:style-name="gr461" draw:text-style-name="P11" draw:layer="layout" svg:x1="16.407cm" svg:y1="14.65cm" svg:x2="16.118cm" svg:y2="14.45cm">
              <text:p/>
            </draw:line>
            <draw:polygon draw:style-name="gr462" draw:text-style-name="P22" draw:layer="layout" svg:width="0.36cm" svg:height="0.237cm" svg:x="15.63cm" svg:y="15.125cm" svg:viewBox="0 0 361 238" draw:points="0,175 361,0 361,100 0,238">
              <text:p/>
            </draw:polygon>
            <draw:polygon draw:style-name="gr463" draw:text-style-name="P25" draw:layer="layout" svg:width="0.722cm" svg:height="0.499cm" svg:x="15.72cm" svg:y="14.375cm" svg:viewBox="0 0 723 500" draw:points="0,250 361,0 723,250 361,500">
              <text:p/>
            </draw:polygon>
            <draw:polygon draw:style-name="gr464" draw:text-style-name="P21" draw:layer="layout" svg:width="0.36cm" svg:height="0.312cm" svg:x="15.269cm" svg:y="15.05cm" svg:viewBox="0 0 361 313" draw:points="0,63 0,0 361,250 361,313">
              <text:p/>
            </draw:polygon>
            <draw:polyline draw:style-name="gr465" draw:text-style-name="P11" draw:layer="layout" svg:width="0.36cm" svg:height="0.287cm" svg:x="15.63cm" svg:y="14.825cm" svg:viewBox="0 0 361 288" draw:points="0,50 0,0 361,250 361,288">
              <text:p/>
            </draw:polyline>
            <draw:polygon draw:style-name="gr466" draw:text-style-name="P23" draw:layer="layout" svg:width="0.722cm" svg:height="0.424cm" svg:x="15.269cm" svg:y="14.875cm" svg:viewBox="0 0 723 425" draw:points="361,425 0,175 361,0 723,250">
              <text:p/>
            </draw:polygon>
            <draw:path draw:style-name="gr467" draw:text-style-name="P26" draw:layer="layout" svg:width="0.649cm" svg:height="0.362cm" svg:x="15.287cm" svg:y="14.913cm" svg:viewBox="0 0 650 363" svg:d="M253 363c-72-50-181-125-253-175 91-63 271-150 397-188 73 50 163 113 253 175-108 38-289 125-397 188z">
              <text:p/>
            </draw:path>
            <draw:polygon draw:style-name="gr468" draw:text-style-name="P25" draw:layer="layout" svg:width="1.354cm" svg:height="1.249cm" svg:x="15.269cm" svg:y="14.25cm" svg:viewBox="0 0 1355 1250" draw:points="271,675 271,375 813,0 1355,375 1355,875 813,1250 524,1050 361,1113 0,863 0,800">
              <text:p/>
            </draw:polygon>
          </draw:g>
        </draw:g>
        <draw:g>
          <draw:glue-point draw:id="4" svg:x="0.487cm" svg:y="-5cm"/>
          <draw:glue-point draw:id="5" svg:x="2.194cm" svg:y="-3.6cm"/>
          <draw:glue-point draw:id="6" svg:x="4.145cm" svg:y="-1.9cm"/>
          <draw:glue-point draw:id="7" svg:x="4.145cm" svg:y="-0.1cm"/>
          <draw:glue-point draw:id="8" svg:x="4.145cm" svg:y="2cm"/>
          <draw:glue-point draw:id="9" svg:x="2.56cm" svg:y="3.3cm"/>
          <draw:glue-point draw:id="10" svg:x="0.487cm" svg:y="5cm"/>
          <draw:glue-point draw:id="11" svg:x="-3.171cm" svg:y="-0.2cm"/>
          <draw:glue-point draw:id="12" svg:x="-3.171cm" svg:y="-2cm"/>
          <draw:glue-point draw:id="13" svg:x="-1.342cm" svg:y="-3.5cm"/>
          <draw:path draw:style-name="gr469" draw:text-style-name="P5" draw:layer="layout" svg:width="0.667cm" svg:height="0.499cm" svg:x="26.563cm" svg:y="16.738cm" svg:viewBox="0 0 668 500" svg:d="M0 500c50 0 668-162 668-312s-149-188-198-188c0 38-487 225-470 500z">
            <text:p/>
          </draw:path>
          <draw:g>
            <draw:polygon draw:style-name="gr470" draw:text-style-name="P21" draw:layer="layout" svg:width="0.541cm" svg:height="0.874cm" svg:x="26.021cm" svg:y="16.375cm" svg:viewBox="0 0 542 875" draw:points="0,500 0,0 542,375 542,875">
              <text:p/>
            </draw:polygon>
            <draw:polygon draw:style-name="gr471" draw:text-style-name="P22" draw:layer="layout" svg:width="0.541cm" svg:height="0.874cm" svg:x="26.563cm" svg:y="16.375cm" svg:viewBox="0 0 542 875" draw:points="0,875 0,375 542,0 542,500">
              <text:p/>
            </draw:polygon>
            <draw:polygon draw:style-name="gr472" draw:text-style-name="P23" draw:layer="layout" svg:width="1.083cm" svg:height="0.749cm" svg:x="26.021cm" svg:y="16cm" svg:viewBox="0 0 1084 750" draw:points="542,750 0,375 542,0 1084,375">
              <text:p/>
            </draw:polygon>
            <draw:polygon draw:style-name="gr473" draw:text-style-name="P24" draw:layer="layout" svg:width="0.035cm" svg:height="0.074cm" svg:x="26.491cm" svg:y="16.75cm" svg:viewBox="0 0 36 75" draw:points="0,50 0,0 36,25 36,75">
              <text:p/>
            </draw:polygon>
            <draw:polygon draw:style-name="gr474" draw:text-style-name="P22" draw:layer="layout" svg:width="0.36cm" svg:height="0.249cm" svg:x="26.201cm" svg:y="16.125cm" svg:viewBox="0 0 361 250" draw:points="0,250 361,0 361,100">
              <text:p/>
            </draw:polygon>
            <draw:polygon draw:style-name="gr475" draw:text-style-name="P21" draw:layer="layout" svg:width="0.36cm" svg:height="0.299cm" svg:x="26.563cm" svg:y="16.125cm" svg:viewBox="0 0 361 300" draw:points="0,100 0,0 361,250 289,300">
              <text:p/>
            </draw:polygon>
            <draw:line draw:style-name="gr476" draw:text-style-name="P11" draw:layer="layout" svg:x1="26.888cm" svg:y1="16.4cm" svg:x2="26.599cm" svg:y2="16.2cm">
              <text:p/>
            </draw:line>
            <draw:polygon draw:style-name="gr477" draw:text-style-name="P22" draw:layer="layout" svg:width="0.36cm" svg:height="0.237cm" svg:x="26.111cm" svg:y="16.875cm" svg:viewBox="0 0 361 238" draw:points="0,175 361,0 361,100 0,238">
              <text:p/>
            </draw:polygon>
            <draw:polygon draw:style-name="gr478" draw:text-style-name="P25" draw:layer="layout" svg:width="0.722cm" svg:height="0.499cm" svg:x="26.201cm" svg:y="16.125cm" svg:viewBox="0 0 723 500" draw:points="0,250 361,0 723,250 361,500">
              <text:p/>
            </draw:polygon>
            <draw:polygon draw:style-name="gr479" draw:text-style-name="P21" draw:layer="layout" svg:width="0.36cm" svg:height="0.312cm" svg:x="25.75cm" svg:y="16.8cm" svg:viewBox="0 0 361 313" draw:points="0,63 0,0 361,250 361,313">
              <text:p/>
            </draw:polygon>
            <draw:polyline draw:style-name="gr480" draw:text-style-name="P11" draw:layer="layout" svg:width="0.36cm" svg:height="0.287cm" svg:x="26.111cm" svg:y="16.575cm" svg:viewBox="0 0 361 288" draw:points="0,50 0,0 361,250 361,288">
              <text:p/>
            </draw:polyline>
            <draw:polygon draw:style-name="gr481" draw:text-style-name="P23" draw:layer="layout" svg:width="0.722cm" svg:height="0.424cm" svg:x="25.75cm" svg:y="16.625cm" svg:viewBox="0 0 723 425" draw:points="361,425 0,175 361,0 723,250">
              <text:p/>
            </draw:polygon>
            <draw:path draw:style-name="gr482" draw:text-style-name="P26" draw:layer="layout" svg:width="0.649cm" svg:height="0.362cm" svg:x="25.768cm" svg:y="16.663cm" svg:viewBox="0 0 650 363" svg:d="M253 363c-72-50-181-125-253-175 91-63 271-150 397-188 73 50 163 113 253 175-108 38-289 125-397 188z">
              <text:p/>
            </draw:path>
            <draw:polygon draw:style-name="gr483" draw:text-style-name="P25" draw:layer="layout" svg:width="1.354cm" svg:height="1.249cm" svg:x="25.75cm" svg:y="16cm" svg:viewBox="0 0 1355 1250" draw:points="271,675 271,375 813,0 1355,375 1355,875 813,1250 524,1050 361,1113 0,863 0,800">
              <text:p/>
            </draw:polygon>
          </draw:g>
        </draw:g>
        <draw:line draw:style-name="gr484" draw:text-style-name="P27" draw:layer="layout" svg:x1="23.5cm" svg:y1="6.75cm" svg:x2="20.75cm" svg:y2="10.75cm">
          <text:p/>
        </draw:line>
        <draw:line draw:style-name="gr484" draw:text-style-name="P27" draw:layer="layout" svg:x1="25.75cm" svg:y1="7cm" svg:x2="23cm" svg:y2="10.75cm">
          <text:p/>
        </draw:line>
        <draw:line draw:style-name="gr484" draw:text-style-name="P27" draw:layer="layout" svg:x1="25cm" svg:y1="12cm" svg:x2="21cm" svg:y2="11.25cm">
          <text:p/>
        </draw:line>
        <draw:line draw:style-name="gr484" draw:text-style-name="P27" draw:layer="layout" svg:x1="19.75cm" svg:y1="11.25cm" svg:x2="15.75cm" svg:y2="11.25cm">
          <text:p/>
        </draw:line>
        <draw:path draw:style-name="gr485" draw:text-style-name="P16" draw:layer="layout" svg:width="6.749cm" svg:height="1.044cm" svg:x="10cm" svg:y="1.705cm" svg:viewBox="0 0 6750 1045" svg:d="M491 1045h5766c273 0 493-51 493-114v-817c0-63-220-114-493-114h-5766c-273 0-491 51-491 114v817c0 63 218 114 491 114z">
          <text:p text:style-name="P15"><text:span text:style-name="T1">ISP(INTERNET SERVICE PROVIDER</text:span></text:p>
        </draw:path>
        <draw:line draw:style-name="gr486" draw:text-style-name="P27" draw:layer="layout" svg:x1="4.25cm" svg:y1="10cm" svg:x2="12cm" svg:y2="12cm">
          <text:p/>
        </draw:line>
        <draw:line draw:style-name="gr487" draw:text-style-name="P27" draw:layer="layout" svg:x1="3.25cm" svg:y1="16.5cm" svg:x2="12cm" svg:y2="12cm">
          <text:p/>
        </draw:line>
        <draw:line draw:style-name="gr488" draw:text-style-name="P27" draw:layer="layout" svg:x1="13cm" svg:y1="16.5cm" svg:x2="12.25cm" svg:y2="12.25cm">
          <text:p/>
        </draw:line>
        <draw:line draw:style-name="gr489" draw:text-style-name="P27" draw:layer="layout" svg:x1="22.75cm" svg:y1="16.25cm" svg:x2="15.5cm" svg:y2="11.5cm">
          <text:p/>
        </draw:line>
        <draw:line draw:style-name="gr490" draw:text-style-name="P27" draw:layer="layout" svg:x1="13.8cm" svg:y1="10.5cm" svg:x2="13.8cm" svg:y2="8cm">
          <text:p/>
        </draw:line>
        <draw:line draw:style-name="gr491" draw:text-style-name="P27" draw:layer="layout" svg:x1="3.25cm" svg:y1="15cm" svg:x2="3.25cm" svg:y2="16.5cm">
          <text:p/>
        </draw:line>
        <draw:line draw:style-name="gr492" draw:text-style-name="P27" draw:layer="layout" svg:x1="1.75cm" svg:y1="16.5cm" svg:x2="2.5cm" svg:y2="17cm">
          <text:p/>
        </draw:line>
        <draw:line draw:style-name="gr493" draw:text-style-name="P27" draw:layer="layout" svg:x1="2cm" svg:y1="18cm" svg:x2="3cm" svg:y2="17cm">
          <text:p/>
        </draw:line>
        <draw:line draw:style-name="gr494" draw:text-style-name="P27" draw:layer="layout" svg:x1="4.5cm" svg:y1="18.25cm" svg:x2="3.5cm" svg:y2="17cm">
          <text:p/>
        </draw:line>
        <draw:line draw:style-name="gr495" draw:text-style-name="P27" draw:layer="layout" svg:x1="4.75cm" svg:y1="16.25cm" svg:x2="3.5cm" svg:y2="16.75cm">
          <text:p/>
        </draw:line>
        <draw:line draw:style-name="gr496" draw:text-style-name="P27" draw:layer="layout" svg:x1="6.5cm" svg:y1="17.25cm" svg:x2="3.75cm" svg:y2="17cm">
          <text:p/>
        </draw:line>
        <draw:line draw:style-name="gr497" draw:text-style-name="P27" draw:layer="layout" svg:x1="12cm" svg:y1="18cm" svg:x2="13.25cm" svg:y2="17cm">
          <text:p/>
        </draw:line>
        <draw:line draw:style-name="gr498" draw:text-style-name="P27" draw:layer="layout" svg:x1="11.75cm" svg:y1="16.5cm" svg:x2="13cm" svg:y2="17cm">
          <text:p/>
        </draw:line>
        <draw:line draw:style-name="gr499" draw:text-style-name="P27" draw:layer="layout" svg:x1="13.5cm" svg:y1="15cm" svg:x2="13.5cm" svg:y2="16.75cm">
          <text:p/>
        </draw:line>
        <draw:line draw:style-name="gr500" draw:text-style-name="P27" draw:layer="layout" svg:x1="15cm" svg:y1="16.5cm" svg:x2="14cm" svg:y2="17.25cm">
          <text:p/>
        </draw:line>
        <draw:line draw:style-name="gr501" draw:text-style-name="P27" draw:layer="layout" svg:x1="16cm" svg:y1="15cm" svg:x2="13.75cm" svg:y2="16.5cm">
          <text:p/>
        </draw:line>
        <draw:line draw:style-name="gr502" draw:text-style-name="P27" draw:layer="layout" svg:x1="14.75cm" svg:y1="18.25cm" svg:x2="13.75cm" svg:y2="17.25cm">
          <text:p/>
        </draw:line>
        <draw:line draw:style-name="gr503" draw:text-style-name="P27" draw:layer="layout" svg:x1="21cm" svg:y1="16.25cm" svg:x2="22.5cm" svg:y2="17cm">
          <text:p/>
        </draw:line>
        <draw:line draw:style-name="gr504" draw:text-style-name="P27" draw:layer="layout" svg:x1="21.5cm" svg:y1="18cm" svg:x2="22.75cm" svg:y2="17cm">
          <text:p/>
        </draw:line>
        <draw:line draw:style-name="gr505" draw:text-style-name="P27" draw:layer="layout" svg:x1="24cm" svg:y1="18.25cm" svg:x2="23cm" svg:y2="17cm">
          <text:p/>
        </draw:line>
        <draw:line draw:style-name="gr506" draw:text-style-name="P27" draw:layer="layout" svg:x1="23cm" svg:y1="14.75cm" svg:x2="22.75cm" svg:y2="16.75cm">
          <text:p/>
        </draw:line>
        <draw:line draw:style-name="gr507" draw:text-style-name="P27" draw:layer="layout" svg:x1="24.5cm" svg:y1="16.25cm" svg:x2="23cm" svg:y2="16.75cm">
          <text:p/>
        </draw:line>
        <draw:line draw:style-name="gr508" draw:text-style-name="P27" draw:layer="layout" svg:x1="26.5cm" svg:y1="16.75cm" svg:x2="23.25cm" svg:y2="17cm">
          <text:p/>
        </draw:line>
        <draw:line draw:style-name="gr509" draw:text-style-name="P27" draw:layer="layout" svg:x1="2cm" svg:y1="10.5cm" svg:x2="3.5cm" svg:y2="10cm">
          <text:p/>
        </draw:line>
        <draw:line draw:style-name="gr510" draw:text-style-name="P27" draw:layer="layout" svg:x1="5cm" svg:y1="10.75cm" svg:x2="3.75cm" svg:y2="10cm">
          <text:p/>
        </draw:line>
        <draw:line draw:style-name="gr511" draw:text-style-name="P27" draw:layer="layout" svg:x1="2.25cm" svg:y1="9cm" svg:x2="3.5cm" svg:y2="9.75cm">
          <text:p/>
        </draw:line>
        <draw:line draw:style-name="gr512" draw:text-style-name="P27" draw:layer="layout" svg:x1="4cm" svg:y1="7.5cm" svg:x2="3.75cm" svg:y2="9.5cm">
          <text:p/>
        </draw:line>
        <draw:line draw:style-name="gr513" draw:text-style-name="P27" draw:layer="layout" svg:x1="5.25cm" svg:y1="9cm" svg:x2="4cm" svg:y2="9.75cm">
          <text:p/>
        </draw:line>
        <draw:line draw:style-name="gr514" draw:text-style-name="P27" draw:layer="layout" svg:x1="7cm" svg:y1="10cm" svg:x2="4cm" svg:y2="10cm">
          <text:p/>
        </draw:line>
        <draw:line draw:style-name="gr515" draw:text-style-name="P27" draw:layer="layout" svg:x1="3.25cm" svg:y1="3.75cm" svg:x2="12.5cm" svg:y2="10.75cm">
          <text:p/>
        </draw:line>
        <draw:line draw:style-name="gr516" draw:text-style-name="P27" draw:layer="layout" svg:x1="13.5cm" svg:y1="4.25cm" svg:x2="13.5cm" svg:y2="2.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180deg" draw:border="10%"/>
    <draw:gradient draw:name="Dark_20_Grey_20_Linear_20_T" draw:display-name="Dark Grey Linear T" draw:style="linear" draw:start-color="#333333" draw:end-color="#999999" draw:start-intensity="100%" draw:end-intensity="100%" draw:angle="0deg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deg" draw:border="0%"/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2" draw:display-name="Gradient 12" draw:style="linear" draw:start-color="#3465a4" draw:end-color="#ffffff" draw:start-intensity="100%" draw:end-intensity="100%" draw:angle="0deg" draw:border="0%"/>
    <draw:gradient draw:name="Light_20_Red_20_Axial_20_H" draw:display-name="Light Red Axial H" draw:style="axial" draw:start-color="#f8e8ea" draw:end-color="#de8e96" draw:start-intensity="100%" draw:end-intensity="100%" draw:angle="18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VRT_20_Light_20_Linear_20_L" draw:display-name="VRT Light Linear L" draw:style="linear" draw:start-color="#0073bc" draw:end-color="#7fb9dd" draw:start-intensity="100%" draw:end-intensity="100%" draw:angle="180deg" draw:border="10%"/>
    <draw:gradient draw:name="VRT_20_Light_20_Linear_20_T" draw:display-name="VRT Light Linear T" draw:style="linear" draw:start-color="#0073bc" draw:end-color="#7fb9dd" draw:start-intensity="100%" draw:end-intensity="100%" draw:angle="0deg" draw:border="10%"/>
    <draw:gradient draw:name="VRT_20_Light_20_Square_20_BR" draw:display-name="VRT Light Square BR" draw:style="square" draw:cx="30%" draw:cy="30%" draw:start-color="#0073bc" draw:end-color="#7fb9dd" draw:start-intensity="100%" draw:end-intensity="100%" draw:angle="0deg" draw:border="0%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Linienspitzen_20_2" draw:display-name="Linienspitzen 2" svg:viewBox="0 0 20 13" svg:d="M0 13l10-13 10 13z"/>
    <draw:marker draw:name="Linienspitzen_20_3" draw:display-name="Linienspitzen 3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27T12:24:42.863000000</meta:creation-date>
    <dc:date>2020-08-28T02:42:57.989000000</dc:date>
    <meta:editing-duration>PT1H49M48S</meta:editing-duration>
    <meta:editing-cycles>4</meta:editing-cycles>
    <meta:generator>LibreOffice/7.0.0.3$Windows_X86_64 LibreOffice_project/8061b3e9204bef6b321a21033174034a5e2ea88e</meta:generator>
    <meta:document-statistic meta:object-count="587"/>
  </office:meta>
</office:document-meta>
</file>